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Calibri" svg:font-family="Calibri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wrap-option="wrap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wrap-option="wrap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style:vertical-align="middle" fo:wrap-option="wrap" style:cell-protect="none"/>
    </style:style>
    <style:style style:name="ce6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</style:style>
    <style:style style:name="ce7" style:family="table-cell" style:parent-style-name="Default" style:data-style-name="N38">
      <style:table-cell-properties fo:border="thin solid #000000" style:vertical-align="middle" fo:background-color="#FFFFFF" style:cell-protect="none" style:repeat-content="false"/>
      <style:paragraph-properties fo:text-align="end" fo:margin-right="0cm"/>
    </style:style>
    <style:style style:name="ce8" style:family="table-cell" style:parent-style-name="Default" style:data-style-name="N0">
      <style:table-cell-properties fo:border="thin solid #000000" style:vertical-align="middle" fo:background-color="transparent" style:cell-protect="none"/>
    </style:style>
    <style:style style:name="ce9" style:family="table-cell" style:parent-style-name="Default" style:data-style-name="N0">
      <style:table-cell-properties fo:border="thin solid #000000" style:vertical-align="automatic" fo:wrap-option="wrap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fo:border="thin solid #000000" style:vertical-align="automatic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9.63083333333333cm"/>
    </style:style>
    <style:style style:name="co2" style:family="table-column">
      <style:table-column-properties fo:break-before="auto" style:column-width="8.09625cm" style:use-optimal-column-width="true"/>
    </style:style>
    <style:style style:name="co3" style:family="table-column">
      <style:table-column-properties fo:break-before="auto" style:column-width="3.20145833333333cm" style:use-optimal-column-width="true"/>
    </style:style>
    <style:style style:name="co4" style:family="table-column">
      <style:table-column-properties fo:break-before="auto" style:column-width="2.80458333333333cm" style:use-optimal-column-width="true"/>
    </style:style>
    <style:style style:name="co5" style:family="table-column">
      <style:table-column-properties fo:break-before="auto" style:column-width="2.72520833333333cm" style:use-optimal-column-width="true"/>
    </style:style>
    <style:style style:name="co6" style:family="table-column">
      <style:table-column-properties fo:break-before="auto" style:column-width="2.67229166666667cm" style:use-optimal-column-width="true"/>
    </style:style>
    <style:style style:name="co7" style:family="table-column">
      <style:table-column-properties fo:break-before="auto" style:column-width="3.54541666666667cm"/>
    </style:style>
    <style:style style:name="co8" style:family="table-column">
      <style:table-column-properties fo:break-before="auto" style:column-width="2.936875cm" style:use-optimal-column-width="true"/>
    </style:style>
    <style:style style:name="co9" style:family="table-column">
      <style:table-column-properties fo:break-before="auto" style:column-width="3.86291666666667cm"/>
    </style:style>
    <style:style style:name="co10" style:family="table-column">
      <style:table-column-properties fo:break-before="auto" style:column-width="4.07458333333333cm"/>
    </style:style>
    <style:style style:name="co11" style:family="table-column">
      <style:table-column-properties fo:break-before="auto" style:column-width="3.91583333333333cm"/>
    </style:style>
    <style:style style:name="co12" style:family="table-column">
      <style:table-column-properties fo:break-before="auto" style:column-width="3.413125cm"/>
    </style:style>
    <style:style style:name="co13" style:family="table-column">
      <style:table-column-properties fo:break-before="auto" style:column-width="3.22791666666667cm"/>
    </style:style>
    <style:style style:name="co14" style:family="table-column">
      <style:table-column-properties fo:break-before="auto" style:column-width="3.12208333333333cm"/>
    </style:style>
    <style:style style:name="co15" style:family="table-column">
      <style:table-column-properties fo:break-before="auto" style:column-width="3.78354166666667cm"/>
    </style:style>
    <style:style style:name="co16" style:family="table-column">
      <style:table-column-properties fo:break-before="auto" style:column-width="2.96333333333333cm"/>
    </style:style>
    <style:style style:name="co17" style:family="table-column">
      <style:table-column-properties fo:break-before="auto" style:column-width="2.11666666666667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31.5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11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$A6)),ISBLANK(B6)))" style:apply-style-name="cf1" style:base-cell-address="Data_Sheet.B6"/>
      <style:map style:condition="is-true-formula(msoxl:AND(NOT(ISBLANK($A6)),ISBLANK(B6)))" style:apply-style-name="cf1" style:base-cell-address="Data_Sheet.B6"/>
    </style:style>
    <style:style style:name="ce12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$A5)),ISBLANK(B5)))" style:apply-style-name="cf1" style:base-cell-address="Data_Sheet.B5"/>
      <style:map style:condition="is-true-formula(msoxl:AND(NOT(ISBLANK($A5)),ISBLANK(B5)))" style:apply-style-name="cf1" style:base-cell-address="Data_Sheet.B5"/>
      <style:map style:condition="is-true-formula(msoxl:AND(NOT(ISBLANK($A5)),ISBLANK(B5)))" style:apply-style-name="cf1" style:base-cell-address="Data_Sheet.B5"/>
      <style:map style:condition="is-true-formula(msoxl:AND(NOT(ISBLANK($A5)),ISBLANK(B5)))" style:apply-style-name="cf1" style:base-cell-address="Data_Sheet.B5"/>
    </style:style>
    <style:style style:name="ce13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$A4)),ISBLANK(B4)))" style:apply-style-name="cf1" style:base-cell-address="Data_Sheet.B4"/>
    </style:style>
    <style:style style:name="ce14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A6)),ISBLANK(C6)))" style:apply-style-name="cf1" style:base-cell-address="Data_Sheet.C6"/>
      <style:map style:condition="is-true-formula(msoxl:AND(NOT(ISBLANK(A6)),ISBLANK(C6)))" style:apply-style-name="cf1" style:base-cell-address="Data_Sheet.C6"/>
    </style:style>
    <style:style style:name="ce15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A4)),ISBLANK(C4)))" style:apply-style-name="cf1" style:base-cell-address="Data_Sheet.C4"/>
    </style:style>
    <style:style style:name="ce16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A5)),ISBLANK(C5)))" style:apply-style-name="cf1" style:base-cell-address="Data_Sheet.C5"/>
      <style:map style:condition="is-true-formula(msoxl:AND(NOT(ISBLANK(A5)),ISBLANK(C5)))" style:apply-style-name="cf1" style:base-cell-address="Data_Sheet.C5"/>
      <style:map style:condition="is-true-formula(msoxl:AND(NOT(ISBLANK(A5)),ISBLANK(C5)))" style:apply-style-name="cf1" style:base-cell-address="Data_Sheet.C5"/>
      <style:map style:condition="is-true-formula(msoxl:AND(NOT(ISBLANK(A5)),ISBLANK(C5)))" style:apply-style-name="cf1" style:base-cell-address="Data_Sheet.C5"/>
    </style:style>
    <style:style style:name="ce17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$A8)),ISBLANK(B8)))" style:apply-style-name="cf1" style:base-cell-address="Data_Sheet.B8"/>
      <style:map style:condition="is-true-formula(msoxl:AND(NOT(ISBLANK($A8)),ISBLANK(B8)))" style:apply-style-name="cf1" style:base-cell-address="Data_Sheet.B8"/>
    </style:style>
    <style:style style:name="ce18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$A7)),ISBLANK(B7)))" style:apply-style-name="cf1" style:base-cell-address="Data_Sheet.B7"/>
      <style:map style:condition="is-true-formula(msoxl:AND(NOT(ISBLANK($A7)),ISBLANK(B7)))" style:apply-style-name="cf1" style:base-cell-address="Data_Sheet.B7"/>
    </style:style>
    <style:style style:name="ce19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$A8)),ISBLANK(B8)))" style:apply-style-name="cf1" style:base-cell-address="Data_Sheet.B8"/>
      <style:map style:condition="is-true-formula(msoxl:AND(NOT(ISBLANK($A9)),ISBLANK(B9)))" style:apply-style-name="cf1" style:base-cell-address="Data_Sheet.B9"/>
      <style:map style:condition="is-true-formula(msoxl:AND(NOT(ISBLANK($A9)),ISBLANK(B9)))" style:apply-style-name="cf1" style:base-cell-address="Data_Sheet.B9"/>
    </style:style>
    <style:style style:name="ce20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A8)),ISBLANK(C8)))" style:apply-style-name="cf1" style:base-cell-address="Data_Sheet.C8"/>
      <style:map style:condition="is-true-formula(msoxl:AND(NOT(ISBLANK(A8)),ISBLANK(C8)))" style:apply-style-name="cf1" style:base-cell-address="Data_Sheet.C8"/>
    </style:style>
    <style:style style:name="ce21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A7)),ISBLANK(C7)))" style:apply-style-name="cf1" style:base-cell-address="Data_Sheet.C7"/>
      <style:map style:condition="is-true-formula(msoxl:AND(NOT(ISBLANK(A7)),ISBLANK(C7)))" style:apply-style-name="cf1" style:base-cell-address="Data_Sheet.C7"/>
    </style:style>
    <style:style style:name="ce22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E6)),ISBLANK(D6)))" style:apply-style-name="cf1" style:base-cell-address="Data_Sheet.D6"/>
      <style:map style:condition="is-true-formula(msoxl:AND(NOT(ISBLANK(E6)),ISBLANK(D6)))" style:apply-style-name="cf1" style:base-cell-address="Data_Sheet.D6"/>
      <style:map style:condition="is-true-formula(msoxl:AND(NOT(ISBLANK(E6)),ISBLANK(D6)))" style:apply-style-name="cf1" style:base-cell-address="Data_Sheet.D6"/>
      <style:map style:condition="is-true-formula(msoxl:AND(NOT(ISBLANK(E6)),ISBLANK(D6)))" style:apply-style-name="cf1" style:base-cell-address="Data_Sheet.D6"/>
      <style:map style:condition="is-true-formula(msoxl:AND(NOT(ISBLANK(E6)),ISBLANK(D6)))" style:apply-style-name="cf1" style:base-cell-address="Data_Sheet.D6"/>
      <style:map style:condition="is-true-formula(msoxl:AND(NOT(ISBLANK(E6)),ISBLANK(D6)))" style:apply-style-name="cf1" style:base-cell-address="Data_Sheet.D6"/>
      <style:map style:condition="is-true-formula(msoxl:AND(NOT(ISBLANK(E6)),ISBLANK(D6)))" style:apply-style-name="cf1" style:base-cell-address="Data_Sheet.D6"/>
      <style:map style:condition="is-true-formula(msoxl:AND(NOT(ISBLANK(E6)),ISBLANK(D6)))" style:apply-style-name="cf1" style:base-cell-address="Data_Sheet.D6"/>
      <style:map style:condition="is-true-formula(msoxl:AND(NOT(ISBLANK(E6)),ISBLANK(D6)))" style:apply-style-name="cf1" style:base-cell-address="Data_Sheet.D6"/>
      <style:map style:condition="is-true-formula(msoxl:AND(NOT(ISBLANK(E6)),ISBLANK(D6)))" style:apply-style-name="cf1" style:base-cell-address="Data_Sheet.D6"/>
    </style:style>
    <style:style style:name="ce23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E4)),ISBLANK(D4)))" style:apply-style-name="cf1" style:base-cell-address="Data_Sheet.D4"/>
      <style:map style:condition="is-true-formula(msoxl:AND(NOT(ISBLANK(E4)),ISBLANK(D4)))" style:apply-style-name="cf1" style:base-cell-address="Data_Sheet.D4"/>
      <style:map style:condition="is-true-formula(msoxl:AND(NOT(ISBLANK(E4)),ISBLANK(D4)))" style:apply-style-name="cf1" style:base-cell-address="Data_Sheet.D4"/>
    </style:style>
    <style:style style:name="ce24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E5)),ISBLANK(D5)))" style:apply-style-name="cf1" style:base-cell-address="Data_Sheet.D5"/>
      <style:map style:condition="is-true-formula(msoxl:AND(NOT(ISBLANK(E5)),ISBLANK(D5)))" style:apply-style-name="cf1" style:base-cell-address="Data_Sheet.D5"/>
      <style:map style:condition="is-true-formula(msoxl:AND(NOT(ISBLANK(E5)),ISBLANK(D5)))" style:apply-style-name="cf1" style:base-cell-address="Data_Sheet.D5"/>
      <style:map style:condition="is-true-formula(msoxl:AND(NOT(ISBLANK(E5)),ISBLANK(D5)))" style:apply-style-name="cf1" style:base-cell-address="Data_Sheet.D5"/>
      <style:map style:condition="is-true-formula(msoxl:AND(NOT(ISBLANK(E5)),ISBLANK(D5)))" style:apply-style-name="cf1" style:base-cell-address="Data_Sheet.D5"/>
      <style:map style:condition="is-true-formula(msoxl:AND(NOT(ISBLANK(E5)),ISBLANK(D5)))" style:apply-style-name="cf1" style:base-cell-address="Data_Sheet.D5"/>
      <style:map style:condition="is-true-formula(msoxl:AND(NOT(ISBLANK(E5)),ISBLANK(D5)))" style:apply-style-name="cf1" style:base-cell-address="Data_Sheet.D5"/>
      <style:map style:condition="is-true-formula(msoxl:AND(NOT(ISBLANK(E5)),ISBLANK(D5)))" style:apply-style-name="cf1" style:base-cell-address="Data_Sheet.D5"/>
      <style:map style:condition="is-true-formula(msoxl:AND(NOT(ISBLANK(E5)),ISBLANK(D5)))" style:apply-style-name="cf1" style:base-cell-address="Data_Sheet.D5"/>
      <style:map style:condition="is-true-formula(msoxl:AND(NOT(ISBLANK(E5)),ISBLANK(D5)))" style:apply-style-name="cf1" style:base-cell-address="Data_Sheet.D5"/>
    </style:style>
    <style:style style:name="ce25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D6)),ISBLANK(E6)))" style:apply-style-name="cf1" style:base-cell-address="Data_Sheet.E6"/>
      <style:map style:condition="is-true-formula(msoxl:AND(NOT(ISBLANK(D6)),ISBLANK(E6)))" style:apply-style-name="cf1" style:base-cell-address="Data_Sheet.E6"/>
      <style:map style:condition="is-true-formula(msoxl:AND(NOT(ISBLANK(D6)),ISBLANK(E6)))" style:apply-style-name="cf1" style:base-cell-address="Data_Sheet.E6"/>
      <style:map style:condition="is-true-formula(msoxl:AND(NOT(ISBLANK(D6)),ISBLANK(E6)))" style:apply-style-name="cf1" style:base-cell-address="Data_Sheet.E6"/>
      <style:map style:condition="is-true-formula(msoxl:AND(NOT(ISBLANK(D6)),ISBLANK(E6)))" style:apply-style-name="cf1" style:base-cell-address="Data_Sheet.E6"/>
      <style:map style:condition="is-true-formula(msoxl:AND(NOT(ISBLANK(D6)),ISBLANK(E6)))" style:apply-style-name="cf1" style:base-cell-address="Data_Sheet.E6"/>
      <style:map style:condition="is-true-formula(msoxl:AND(NOT(ISBLANK(D6)),ISBLANK(E6)))" style:apply-style-name="cf1" style:base-cell-address="Data_Sheet.E6"/>
      <style:map style:condition="is-true-formula(msoxl:AND(NOT(ISBLANK(D6)),ISBLANK(E6)))" style:apply-style-name="cf1" style:base-cell-address="Data_Sheet.E6"/>
      <style:map style:condition="is-true-formula(msoxl:AND(NOT(ISBLANK(D6)),ISBLANK(E6)))" style:apply-style-name="cf1" style:base-cell-address="Data_Sheet.E6"/>
      <style:map style:condition="is-true-formula(msoxl:AND(NOT(ISBLANK(F6)),ISBLANK(E6)))" style:apply-style-name="cf1" style:base-cell-address="Data_Sheet.E6"/>
      <style:map style:condition="is-true-formula(msoxl:AND(NOT(ISBLANK(D6)),ISBLANK(E6)))" style:apply-style-name="cf1" style:base-cell-address="Data_Sheet.E6"/>
      <style:map style:condition="is-true-formula(msoxl:AND(NOT(ISBLANK(D6)),ISBLANK(E6)))" style:apply-style-name="cf1" style:base-cell-address="Data_Sheet.E6"/>
    </style:style>
    <style:style style:name="ce26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D5)),ISBLANK(E5)))" style:apply-style-name="cf1" style:base-cell-address="Data_Sheet.E5"/>
      <style:map style:condition="is-true-formula(msoxl:AND(NOT(ISBLANK(F5)),ISBLANK(E5)))" style:apply-style-name="cf1" style:base-cell-address="Data_Sheet.E5"/>
      <style:map style:condition="is-true-formula(msoxl:AND(NOT(ISBLANK(D5)),ISBLANK(E5)))" style:apply-style-name="cf1" style:base-cell-address="Data_Sheet.E5"/>
      <style:map style:condition="is-true-formula(msoxl:AND(NOT(ISBLANK(D5)),ISBLANK(E5)))" style:apply-style-name="cf1" style:base-cell-address="Data_Sheet.E5"/>
      <style:map style:condition="is-true-formula(msoxl:AND(NOT(ISBLANK(D5)),ISBLANK(E5)))" style:apply-style-name="cf1" style:base-cell-address="Data_Sheet.E5"/>
      <style:map style:condition="is-true-formula(msoxl:AND(NOT(ISBLANK(D5)),ISBLANK(E5)))" style:apply-style-name="cf1" style:base-cell-address="Data_Sheet.E5"/>
      <style:map style:condition="is-true-formula(msoxl:AND(NOT(ISBLANK(D5)),ISBLANK(E5)))" style:apply-style-name="cf1" style:base-cell-address="Data_Sheet.E5"/>
      <style:map style:condition="is-true-formula(msoxl:AND(NOT(ISBLANK(D5)),ISBLANK(E5)))" style:apply-style-name="cf1" style:base-cell-address="Data_Sheet.E5"/>
      <style:map style:condition="is-true-formula(msoxl:AND(NOT(ISBLANK(D5)),ISBLANK(E5)))" style:apply-style-name="cf1" style:base-cell-address="Data_Sheet.E5"/>
      <style:map style:condition="is-true-formula(msoxl:AND(NOT(ISBLANK(D5)),ISBLANK(E5)))" style:apply-style-name="cf1" style:base-cell-address="Data_Sheet.E5"/>
      <style:map style:condition="is-true-formula(msoxl:AND(NOT(ISBLANK(D5)),ISBLANK(E5)))" style:apply-style-name="cf1" style:base-cell-address="Data_Sheet.E5"/>
    </style:style>
    <style:style style:name="ce27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D4)),ISBLANK(E4)))" style:apply-style-name="cf1" style:base-cell-address="Data_Sheet.E4"/>
      <style:map style:condition="is-true-formula(msoxl:AND(NOT(ISBLANK(D4)),ISBLANK(E4)))" style:apply-style-name="cf1" style:base-cell-address="Data_Sheet.E4"/>
      <style:map style:condition="is-true-formula(msoxl:AND(NOT(ISBLANK(D4)),ISBLANK(E4)))" style:apply-style-name="cf1" style:base-cell-address="Data_Sheet.E4"/>
    </style:style>
    <style:style style:name="ce28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E8)),ISBLANK(D8)))" style:apply-style-name="cf1" style:base-cell-address="Data_Sheet.D8"/>
      <style:map style:condition="is-true-formula(msoxl:AND(NOT(ISBLANK(E8)),ISBLANK(D8)))" style:apply-style-name="cf1" style:base-cell-address="Data_Sheet.D8"/>
      <style:map style:condition="is-true-formula(msoxl:AND(NOT(ISBLANK(E8)),ISBLANK(D8)))" style:apply-style-name="cf1" style:base-cell-address="Data_Sheet.D8"/>
      <style:map style:condition="is-true-formula(msoxl:AND(NOT(ISBLANK(E8)),ISBLANK(D8)))" style:apply-style-name="cf1" style:base-cell-address="Data_Sheet.D8"/>
    </style:style>
    <style:style style:name="ce29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E7)),ISBLANK(D7)))" style:apply-style-name="cf1" style:base-cell-address="Data_Sheet.D7"/>
      <style:map style:condition="is-true-formula(msoxl:AND(NOT(ISBLANK(E7)),ISBLANK(D7)))" style:apply-style-name="cf1" style:base-cell-address="Data_Sheet.D7"/>
      <style:map style:condition="is-true-formula(msoxl:AND(NOT(ISBLANK(E7)),ISBLANK(D7)))" style:apply-style-name="cf1" style:base-cell-address="Data_Sheet.D7"/>
      <style:map style:condition="is-true-formula(msoxl:AND(NOT(ISBLANK(E7)),ISBLANK(D7)))" style:apply-style-name="cf1" style:base-cell-address="Data_Sheet.D7"/>
      <style:map style:condition="is-true-formula(msoxl:AND(NOT(ISBLANK(E7)),ISBLANK(D7)))" style:apply-style-name="cf1" style:base-cell-address="Data_Sheet.D7"/>
      <style:map style:condition="is-true-formula(msoxl:AND(NOT(ISBLANK(E7)),ISBLANK(D7)))" style:apply-style-name="cf1" style:base-cell-address="Data_Sheet.D7"/>
      <style:map style:condition="is-true-formula(msoxl:AND(NOT(ISBLANK(E7)),ISBLANK(D7)))" style:apply-style-name="cf1" style:base-cell-address="Data_Sheet.D7"/>
      <style:map style:condition="is-true-formula(msoxl:AND(NOT(ISBLANK(E7)),ISBLANK(D7)))" style:apply-style-name="cf1" style:base-cell-address="Data_Sheet.D7"/>
      <style:map style:condition="is-true-formula(msoxl:AND(NOT(ISBLANK(E7)),ISBLANK(D7)))" style:apply-style-name="cf1" style:base-cell-address="Data_Sheet.D7"/>
      <style:map style:condition="is-true-formula(msoxl:AND(NOT(ISBLANK(E7)),ISBLANK(D7)))" style:apply-style-name="cf1" style:base-cell-address="Data_Sheet.D7"/>
      <style:map style:condition="is-true-formula(msoxl:AND(NOT(ISBLANK(E7)),ISBLANK(D7)))" style:apply-style-name="cf1" style:base-cell-address="Data_Sheet.D7"/>
      <style:map style:condition="is-true-formula(msoxl:AND(NOT(ISBLANK(E7)),ISBLANK(D7)))" style:apply-style-name="cf1" style:base-cell-address="Data_Sheet.D7"/>
      <style:map style:condition="is-true-formula(msoxl:AND(NOT(ISBLANK(E7)),ISBLANK(D7)))" style:apply-style-name="cf1" style:base-cell-address="Data_Sheet.D7"/>
      <style:map style:condition="is-true-formula(msoxl:AND(NOT(ISBLANK(E7)),ISBLANK(D7)))" style:apply-style-name="cf1" style:base-cell-address="Data_Sheet.D7"/>
      <style:map style:condition="is-true-formula(msoxl:AND(NOT(ISBLANK(E7)),ISBLANK(D7)))" style:apply-style-name="cf1" style:base-cell-address="Data_Sheet.D7"/>
      <style:map style:condition="is-true-formula(msoxl:AND(NOT(ISBLANK(E7)),ISBLANK(D7)))" style:apply-style-name="cf1" style:base-cell-address="Data_Sheet.D7"/>
      <style:map style:condition="is-true-formula(msoxl:AND(NOT(ISBLANK(E7)),ISBLANK(D7)))" style:apply-style-name="cf1" style:base-cell-address="Data_Sheet.D7"/>
      <style:map style:condition="is-true-formula(msoxl:AND(NOT(ISBLANK(E7)),ISBLANK(D7)))" style:apply-style-name="cf1" style:base-cell-address="Data_Sheet.D7"/>
      <style:map style:condition="is-true-formula(msoxl:AND(NOT(ISBLANK(E7)),ISBLANK(D7)))" style:apply-style-name="cf1" style:base-cell-address="Data_Sheet.D7"/>
    </style:style>
    <style:style style:name="ce30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E9)),ISBLANK(D9)))" style:apply-style-name="cf1" style:base-cell-address="Data_Sheet.D9"/>
      <style:map style:condition="is-true-formula(msoxl:AND(NOT(ISBLANK(E9)),ISBLANK(D9)))" style:apply-style-name="cf1" style:base-cell-address="Data_Sheet.D9"/>
      <style:map style:condition="is-true-formula(msoxl:AND(NOT(ISBLANK(E9)),ISBLANK(D9)))" style:apply-style-name="cf1" style:base-cell-address="Data_Sheet.D9"/>
      <style:map style:condition="is-true-formula(msoxl:AND(NOT(ISBLANK(E9)),ISBLANK(D9)))" style:apply-style-name="cf1" style:base-cell-address="Data_Sheet.D9"/>
      <style:map style:condition="is-true-formula(msoxl:AND(NOT(ISBLANK(E9)),ISBLANK(D9)))" style:apply-style-name="cf1" style:base-cell-address="Data_Sheet.D9"/>
    </style:style>
    <style:style style:name="ce31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D8)),ISBLANK(E8)))" style:apply-style-name="cf1" style:base-cell-address="Data_Sheet.E8"/>
      <style:map style:condition="is-true-formula(msoxl:AND(NOT(ISBLANK(D8)),ISBLANK(E8)))" style:apply-style-name="cf1" style:base-cell-address="Data_Sheet.E8"/>
      <style:map style:condition="is-true-formula(msoxl:AND(NOT(ISBLANK(D8)),ISBLANK(E8)))" style:apply-style-name="cf1" style:base-cell-address="Data_Sheet.E8"/>
      <style:map style:condition="is-true-formula(msoxl:AND(NOT(ISBLANK(D8)),ISBLANK(E8)))" style:apply-style-name="cf1" style:base-cell-address="Data_Sheet.E8"/>
      <style:map style:condition="is-true-formula(msoxl:AND(NOT(ISBLANK(D8)),ISBLANK(E8)))" style:apply-style-name="cf1" style:base-cell-address="Data_Sheet.E8"/>
    </style:style>
    <style:style style:name="ce32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D7)),ISBLANK(E7)))" style:apply-style-name="cf1" style:base-cell-address="Data_Sheet.E7"/>
      <style:map style:condition="is-true-formula(msoxl:AND(NOT(ISBLANK(D7)),ISBLANK(E7)))" style:apply-style-name="cf1" style:base-cell-address="Data_Sheet.E7"/>
      <style:map style:condition="is-true-formula(msoxl:AND(NOT(ISBLANK(D7)),ISBLANK(E7)))" style:apply-style-name="cf1" style:base-cell-address="Data_Sheet.E7"/>
      <style:map style:condition="is-true-formula(msoxl:AND(NOT(ISBLANK(D7)),ISBLANK(E7)))" style:apply-style-name="cf1" style:base-cell-address="Data_Sheet.E7"/>
      <style:map style:condition="is-true-formula(msoxl:AND(NOT(ISBLANK(D7)),ISBLANK(E7)))" style:apply-style-name="cf1" style:base-cell-address="Data_Sheet.E7"/>
      <style:map style:condition="is-true-formula(msoxl:AND(NOT(ISBLANK(D7)),ISBLANK(E7)))" style:apply-style-name="cf1" style:base-cell-address="Data_Sheet.E7"/>
      <style:map style:condition="is-true-formula(msoxl:AND(NOT(ISBLANK(D7)),ISBLANK(E7)))" style:apply-style-name="cf1" style:base-cell-address="Data_Sheet.E7"/>
      <style:map style:condition="is-true-formula(msoxl:AND(NOT(ISBLANK(D7)),ISBLANK(E7)))" style:apply-style-name="cf1" style:base-cell-address="Data_Sheet.E7"/>
      <style:map style:condition="is-true-formula(msoxl:AND(NOT(ISBLANK(D7)),ISBLANK(E7)))" style:apply-style-name="cf1" style:base-cell-address="Data_Sheet.E7"/>
      <style:map style:condition="is-true-formula(msoxl:AND(NOT(ISBLANK(D7)),ISBLANK(E7)))" style:apply-style-name="cf1" style:base-cell-address="Data_Sheet.E7"/>
      <style:map style:condition="is-true-formula(msoxl:AND(NOT(ISBLANK(D7)),ISBLANK(E7)))" style:apply-style-name="cf1" style:base-cell-address="Data_Sheet.E7"/>
      <style:map style:condition="is-true-formula(msoxl:AND(NOT(ISBLANK(D7)),ISBLANK(E7)))" style:apply-style-name="cf1" style:base-cell-address="Data_Sheet.E7"/>
      <style:map style:condition="is-true-formula(msoxl:AND(NOT(ISBLANK(D7)),ISBLANK(E7)))" style:apply-style-name="cf1" style:base-cell-address="Data_Sheet.E7"/>
      <style:map style:condition="is-true-formula(msoxl:AND(NOT(ISBLANK(D7)),ISBLANK(E7)))" style:apply-style-name="cf1" style:base-cell-address="Data_Sheet.E7"/>
      <style:map style:condition="is-true-formula(msoxl:AND(NOT(ISBLANK(D7)),ISBLANK(E7)))" style:apply-style-name="cf1" style:base-cell-address="Data_Sheet.E7"/>
      <style:map style:condition="is-true-formula(msoxl:AND(NOT(ISBLANK(D7)),ISBLANK(E7)))" style:apply-style-name="cf1" style:base-cell-address="Data_Sheet.E7"/>
      <style:map style:condition="is-true-formula(msoxl:AND(NOT(ISBLANK(D7)),ISBLANK(E7)))" style:apply-style-name="cf1" style:base-cell-address="Data_Sheet.E7"/>
      <style:map style:condition="is-true-formula(msoxl:AND(NOT(ISBLANK(D7)),ISBLANK(E7)))" style:apply-style-name="cf1" style:base-cell-address="Data_Sheet.E7"/>
      <style:map style:condition="is-true-formula(msoxl:AND(NOT(ISBLANK(D7)),ISBLANK(E7)))" style:apply-style-name="cf1" style:base-cell-address="Data_Sheet.E7"/>
      <style:map style:condition="is-true-formula(msoxl:AND(NOT(ISBLANK(D7)),ISBLANK(E7)))" style:apply-style-name="cf1" style:base-cell-address="Data_Sheet.E7"/>
    </style:style>
    <style:style style:name="ce33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D9)),ISBLANK(E9)))" style:apply-style-name="cf1" style:base-cell-address="Data_Sheet.E9"/>
      <style:map style:condition="is-true-formula(msoxl:AND(NOT(ISBLANK(D9)),ISBLANK(E9)))" style:apply-style-name="cf1" style:base-cell-address="Data_Sheet.E9"/>
      <style:map style:condition="is-true-formula(msoxl:AND(NOT(ISBLANK(D9)),ISBLANK(E9)))" style:apply-style-name="cf1" style:base-cell-address="Data_Sheet.E9"/>
      <style:map style:condition="is-true-formula(msoxl:AND(NOT(ISBLANK(D9)),ISBLANK(E9)))" style:apply-style-name="cf1" style:base-cell-address="Data_Sheet.E9"/>
      <style:map style:condition="is-true-formula(msoxl:AND(NOT(ISBLANK(D9)),ISBLANK(E9)))" style:apply-style-name="cf1" style:base-cell-address="Data_Sheet.E9"/>
      <style:map style:condition="is-true-formula(msoxl:AND(NOT(ISBLANK(D9)),ISBLANK(E9)))" style:apply-style-name="cf1" style:base-cell-address="Data_Sheet.E9"/>
    </style:style>
    <style:style style:name="ce34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G6)),ISBLANK(F6)))" style:apply-style-name="cf1" style:base-cell-address="Data_Sheet.F6"/>
      <style:map style:condition="is-true-formula(msoxl:AND(NOT(ISBLANK(G6)),ISBLANK(F6)))" style:apply-style-name="cf1" style:base-cell-address="Data_Sheet.F6"/>
      <style:map style:condition="is-true-formula(msoxl:AND(NOT(ISBLANK(G6)),ISBLANK(F6)))" style:apply-style-name="cf1" style:base-cell-address="Data_Sheet.F6"/>
      <style:map style:condition="is-true-formula(msoxl:AND(NOT(ISBLANK(G6)),ISBLANK(F6)))" style:apply-style-name="cf1" style:base-cell-address="Data_Sheet.F6"/>
      <style:map style:condition="is-true-formula(msoxl:AND(NOT(ISBLANK(G6)),ISBLANK(F6)))" style:apply-style-name="cf1" style:base-cell-address="Data_Sheet.F6"/>
      <style:map style:condition="is-true-formula(msoxl:AND(NOT(ISBLANK(G6)),ISBLANK(F6)))" style:apply-style-name="cf1" style:base-cell-address="Data_Sheet.F6"/>
      <style:map style:condition="is-true-formula(msoxl:AND(NOT(ISBLANK(G6)),ISBLANK(F6)))" style:apply-style-name="cf1" style:base-cell-address="Data_Sheet.F6"/>
      <style:map style:condition="is-true-formula(msoxl:AND(NOT(ISBLANK(G6)),ISBLANK(F6)))" style:apply-style-name="cf1" style:base-cell-address="Data_Sheet.F6"/>
      <style:map style:condition="is-true-formula(msoxl:AND(NOT(ISBLANK(G6)),ISBLANK(F6)))" style:apply-style-name="cf1" style:base-cell-address="Data_Sheet.F6"/>
      <style:map style:condition="is-true-formula(msoxl:AND(NOT(ISBLANK(G6)),ISBLANK(F6)))" style:apply-style-name="cf1" style:base-cell-address="Data_Sheet.F6"/>
      <style:map style:condition="is-true-formula(msoxl:AND(NOT(ISBLANK(G6)),ISBLANK(F6)))" style:apply-style-name="cf1" style:base-cell-address="Data_Sheet.F6"/>
      <style:map style:condition="is-true-formula(msoxl:AND(NOT(ISBLANK(G6)),ISBLANK(F6)))" style:apply-style-name="cf1" style:base-cell-address="Data_Sheet.F6"/>
    </style:style>
    <style:style style:name="ce35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G5)),ISBLANK(F5)))" style:apply-style-name="cf1" style:base-cell-address="Data_Sheet.F5"/>
      <style:map style:condition="is-true-formula(msoxl:AND(NOT(ISBLANK(G5)),ISBLANK(F5)))" style:apply-style-name="cf1" style:base-cell-address="Data_Sheet.F5"/>
      <style:map style:condition="is-true-formula(msoxl:AND(NOT(ISBLANK(G5)),ISBLANK(F5)))" style:apply-style-name="cf1" style:base-cell-address="Data_Sheet.F5"/>
      <style:map style:condition="is-true-formula(msoxl:AND(NOT(ISBLANK(G5)),ISBLANK(F5)))" style:apply-style-name="cf1" style:base-cell-address="Data_Sheet.F5"/>
      <style:map style:condition="is-true-formula(msoxl:AND(NOT(ISBLANK(G5)),ISBLANK(F5)))" style:apply-style-name="cf1" style:base-cell-address="Data_Sheet.F5"/>
      <style:map style:condition="is-true-formula(msoxl:AND(NOT(ISBLANK(G5)),ISBLANK(F5)))" style:apply-style-name="cf1" style:base-cell-address="Data_Sheet.F5"/>
      <style:map style:condition="is-true-formula(msoxl:AND(NOT(ISBLANK(G5)),ISBLANK(F5)))" style:apply-style-name="cf1" style:base-cell-address="Data_Sheet.F5"/>
      <style:map style:condition="is-true-formula(msoxl:AND(NOT(ISBLANK(G5)),ISBLANK(F5)))" style:apply-style-name="cf1" style:base-cell-address="Data_Sheet.F5"/>
      <style:map style:condition="is-true-formula(msoxl:AND(NOT(ISBLANK(G5)),ISBLANK(F5)))" style:apply-style-name="cf1" style:base-cell-address="Data_Sheet.F5"/>
      <style:map style:condition="is-true-formula(msoxl:AND(NOT(ISBLANK(G5)),ISBLANK(F5)))" style:apply-style-name="cf1" style:base-cell-address="Data_Sheet.F5"/>
      <style:map style:condition="is-true-formula(msoxl:AND(NOT(ISBLANK(G5)),ISBLANK(F5)))" style:apply-style-name="cf1" style:base-cell-address="Data_Sheet.F5"/>
    </style:style>
    <style:style style:name="ce36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G4)),ISBLANK(F4)))" style:apply-style-name="cf1" style:base-cell-address="Data_Sheet.F4"/>
      <style:map style:condition="is-true-formula(msoxl:AND(NOT(ISBLANK(G4)),ISBLANK(F4)))" style:apply-style-name="cf1" style:base-cell-address="Data_Sheet.F4"/>
      <style:map style:condition="is-true-formula(msoxl:AND(NOT(ISBLANK(G4)),ISBLANK(F4)))" style:apply-style-name="cf1" style:base-cell-address="Data_Sheet.F4"/>
    </style:style>
    <style:style style:name="ce37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H5)),ISBLANK(G5)))" style:apply-style-name="cf1" style:base-cell-address="Data_Sheet.G5"/>
      <style:map style:condition="is-true-formula(msoxl:AND(NOT(ISBLANK(F5)),ISBLANK(G5)))" style:apply-style-name="cf1" style:base-cell-address="Data_Sheet.G5"/>
      <style:map style:condition="is-true-formula(msoxl:AND(NOT(ISBLANK(F5)),ISBLANK(G5)))" style:apply-style-name="cf1" style:base-cell-address="Data_Sheet.G5"/>
      <style:map style:condition="is-true-formula(msoxl:AND(NOT(ISBLANK(F5)),ISBLANK(G5)))" style:apply-style-name="cf1" style:base-cell-address="Data_Sheet.G5"/>
      <style:map style:condition="is-true-formula(msoxl:AND(NOT(ISBLANK(F5)),ISBLANK(G5)))" style:apply-style-name="cf1" style:base-cell-address="Data_Sheet.G5"/>
      <style:map style:condition="is-true-formula(msoxl:AND(NOT(ISBLANK(F5)),ISBLANK(G5)))" style:apply-style-name="cf1" style:base-cell-address="Data_Sheet.G5"/>
      <style:map style:condition="is-true-formula(msoxl:AND(NOT(ISBLANK(F5)),ISBLANK(G5)))" style:apply-style-name="cf1" style:base-cell-address="Data_Sheet.G5"/>
      <style:map style:condition="is-true-formula(msoxl:AND(NOT(ISBLANK(F5)),ISBLANK(G5)))" style:apply-style-name="cf1" style:base-cell-address="Data_Sheet.G5"/>
      <style:map style:condition="is-true-formula(msoxl:AND(NOT(ISBLANK(F5)),ISBLANK(G5)))" style:apply-style-name="cf1" style:base-cell-address="Data_Sheet.G5"/>
      <style:map style:condition="is-true-formula(msoxl:AND(NOT(ISBLANK(F5)),ISBLANK(G5)))" style:apply-style-name="cf1" style:base-cell-address="Data_Sheet.G5"/>
      <style:map style:condition="is-true-formula(msoxl:AND(NOT(ISBLANK(F5)),ISBLANK(G5)))" style:apply-style-name="cf1" style:base-cell-address="Data_Sheet.G5"/>
      <style:map style:condition="is-true-formula(msoxl:AND(NOT(ISBLANK(F5)),ISBLANK(G5)))" style:apply-style-name="cf1" style:base-cell-address="Data_Sheet.G5"/>
      <style:map style:condition="is-true-formula(msoxl:AND(NOT(ISBLANK(F5)),ISBLANK(G5)))" style:apply-style-name="cf1" style:base-cell-address="Data_Sheet.G5"/>
    </style:style>
    <style:style style:name="ce38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F6)),ISBLANK(G6)))" style:apply-style-name="cf1" style:base-cell-address="Data_Sheet.G6"/>
      <style:map style:condition="is-true-formula(msoxl:AND(NOT(ISBLANK(F6)),ISBLANK(G6)))" style:apply-style-name="cf1" style:base-cell-address="Data_Sheet.G6"/>
      <style:map style:condition="is-true-formula(msoxl:AND(NOT(ISBLANK(F6)),ISBLANK(G6)))" style:apply-style-name="cf1" style:base-cell-address="Data_Sheet.G6"/>
      <style:map style:condition="is-true-formula(msoxl:AND(NOT(ISBLANK(F6)),ISBLANK(G6)))" style:apply-style-name="cf1" style:base-cell-address="Data_Sheet.G6"/>
      <style:map style:condition="is-true-formula(msoxl:AND(NOT(ISBLANK(F6)),ISBLANK(G6)))" style:apply-style-name="cf1" style:base-cell-address="Data_Sheet.G6"/>
      <style:map style:condition="is-true-formula(msoxl:AND(NOT(ISBLANK(F6)),ISBLANK(G6)))" style:apply-style-name="cf1" style:base-cell-address="Data_Sheet.G6"/>
      <style:map style:condition="is-true-formula(msoxl:AND(NOT(ISBLANK(F6)),ISBLANK(G6)))" style:apply-style-name="cf1" style:base-cell-address="Data_Sheet.G6"/>
      <style:map style:condition="is-true-formula(msoxl:AND(NOT(ISBLANK(F6)),ISBLANK(G6)))" style:apply-style-name="cf1" style:base-cell-address="Data_Sheet.G6"/>
      <style:map style:condition="is-true-formula(msoxl:AND(NOT(ISBLANK(F6)),ISBLANK(G6)))" style:apply-style-name="cf1" style:base-cell-address="Data_Sheet.G6"/>
      <style:map style:condition="is-true-formula(msoxl:AND(NOT(ISBLANK(F6)),ISBLANK(G6)))" style:apply-style-name="cf1" style:base-cell-address="Data_Sheet.G6"/>
      <style:map style:condition="is-true-formula(msoxl:AND(NOT(ISBLANK(H6)),ISBLANK(G6)))" style:apply-style-name="cf1" style:base-cell-address="Data_Sheet.G6"/>
      <style:map style:condition="is-true-formula(msoxl:AND(NOT(ISBLANK(F6)),ISBLANK(G6)))" style:apply-style-name="cf1" style:base-cell-address="Data_Sheet.G6"/>
      <style:map style:condition="is-true-formula(msoxl:AND(NOT(ISBLANK(F6)),ISBLANK(G6)))" style:apply-style-name="cf1" style:base-cell-address="Data_Sheet.G6"/>
      <style:map style:condition="is-true-formula(msoxl:AND(NOT(ISBLANK(F6)),ISBLANK(G6)))" style:apply-style-name="cf1" style:base-cell-address="Data_Sheet.G6"/>
    </style:style>
    <style:style style:name="ce39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F4)),ISBLANK(G4)))" style:apply-style-name="cf1" style:base-cell-address="Data_Sheet.G4"/>
      <style:map style:condition="is-true-formula(msoxl:AND(NOT(ISBLANK(F4)),ISBLANK(G4)))" style:apply-style-name="cf1" style:base-cell-address="Data_Sheet.G4"/>
      <style:map style:condition="is-true-formula(msoxl:AND(NOT(ISBLANK(F4)),ISBLANK(G4)))" style:apply-style-name="cf1" style:base-cell-address="Data_Sheet.G4"/>
    </style:style>
    <style:style style:name="ce40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G9)),ISBLANK(F9)))" style:apply-style-name="cf1" style:base-cell-address="Data_Sheet.F9"/>
      <style:map style:condition="is-true-formula(msoxl:AND(NOT(ISBLANK(G9)),ISBLANK(F9)))" style:apply-style-name="cf1" style:base-cell-address="Data_Sheet.F9"/>
      <style:map style:condition="is-true-formula(msoxl:AND(NOT(ISBLANK(G9)),ISBLANK(F9)))" style:apply-style-name="cf1" style:base-cell-address="Data_Sheet.F9"/>
      <style:map style:condition="is-true-formula(msoxl:AND(NOT(ISBLANK(G9)),ISBLANK(F9)))" style:apply-style-name="cf1" style:base-cell-address="Data_Sheet.F9"/>
      <style:map style:condition="is-true-formula(msoxl:AND(NOT(ISBLANK(G9)),ISBLANK(F9)))" style:apply-style-name="cf1" style:base-cell-address="Data_Sheet.F9"/>
      <style:map style:condition="is-true-formula(msoxl:AND(NOT(ISBLANK(G9)),ISBLANK(F9)))" style:apply-style-name="cf1" style:base-cell-address="Data_Sheet.F9"/>
    </style:style>
    <style:style style:name="ce41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G8)),ISBLANK(F8)))" style:apply-style-name="cf1" style:base-cell-address="Data_Sheet.F8"/>
      <style:map style:condition="is-true-formula(msoxl:AND(NOT(ISBLANK(G8)),ISBLANK(F8)))" style:apply-style-name="cf1" style:base-cell-address="Data_Sheet.F8"/>
      <style:map style:condition="is-true-formula(msoxl:AND(NOT(ISBLANK(G8)),ISBLANK(F8)))" style:apply-style-name="cf1" style:base-cell-address="Data_Sheet.F8"/>
      <style:map style:condition="is-true-formula(msoxl:AND(NOT(ISBLANK(G8)),ISBLANK(F8)))" style:apply-style-name="cf1" style:base-cell-address="Data_Sheet.F8"/>
      <style:map style:condition="is-true-formula(msoxl:AND(NOT(ISBLANK(G8)),ISBLANK(F8)))" style:apply-style-name="cf1" style:base-cell-address="Data_Sheet.F8"/>
    </style:style>
    <style:style style:name="ce42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G7)),ISBLANK(F7)))" style:apply-style-name="cf1" style:base-cell-address="Data_Sheet.F7"/>
      <style:map style:condition="is-true-formula(msoxl:AND(NOT(ISBLANK(G7)),ISBLANK(F7)))" style:apply-style-name="cf1" style:base-cell-address="Data_Sheet.F7"/>
      <style:map style:condition="is-true-formula(msoxl:AND(NOT(ISBLANK(G7)),ISBLANK(F7)))" style:apply-style-name="cf1" style:base-cell-address="Data_Sheet.F7"/>
      <style:map style:condition="is-true-formula(msoxl:AND(NOT(ISBLANK(G7)),ISBLANK(F7)))" style:apply-style-name="cf1" style:base-cell-address="Data_Sheet.F7"/>
      <style:map style:condition="is-true-formula(msoxl:AND(NOT(ISBLANK(G7)),ISBLANK(F7)))" style:apply-style-name="cf1" style:base-cell-address="Data_Sheet.F7"/>
      <style:map style:condition="is-true-formula(msoxl:AND(NOT(ISBLANK(G7)),ISBLANK(F7)))" style:apply-style-name="cf1" style:base-cell-address="Data_Sheet.F7"/>
      <style:map style:condition="is-true-formula(msoxl:AND(NOT(ISBLANK(G7)),ISBLANK(F7)))" style:apply-style-name="cf1" style:base-cell-address="Data_Sheet.F7"/>
      <style:map style:condition="is-true-formula(msoxl:AND(NOT(ISBLANK(G7)),ISBLANK(F7)))" style:apply-style-name="cf1" style:base-cell-address="Data_Sheet.F7"/>
      <style:map style:condition="is-true-formula(msoxl:AND(NOT(ISBLANK(G7)),ISBLANK(F7)))" style:apply-style-name="cf1" style:base-cell-address="Data_Sheet.F7"/>
      <style:map style:condition="is-true-formula(msoxl:AND(NOT(ISBLANK(G7)),ISBLANK(F7)))" style:apply-style-name="cf1" style:base-cell-address="Data_Sheet.F7"/>
      <style:map style:condition="is-true-formula(msoxl:AND(NOT(ISBLANK(G7)),ISBLANK(F7)))" style:apply-style-name="cf1" style:base-cell-address="Data_Sheet.F7"/>
      <style:map style:condition="is-true-formula(msoxl:AND(NOT(ISBLANK(G7)),ISBLANK(F7)))" style:apply-style-name="cf1" style:base-cell-address="Data_Sheet.F7"/>
      <style:map style:condition="is-true-formula(msoxl:AND(NOT(ISBLANK(G7)),ISBLANK(F7)))" style:apply-style-name="cf1" style:base-cell-address="Data_Sheet.F7"/>
      <style:map style:condition="is-true-formula(msoxl:AND(NOT(ISBLANK(G7)),ISBLANK(F7)))" style:apply-style-name="cf1" style:base-cell-address="Data_Sheet.F7"/>
      <style:map style:condition="is-true-formula(msoxl:AND(NOT(ISBLANK(G7)),ISBLANK(F7)))" style:apply-style-name="cf1" style:base-cell-address="Data_Sheet.F7"/>
      <style:map style:condition="is-true-formula(msoxl:AND(NOT(ISBLANK(G7)),ISBLANK(F7)))" style:apply-style-name="cf1" style:base-cell-address="Data_Sheet.F7"/>
      <style:map style:condition="is-true-formula(msoxl:AND(NOT(ISBLANK(G7)),ISBLANK(F7)))" style:apply-style-name="cf1" style:base-cell-address="Data_Sheet.F7"/>
      <style:map style:condition="is-true-formula(msoxl:AND(NOT(ISBLANK(G7)),ISBLANK(F7)))" style:apply-style-name="cf1" style:base-cell-address="Data_Sheet.F7"/>
      <style:map style:condition="is-true-formula(msoxl:AND(NOT(ISBLANK(G7)),ISBLANK(F7)))" style:apply-style-name="cf1" style:base-cell-address="Data_Sheet.F7"/>
      <style:map style:condition="is-true-formula(msoxl:AND(NOT(ISBLANK(G7)),ISBLANK(F7)))" style:apply-style-name="cf1" style:base-cell-address="Data_Sheet.F7"/>
    </style:style>
    <style:style style:name="ce43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F8)),ISBLANK(G8)))" style:apply-style-name="cf1" style:base-cell-address="Data_Sheet.G8"/>
      <style:map style:condition="is-true-formula(msoxl:AND(NOT(ISBLANK(F8)),ISBLANK(G8)))" style:apply-style-name="cf1" style:base-cell-address="Data_Sheet.G8"/>
      <style:map style:condition="is-true-formula(msoxl:AND(NOT(ISBLANK(F8)),ISBLANK(G8)))" style:apply-style-name="cf1" style:base-cell-address="Data_Sheet.G8"/>
      <style:map style:condition="is-true-formula(msoxl:AND(NOT(ISBLANK(F8)),ISBLANK(G8)))" style:apply-style-name="cf1" style:base-cell-address="Data_Sheet.G8"/>
      <style:map style:condition="is-true-formula(msoxl:AND(NOT(ISBLANK(F8)),ISBLANK(G8)))" style:apply-style-name="cf1" style:base-cell-address="Data_Sheet.G8"/>
      <style:map style:condition="is-true-formula(msoxl:AND(NOT(ISBLANK(F8)),ISBLANK(G8)))" style:apply-style-name="cf1" style:base-cell-address="Data_Sheet.G8"/>
    </style:style>
    <style:style style:name="ce44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F9)),ISBLANK(G9)))" style:apply-style-name="cf1" style:base-cell-address="Data_Sheet.G9"/>
      <style:map style:condition="is-true-formula(msoxl:AND(NOT(ISBLANK(F9)),ISBLANK(G9)))" style:apply-style-name="cf1" style:base-cell-address="Data_Sheet.G9"/>
      <style:map style:condition="is-true-formula(msoxl:AND(NOT(ISBLANK(F9)),ISBLANK(G9)))" style:apply-style-name="cf1" style:base-cell-address="Data_Sheet.G9"/>
      <style:map style:condition="is-true-formula(msoxl:AND(NOT(ISBLANK(F9)),ISBLANK(G9)))" style:apply-style-name="cf1" style:base-cell-address="Data_Sheet.G9"/>
      <style:map style:condition="is-true-formula(msoxl:AND(NOT(ISBLANK(F9)),ISBLANK(G9)))" style:apply-style-name="cf1" style:base-cell-address="Data_Sheet.G9"/>
      <style:map style:condition="is-true-formula(msoxl:AND(NOT(ISBLANK(F9)),ISBLANK(G9)))" style:apply-style-name="cf1" style:base-cell-address="Data_Sheet.G9"/>
    </style:style>
    <style:style style:name="ce45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F7)),ISBLANK(G7)))" style:apply-style-name="cf1" style:base-cell-address="Data_Sheet.G7"/>
      <style:map style:condition="is-true-formula(msoxl:AND(NOT(ISBLANK(F7)),ISBLANK(G7)))" style:apply-style-name="cf1" style:base-cell-address="Data_Sheet.G7"/>
      <style:map style:condition="is-true-formula(msoxl:AND(NOT(ISBLANK(F7)),ISBLANK(G7)))" style:apply-style-name="cf1" style:base-cell-address="Data_Sheet.G7"/>
      <style:map style:condition="is-true-formula(msoxl:AND(NOT(ISBLANK(F7)),ISBLANK(G7)))" style:apply-style-name="cf1" style:base-cell-address="Data_Sheet.G7"/>
      <style:map style:condition="is-true-formula(msoxl:AND(NOT(ISBLANK(F7)),ISBLANK(G7)))" style:apply-style-name="cf1" style:base-cell-address="Data_Sheet.G7"/>
      <style:map style:condition="is-true-formula(msoxl:AND(NOT(ISBLANK(F7)),ISBLANK(G7)))" style:apply-style-name="cf1" style:base-cell-address="Data_Sheet.G7"/>
      <style:map style:condition="is-true-formula(msoxl:AND(NOT(ISBLANK(F7)),ISBLANK(G7)))" style:apply-style-name="cf1" style:base-cell-address="Data_Sheet.G7"/>
      <style:map style:condition="is-true-formula(msoxl:AND(NOT(ISBLANK(F7)),ISBLANK(G7)))" style:apply-style-name="cf1" style:base-cell-address="Data_Sheet.G7"/>
      <style:map style:condition="is-true-formula(msoxl:AND(NOT(ISBLANK(F7)),ISBLANK(G7)))" style:apply-style-name="cf1" style:base-cell-address="Data_Sheet.G7"/>
      <style:map style:condition="is-true-formula(msoxl:AND(NOT(ISBLANK(F7)),ISBLANK(G7)))" style:apply-style-name="cf1" style:base-cell-address="Data_Sheet.G7"/>
      <style:map style:condition="is-true-formula(msoxl:AND(NOT(ISBLANK(F7)),ISBLANK(G7)))" style:apply-style-name="cf1" style:base-cell-address="Data_Sheet.G7"/>
      <style:map style:condition="is-true-formula(msoxl:AND(NOT(ISBLANK(F7)),ISBLANK(G7)))" style:apply-style-name="cf1" style:base-cell-address="Data_Sheet.G7"/>
      <style:map style:condition="is-true-formula(msoxl:AND(NOT(ISBLANK(F7)),ISBLANK(G7)))" style:apply-style-name="cf1" style:base-cell-address="Data_Sheet.G7"/>
      <style:map style:condition="is-true-formula(msoxl:AND(NOT(ISBLANK(F7)),ISBLANK(G7)))" style:apply-style-name="cf1" style:base-cell-address="Data_Sheet.G7"/>
      <style:map style:condition="is-true-formula(msoxl:AND(NOT(ISBLANK(F7)),ISBLANK(G7)))" style:apply-style-name="cf1" style:base-cell-address="Data_Sheet.G7"/>
      <style:map style:condition="is-true-formula(msoxl:AND(NOT(ISBLANK(F7)),ISBLANK(G7)))" style:apply-style-name="cf1" style:base-cell-address="Data_Sheet.G7"/>
      <style:map style:condition="is-true-formula(msoxl:AND(NOT(ISBLANK(F7)),ISBLANK(G7)))" style:apply-style-name="cf1" style:base-cell-address="Data_Sheet.G7"/>
      <style:map style:condition="is-true-formula(msoxl:AND(NOT(ISBLANK(F7)),ISBLANK(G7)))" style:apply-style-name="cf1" style:base-cell-address="Data_Sheet.G7"/>
      <style:map style:condition="is-true-formula(msoxl:AND(NOT(ISBLANK(F7)),ISBLANK(G7)))" style:apply-style-name="cf1" style:base-cell-address="Data_Sheet.G7"/>
      <style:map style:condition="is-true-formula(msoxl:AND(NOT(ISBLANK(F7)),ISBLANK(G7)))" style:apply-style-name="cf1" style:base-cell-address="Data_Sheet.G7"/>
      <style:map style:condition="is-true-formula(msoxl:AND(NOT(ISBLANK(F7)),ISBLANK(G7)))" style:apply-style-name="cf1" style:base-cell-address="Data_Sheet.G7"/>
    </style:style>
    <style:style style:name="ce46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O7)),ISBLANK(N7)))" style:apply-style-name="cf1" style:base-cell-address="Data_Sheet.N7"/>
      <style:map style:condition="is-true-formula(msoxl:AND(NOT(ISBLANK(O7)),ISBLANK(N7)))" style:apply-style-name="cf1" style:base-cell-address="Data_Sheet.N7"/>
      <style:map style:condition="is-true-formula(msoxl:AND(NOT(ISBLANK(O7)),ISBLANK(N7)))" style:apply-style-name="cf1" style:base-cell-address="Data_Sheet.N7"/>
      <style:map style:condition="is-true-formula(msoxl:AND(NOT(ISBLANK(O7)),ISBLANK(N7)))" style:apply-style-name="cf1" style:base-cell-address="Data_Sheet.N7"/>
      <style:map style:condition="is-true-formula(msoxl:AND(NOT(ISBLANK(O7)),ISBLANK(N7)))" style:apply-style-name="cf1" style:base-cell-address="Data_Sheet.N7"/>
      <style:map style:condition="is-true-formula(msoxl:AND(NOT(ISBLANK(O7)),ISBLANK(N7)))" style:apply-style-name="cf1" style:base-cell-address="Data_Sheet.N7"/>
      <style:map style:condition="is-true-formula(msoxl:AND(NOT(ISBLANK(O7)),ISBLANK(N7)))" style:apply-style-name="cf1" style:base-cell-address="Data_Sheet.N7"/>
      <style:map style:condition="is-true-formula(msoxl:AND(NOT(ISBLANK(O7)),ISBLANK(N7)))" style:apply-style-name="cf1" style:base-cell-address="Data_Sheet.N7"/>
      <style:map style:condition="is-true-formula(msoxl:AND(NOT(ISBLANK(O7)),ISBLANK(N7)))" style:apply-style-name="cf1" style:base-cell-address="Data_Sheet.N7"/>
      <style:map style:condition="is-true-formula(msoxl:AND(NOT(ISBLANK(O7)),ISBLANK(N7)))" style:apply-style-name="cf1" style:base-cell-address="Data_Sheet.N7"/>
      <style:map style:condition="is-true-formula(msoxl:AND(NOT(ISBLANK(O7)),ISBLANK(N7)))" style:apply-style-name="cf1" style:base-cell-address="Data_Sheet.N7"/>
      <style:map style:condition="is-true-formula(msoxl:AND(NOT(ISBLANK(O7)),ISBLANK(N7)))" style:apply-style-name="cf1" style:base-cell-address="Data_Sheet.N7"/>
      <style:map style:condition="is-true-formula(msoxl:AND(NOT(ISBLANK(O7)),ISBLANK(N7)))" style:apply-style-name="cf1" style:base-cell-address="Data_Sheet.N7"/>
      <style:map style:condition="is-true-formula(msoxl:AND(NOT(ISBLANK(O7)),ISBLANK(N7)))" style:apply-style-name="cf1" style:base-cell-address="Data_Sheet.N7"/>
      <style:map style:condition="is-true-formula(msoxl:AND(NOT(ISBLANK(O7)),ISBLANK(N7)))" style:apply-style-name="cf1" style:base-cell-address="Data_Sheet.N7"/>
      <style:map style:condition="is-true-formula(msoxl:AND(NOT(ISBLANK(O7)),ISBLANK(N7)))" style:apply-style-name="cf1" style:base-cell-address="Data_Sheet.N7"/>
      <style:map style:condition="is-true-formula(msoxl:AND(NOT(ISBLANK(O7)),ISBLANK(N7)))" style:apply-style-name="cf1" style:base-cell-address="Data_Sheet.N7"/>
      <style:map style:condition="is-true-formula(msoxl:AND(NOT(ISBLANK(O7)),ISBLANK(N7)))" style:apply-style-name="cf1" style:base-cell-address="Data_Sheet.N7"/>
      <style:map style:condition="is-true-formula(msoxl:AND(NOT(ISBLANK(O7)),ISBLANK(N7)))" style:apply-style-name="cf1" style:base-cell-address="Data_Sheet.N7"/>
      <style:map style:condition="is-true-formula(msoxl:AND(NOT(ISBLANK(O7)),ISBLANK(N7)))" style:apply-style-name="cf1" style:base-cell-address="Data_Sheet.N7"/>
    </style:style>
    <style:style style:name="ce47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O8)),ISBLANK(N8)))" style:apply-style-name="cf1" style:base-cell-address="Data_Sheet.N8"/>
      <style:map style:condition="is-true-formula(msoxl:AND(NOT(ISBLANK(O8)),ISBLANK(N8)))" style:apply-style-name="cf1" style:base-cell-address="Data_Sheet.N8"/>
      <style:map style:condition="is-true-formula(msoxl:AND(NOT(ISBLANK(O8)),ISBLANK(N8)))" style:apply-style-name="cf1" style:base-cell-address="Data_Sheet.N8"/>
      <style:map style:condition="is-true-formula(msoxl:AND(NOT(ISBLANK(O8)),ISBLANK(N8)))" style:apply-style-name="cf1" style:base-cell-address="Data_Sheet.N8"/>
      <style:map style:condition="is-true-formula(msoxl:AND(NOT(ISBLANK(O8)),ISBLANK(N8)))" style:apply-style-name="cf1" style:base-cell-address="Data_Sheet.N8"/>
    </style:style>
    <style:style style:name="ce48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N9)),ISBLANK(O9)))" style:apply-style-name="cf1" style:base-cell-address="Data_Sheet.O9"/>
      <style:map style:condition="is-true-formula(msoxl:AND(NOT(ISBLANK(N9)),ISBLANK(O9)))" style:apply-style-name="cf1" style:base-cell-address="Data_Sheet.O9"/>
      <style:map style:condition="is-true-formula(msoxl:AND(NOT(ISBLANK(N9)),ISBLANK(O9)))" style:apply-style-name="cf1" style:base-cell-address="Data_Sheet.O9"/>
      <style:map style:condition="is-true-formula(msoxl:AND(NOT(ISBLANK(N9)),ISBLANK(O9)))" style:apply-style-name="cf1" style:base-cell-address="Data_Sheet.O9"/>
      <style:map style:condition="is-true-formula(msoxl:AND(NOT(ISBLANK(N9)),ISBLANK(O9)))" style:apply-style-name="cf1" style:base-cell-address="Data_Sheet.O9"/>
      <style:map style:condition="is-true-formula(msoxl:AND(NOT(ISBLANK(N9)),ISBLANK(O9)))" style:apply-style-name="cf1" style:base-cell-address="Data_Sheet.O9"/>
    </style:style>
    <style:style style:name="ce49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N8)),ISBLANK(O8)))" style:apply-style-name="cf1" style:base-cell-address="Data_Sheet.O8"/>
      <style:map style:condition="is-true-formula(msoxl:AND(NOT(ISBLANK(N8)),ISBLANK(O8)))" style:apply-style-name="cf1" style:base-cell-address="Data_Sheet.O8"/>
      <style:map style:condition="is-true-formula(msoxl:AND(NOT(ISBLANK(N8)),ISBLANK(O8)))" style:apply-style-name="cf1" style:base-cell-address="Data_Sheet.O8"/>
      <style:map style:condition="is-true-formula(msoxl:AND(NOT(ISBLANK(N8)),ISBLANK(O8)))" style:apply-style-name="cf1" style:base-cell-address="Data_Sheet.O8"/>
      <style:map style:condition="is-true-formula(msoxl:AND(NOT(ISBLANK(N8)),ISBLANK(O8)))" style:apply-style-name="cf1" style:base-cell-address="Data_Sheet.O8"/>
      <style:map style:condition="is-true-formula(msoxl:AND(NOT(ISBLANK(N8)),ISBLANK(O8)))" style:apply-style-name="cf1" style:base-cell-address="Data_Sheet.O8"/>
      <style:map style:condition="is-true-formula(msoxl:AND(NOT(ISBLANK(N8)),ISBLANK(O8)))" style:apply-style-name="cf1" style:base-cell-address="Data_Sheet.O8"/>
    </style:style>
    <style:style style:name="ce50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N7)),ISBLANK(O7)))" style:apply-style-name="cf1" style:base-cell-address="Data_Sheet.O7"/>
      <style:map style:condition="is-true-formula(msoxl:AND(NOT(ISBLANK(N7)),ISBLANK(O7)))" style:apply-style-name="cf1" style:base-cell-address="Data_Sheet.O7"/>
      <style:map style:condition="is-true-formula(msoxl:AND(NOT(ISBLANK(N7)),ISBLANK(O7)))" style:apply-style-name="cf1" style:base-cell-address="Data_Sheet.O7"/>
      <style:map style:condition="is-true-formula(msoxl:AND(NOT(ISBLANK(N7)),ISBLANK(O7)))" style:apply-style-name="cf1" style:base-cell-address="Data_Sheet.O7"/>
      <style:map style:condition="is-true-formula(msoxl:AND(NOT(ISBLANK(N7)),ISBLANK(O7)))" style:apply-style-name="cf1" style:base-cell-address="Data_Sheet.O7"/>
      <style:map style:condition="is-true-formula(msoxl:AND(NOT(ISBLANK(N7)),ISBLANK(O7)))" style:apply-style-name="cf1" style:base-cell-address="Data_Sheet.O7"/>
      <style:map style:condition="is-true-formula(msoxl:AND(NOT(ISBLANK(N7)),ISBLANK(O7)))" style:apply-style-name="cf1" style:base-cell-address="Data_Sheet.O7"/>
      <style:map style:condition="is-true-formula(msoxl:AND(NOT(ISBLANK(N7)),ISBLANK(O7)))" style:apply-style-name="cf1" style:base-cell-address="Data_Sheet.O7"/>
      <style:map style:condition="is-true-formula(msoxl:AND(NOT(ISBLANK(N7)),ISBLANK(O7)))" style:apply-style-name="cf1" style:base-cell-address="Data_Sheet.O7"/>
      <style:map style:condition="is-true-formula(msoxl:AND(NOT(ISBLANK(N7)),ISBLANK(O7)))" style:apply-style-name="cf1" style:base-cell-address="Data_Sheet.O7"/>
      <style:map style:condition="is-true-formula(msoxl:AND(NOT(ISBLANK(N7)),ISBLANK(O7)))" style:apply-style-name="cf1" style:base-cell-address="Data_Sheet.O7"/>
      <style:map style:condition="is-true-formula(msoxl:AND(NOT(ISBLANK(N7)),ISBLANK(O7)))" style:apply-style-name="cf1" style:base-cell-address="Data_Sheet.O7"/>
      <style:map style:condition="is-true-formula(msoxl:AND(NOT(ISBLANK(N7)),ISBLANK(O7)))" style:apply-style-name="cf1" style:base-cell-address="Data_Sheet.O7"/>
      <style:map style:condition="is-true-formula(msoxl:AND(NOT(ISBLANK(N7)),ISBLANK(O7)))" style:apply-style-name="cf1" style:base-cell-address="Data_Sheet.O7"/>
      <style:map style:condition="is-true-formula(msoxl:AND(NOT(ISBLANK(N7)),ISBLANK(O7)))" style:apply-style-name="cf1" style:base-cell-address="Data_Sheet.O7"/>
      <style:map style:condition="is-true-formula(msoxl:AND(NOT(ISBLANK(N7)),ISBLANK(O7)))" style:apply-style-name="cf1" style:base-cell-address="Data_Sheet.O7"/>
      <style:map style:condition="is-true-formula(msoxl:AND(NOT(ISBLANK(N7)),ISBLANK(O7)))" style:apply-style-name="cf1" style:base-cell-address="Data_Sheet.O7"/>
      <style:map style:condition="is-true-formula(msoxl:AND(NOT(ISBLANK(N7)),ISBLANK(O7)))" style:apply-style-name="cf1" style:base-cell-address="Data_Sheet.O7"/>
      <style:map style:condition="is-true-formula(msoxl:AND(NOT(ISBLANK(N7)),ISBLANK(O7)))" style:apply-style-name="cf1" style:base-cell-address="Data_Sheet.O7"/>
      <style:map style:condition="is-true-formula(msoxl:AND(NOT(ISBLANK(N7)),ISBLANK(O7)))" style:apply-style-name="cf1" style:base-cell-address="Data_Sheet.O7"/>
      <style:map style:condition="is-true-formula(msoxl:AND(NOT(ISBLANK(N7)),ISBLANK(O7)))" style:apply-style-name="cf1" style:base-cell-address="Data_Sheet.O7"/>
      <style:map style:condition="is-true-formula(msoxl:AND(NOT(ISBLANK(N7)),ISBLANK(O7)))" style:apply-style-name="cf1" style:base-cell-address="Data_Sheet.O7"/>
    </style:style>
    <style:style style:name="ce51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O9)),ISBLANK(N9)))" style:apply-style-name="cf1" style:base-cell-address="Data_Sheet.N9"/>
      <style:map style:condition="is-true-formula(msoxl:AND(NOT(ISBLANK(O9)),ISBLANK(N9)))" style:apply-style-name="cf1" style:base-cell-address="Data_Sheet.N9"/>
      <style:map style:condition="is-true-formula(msoxl:AND(NOT(ISBLANK(O9)),ISBLANK(N9)))" style:apply-style-name="cf1" style:base-cell-address="Data_Sheet.N9"/>
      <style:map style:condition="is-true-formula(msoxl:AND(NOT(ISBLANK(O9)),ISBLANK(N9)))" style:apply-style-name="cf1" style:base-cell-address="Data_Sheet.N9"/>
      <style:map style:condition="is-true-formula(msoxl:AND(NOT(ISBLANK(O9)),ISBLANK(N9)))" style:apply-style-name="cf1" style:base-cell-address="Data_Sheet.N9"/>
      <style:map style:condition="is-true-formula(msoxl:AND(NOT(ISBLANK(O9)),ISBLANK(N9)))" style:apply-style-name="cf1" style:base-cell-address="Data_Sheet.N9"/>
    </style:style>
    <style:style style:name="ce52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R7)),ISBLANK(Q7)))" style:apply-style-name="cf1" style:base-cell-address="Data_Sheet.Q7"/>
      <style:map style:condition="is-true-formula(msoxl:AND(NOT(ISBLANK(R7)),ISBLANK(Q7)))" style:apply-style-name="cf1" style:base-cell-address="Data_Sheet.Q7"/>
      <style:map style:condition="is-true-formula(msoxl:AND(NOT(ISBLANK(R7)),ISBLANK(Q7)))" style:apply-style-name="cf1" style:base-cell-address="Data_Sheet.Q7"/>
      <style:map style:condition="is-true-formula(msoxl:AND(NOT(ISBLANK(R7)),ISBLANK(Q7)))" style:apply-style-name="cf1" style:base-cell-address="Data_Sheet.Q7"/>
      <style:map style:condition="is-true-formula(msoxl:AND(NOT(ISBLANK(P7)),ISBLANK(Q7)))" style:apply-style-name="cf1" style:base-cell-address="Data_Sheet.Q7"/>
      <style:map style:condition="is-true-formula(msoxl:AND(NOT(ISBLANK(P7)),ISBLANK(Q7)))" style:apply-style-name="cf1" style:base-cell-address="Data_Sheet.Q7"/>
      <style:map style:condition="is-true-formula(msoxl:AND(NOT(ISBLANK(P7)),ISBLANK(Q7)))" style:apply-style-name="cf1" style:base-cell-address="Data_Sheet.Q7"/>
    </style:style>
    <style:style style:name="ce53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R8)),ISBLANK(Q8)))" style:apply-style-name="cf1" style:base-cell-address="Data_Sheet.Q8"/>
      <style:map style:condition="is-true-formula(msoxl:AND(NOT(ISBLANK(R8)),ISBLANK(Q8)))" style:apply-style-name="cf1" style:base-cell-address="Data_Sheet.Q8"/>
      <style:map style:condition="is-true-formula(msoxl:AND(NOT(ISBLANK(R8)),ISBLANK(Q8)))" style:apply-style-name="cf1" style:base-cell-address="Data_Sheet.Q8"/>
      <style:map style:condition="is-true-formula(msoxl:AND(NOT(ISBLANK(R8)),ISBLANK(Q8)))" style:apply-style-name="cf1" style:base-cell-address="Data_Sheet.Q8"/>
      <style:map style:condition="is-true-formula(msoxl:AND(NOT(ISBLANK(P8)),ISBLANK(Q8)))" style:apply-style-name="cf1" style:base-cell-address="Data_Sheet.Q8"/>
      <style:map style:condition="is-true-formula(msoxl:AND(NOT(ISBLANK(P8)),ISBLANK(Q8)))" style:apply-style-name="cf1" style:base-cell-address="Data_Sheet.Q8"/>
      <style:map style:condition="is-true-formula(msoxl:AND(NOT(ISBLANK(P8)),ISBLANK(Q8)))" style:apply-style-name="cf1" style:base-cell-address="Data_Sheet.Q8"/>
    </style:style>
    <style:style style:name="ce54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Q4)),ISBLANK(P4)))" style:apply-style-name="cf1" style:base-cell-address="Data_Sheet.P4"/>
      <style:map style:condition="is-true-formula(msoxl:AND(NOT(ISBLANK(Q9)),ISBLANK(P9)))" style:apply-style-name="cf1" style:base-cell-address="Data_Sheet.P9"/>
      <style:map style:condition="is-true-formula(msoxl:AND(NOT(ISBLANK(Q9)),ISBLANK(P9)))" style:apply-style-name="cf1" style:base-cell-address="Data_Sheet.P9"/>
      <style:map style:condition="is-true-formula(msoxl:AND(NOT(ISBLANK(Q9)),ISBLANK(P9)))" style:apply-style-name="cf1" style:base-cell-address="Data_Sheet.P9"/>
    </style:style>
    <style:style style:name="ce55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O5)),ISBLANK(N5)))" style:apply-style-name="cf1" style:base-cell-address="Data_Sheet.N5"/>
      <style:map style:condition="is-true-formula(msoxl:AND(NOT(ISBLANK(O5)),ISBLANK(N5)))" style:apply-style-name="cf1" style:base-cell-address="Data_Sheet.N5"/>
      <style:map style:condition="is-true-formula(msoxl:AND(NOT(ISBLANK(O5)),ISBLANK(N5)))" style:apply-style-name="cf1" style:base-cell-address="Data_Sheet.N5"/>
      <style:map style:condition="is-true-formula(msoxl:AND(NOT(ISBLANK(O5)),ISBLANK(N5)))" style:apply-style-name="cf1" style:base-cell-address="Data_Sheet.N5"/>
      <style:map style:condition="is-true-formula(msoxl:AND(NOT(ISBLANK(O5)),ISBLANK(N5)))" style:apply-style-name="cf1" style:base-cell-address="Data_Sheet.N5"/>
      <style:map style:condition="is-true-formula(msoxl:AND(NOT(ISBLANK(O5)),ISBLANK(N5)))" style:apply-style-name="cf1" style:base-cell-address="Data_Sheet.N5"/>
      <style:map style:condition="is-true-formula(msoxl:AND(NOT(ISBLANK(O5)),ISBLANK(N5)))" style:apply-style-name="cf1" style:base-cell-address="Data_Sheet.N5"/>
      <style:map style:condition="is-true-formula(msoxl:AND(NOT(ISBLANK(O5)),ISBLANK(N5)))" style:apply-style-name="cf1" style:base-cell-address="Data_Sheet.N5"/>
      <style:map style:condition="is-true-formula(msoxl:AND(NOT(ISBLANK(O5)),ISBLANK(N5)))" style:apply-style-name="cf1" style:base-cell-address="Data_Sheet.N5"/>
      <style:map style:condition="is-true-formula(msoxl:AND(NOT(ISBLANK(O5)),ISBLANK(N5)))" style:apply-style-name="cf1" style:base-cell-address="Data_Sheet.N5"/>
      <style:map style:condition="is-true-formula(msoxl:AND(NOT(ISBLANK(O5)),ISBLANK(N5)))" style:apply-style-name="cf1" style:base-cell-address="Data_Sheet.N5"/>
    </style:style>
    <style:style style:name="ce56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O4)),ISBLANK(N4)))" style:apply-style-name="cf1" style:base-cell-address="Data_Sheet.N4"/>
      <style:map style:condition="is-true-formula(msoxl:AND(NOT(ISBLANK(O4)),ISBLANK(N4)))" style:apply-style-name="cf1" style:base-cell-address="Data_Sheet.N4"/>
      <style:map style:condition="is-true-formula(msoxl:AND(NOT(ISBLANK(O4)),ISBLANK(N4)))" style:apply-style-name="cf1" style:base-cell-address="Data_Sheet.N4"/>
    </style:style>
    <style:style style:name="ce57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O6)),ISBLANK(N6)))" style:apply-style-name="cf1" style:base-cell-address="Data_Sheet.N6"/>
      <style:map style:condition="is-true-formula(msoxl:AND(NOT(ISBLANK(O6)),ISBLANK(N6)))" style:apply-style-name="cf1" style:base-cell-address="Data_Sheet.N6"/>
      <style:map style:condition="is-true-formula(msoxl:AND(NOT(ISBLANK(O6)),ISBLANK(N6)))" style:apply-style-name="cf1" style:base-cell-address="Data_Sheet.N6"/>
      <style:map style:condition="is-true-formula(msoxl:AND(NOT(ISBLANK(O6)),ISBLANK(N6)))" style:apply-style-name="cf1" style:base-cell-address="Data_Sheet.N6"/>
      <style:map style:condition="is-true-formula(msoxl:AND(NOT(ISBLANK(O6)),ISBLANK(N6)))" style:apply-style-name="cf1" style:base-cell-address="Data_Sheet.N6"/>
      <style:map style:condition="is-true-formula(msoxl:AND(NOT(ISBLANK(O6)),ISBLANK(N6)))" style:apply-style-name="cf1" style:base-cell-address="Data_Sheet.N6"/>
      <style:map style:condition="is-true-formula(msoxl:AND(NOT(ISBLANK(O6)),ISBLANK(N6)))" style:apply-style-name="cf1" style:base-cell-address="Data_Sheet.N6"/>
      <style:map style:condition="is-true-formula(msoxl:AND(NOT(ISBLANK(O6)),ISBLANK(N6)))" style:apply-style-name="cf1" style:base-cell-address="Data_Sheet.N6"/>
      <style:map style:condition="is-true-formula(msoxl:AND(NOT(ISBLANK(O6)),ISBLANK(N6)))" style:apply-style-name="cf1" style:base-cell-address="Data_Sheet.N6"/>
      <style:map style:condition="is-true-formula(msoxl:AND(NOT(ISBLANK(O6)),ISBLANK(N6)))" style:apply-style-name="cf1" style:base-cell-address="Data_Sheet.N6"/>
      <style:map style:condition="is-true-formula(msoxl:AND(NOT(ISBLANK(O6)),ISBLANK(N6)))" style:apply-style-name="cf1" style:base-cell-address="Data_Sheet.N6"/>
      <style:map style:condition="is-true-formula(msoxl:AND(NOT(ISBLANK(O6)),ISBLANK(N6)))" style:apply-style-name="cf1" style:base-cell-address="Data_Sheet.N6"/>
    </style:style>
    <style:style style:name="ce58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P5)),ISBLANK(O5)))" style:apply-style-name="cf1" style:base-cell-address="Data_Sheet.O5"/>
      <style:map style:condition="is-true-formula(msoxl:AND(NOT(ISBLANK(N5)),ISBLANK(O5)))" style:apply-style-name="cf1" style:base-cell-address="Data_Sheet.O5"/>
      <style:map style:condition="is-true-formula(msoxl:AND(NOT(ISBLANK(N5)),ISBLANK(O5)))" style:apply-style-name="cf1" style:base-cell-address="Data_Sheet.O5"/>
      <style:map style:condition="is-true-formula(msoxl:AND(NOT(ISBLANK(N5)),ISBLANK(O5)))" style:apply-style-name="cf1" style:base-cell-address="Data_Sheet.O5"/>
      <style:map style:condition="is-true-formula(msoxl:AND(NOT(ISBLANK(N5)),ISBLANK(O5)))" style:apply-style-name="cf1" style:base-cell-address="Data_Sheet.O5"/>
      <style:map style:condition="is-true-formula(msoxl:AND(NOT(ISBLANK(N5)),ISBLANK(O5)))" style:apply-style-name="cf1" style:base-cell-address="Data_Sheet.O5"/>
      <style:map style:condition="is-true-formula(msoxl:AND(NOT(ISBLANK(N5)),ISBLANK(O5)))" style:apply-style-name="cf1" style:base-cell-address="Data_Sheet.O5"/>
      <style:map style:condition="is-true-formula(msoxl:AND(NOT(ISBLANK(N5)),ISBLANK(O5)))" style:apply-style-name="cf1" style:base-cell-address="Data_Sheet.O5"/>
      <style:map style:condition="is-true-formula(msoxl:AND(NOT(ISBLANK(N5)),ISBLANK(O5)))" style:apply-style-name="cf1" style:base-cell-address="Data_Sheet.O5"/>
      <style:map style:condition="is-true-formula(msoxl:AND(NOT(ISBLANK(N5)),ISBLANK(O5)))" style:apply-style-name="cf1" style:base-cell-address="Data_Sheet.O5"/>
      <style:map style:condition="is-true-formula(msoxl:AND(NOT(ISBLANK(N5)),ISBLANK(O5)))" style:apply-style-name="cf1" style:base-cell-address="Data_Sheet.O5"/>
      <style:map style:condition="is-true-formula(msoxl:AND(NOT(ISBLANK(N5)),ISBLANK(O5)))" style:apply-style-name="cf1" style:base-cell-address="Data_Sheet.O5"/>
      <style:map style:condition="is-true-formula(msoxl:AND(NOT(ISBLANK(N5)),ISBLANK(O5)))" style:apply-style-name="cf1" style:base-cell-address="Data_Sheet.O5"/>
      <style:map style:condition="is-true-formula(msoxl:AND(NOT(ISBLANK(N5)),ISBLANK(O5)))" style:apply-style-name="cf1" style:base-cell-address="Data_Sheet.O5"/>
      <style:map style:condition="is-true-formula(msoxl:AND(NOT(ISBLANK(N5)),ISBLANK(O5)))" style:apply-style-name="cf1" style:base-cell-address="Data_Sheet.O5"/>
    </style:style>
    <style:style style:name="ce59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N6)),ISBLANK(O6)))" style:apply-style-name="cf1" style:base-cell-address="Data_Sheet.O6"/>
      <style:map style:condition="is-true-formula(msoxl:AND(NOT(ISBLANK(N6)),ISBLANK(O6)))" style:apply-style-name="cf1" style:base-cell-address="Data_Sheet.O6"/>
      <style:map style:condition="is-true-formula(msoxl:AND(NOT(ISBLANK(N6)),ISBLANK(O6)))" style:apply-style-name="cf1" style:base-cell-address="Data_Sheet.O6"/>
      <style:map style:condition="is-true-formula(msoxl:AND(NOT(ISBLANK(N6)),ISBLANK(O6)))" style:apply-style-name="cf1" style:base-cell-address="Data_Sheet.O6"/>
      <style:map style:condition="is-true-formula(msoxl:AND(NOT(ISBLANK(N6)),ISBLANK(O6)))" style:apply-style-name="cf1" style:base-cell-address="Data_Sheet.O6"/>
      <style:map style:condition="is-true-formula(msoxl:AND(NOT(ISBLANK(N6)),ISBLANK(O6)))" style:apply-style-name="cf1" style:base-cell-address="Data_Sheet.O6"/>
      <style:map style:condition="is-true-formula(msoxl:AND(NOT(ISBLANK(N6)),ISBLANK(O6)))" style:apply-style-name="cf1" style:base-cell-address="Data_Sheet.O6"/>
      <style:map style:condition="is-true-formula(msoxl:AND(NOT(ISBLANK(N6)),ISBLANK(O6)))" style:apply-style-name="cf1" style:base-cell-address="Data_Sheet.O6"/>
      <style:map style:condition="is-true-formula(msoxl:AND(NOT(ISBLANK(N6)),ISBLANK(O6)))" style:apply-style-name="cf1" style:base-cell-address="Data_Sheet.O6"/>
      <style:map style:condition="is-true-formula(msoxl:AND(NOT(ISBLANK(N6)),ISBLANK(O6)))" style:apply-style-name="cf1" style:base-cell-address="Data_Sheet.O6"/>
      <style:map style:condition="is-true-formula(msoxl:AND(NOT(ISBLANK(N6)),ISBLANK(O6)))" style:apply-style-name="cf1" style:base-cell-address="Data_Sheet.O6"/>
      <style:map style:condition="is-true-formula(msoxl:AND(NOT(ISBLANK(P6)),ISBLANK(O6)))" style:apply-style-name="cf1" style:base-cell-address="Data_Sheet.O6"/>
      <style:map style:condition="is-true-formula(msoxl:AND(NOT(ISBLANK(N6)),ISBLANK(O6)))" style:apply-style-name="cf1" style:base-cell-address="Data_Sheet.O6"/>
      <style:map style:condition="is-true-formula(msoxl:AND(NOT(ISBLANK(N6)),ISBLANK(O6)))" style:apply-style-name="cf1" style:base-cell-address="Data_Sheet.O6"/>
      <style:map style:condition="is-true-formula(msoxl:AND(NOT(ISBLANK(N6)),ISBLANK(O6)))" style:apply-style-name="cf1" style:base-cell-address="Data_Sheet.O6"/>
      <style:map style:condition="is-true-formula(msoxl:AND(NOT(ISBLANK(N6)),ISBLANK(O6)))" style:apply-style-name="cf1" style:base-cell-address="Data_Sheet.O6"/>
    </style:style>
    <style:style style:name="ce60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N4)),ISBLANK(O4)))" style:apply-style-name="cf1" style:base-cell-address="Data_Sheet.O4"/>
      <style:map style:condition="is-true-formula(msoxl:AND(NOT(ISBLANK(N4)),ISBLANK(O4)))" style:apply-style-name="cf1" style:base-cell-address="Data_Sheet.O4"/>
      <style:map style:condition="is-true-formula(msoxl:AND(NOT(ISBLANK(N4)),ISBLANK(O4)))" style:apply-style-name="cf1" style:base-cell-address="Data_Sheet.O4"/>
    </style:style>
    <style:style style:name="ce61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Q4)),ISBLANK(P4)))" style:apply-style-name="cf1" style:base-cell-address="Data_Sheet.P4"/>
      <style:map style:condition="is-true-formula(msoxl:AND(NOT(ISBLANK(Q4)),ISBLANK(P4)))" style:apply-style-name="cf1" style:base-cell-address="Data_Sheet.P4"/>
      <style:map style:condition="is-true-formula(msoxl:AND(NOT(ISBLANK(Q4)),ISBLANK(P4)))" style:apply-style-name="cf1" style:base-cell-address="Data_Sheet.P4"/>
      <style:map style:condition="is-true-formula(msoxl:AND(NOT(ISBLANK(Q4)),ISBLANK(P4)))" style:apply-style-name="cf1" style:base-cell-address="Data_Sheet.P4"/>
      <style:map style:condition="is-true-formula(msoxl:AND(NOT(ISBLANK(Q4)),ISBLANK(P4)))" style:apply-style-name="cf1" style:base-cell-address="Data_Sheet.P4"/>
      <style:map style:condition="is-true-formula(msoxl:AND(NOT(ISBLANK(Q4)),ISBLANK(P4)))" style:apply-style-name="cf1" style:base-cell-address="Data_Sheet.P4"/>
      <style:map style:condition="is-true-formula(msoxl:AND(NOT(ISBLANK(Q4)),ISBLANK(P4)))" style:apply-style-name="cf1" style:base-cell-address="Data_Sheet.P4"/>
    </style:style>
    <style:style style:name="ce62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S4)),ISBLANK(R4)))" style:apply-style-name="cf1" style:base-cell-address="Data_Sheet.R4"/>
      <style:map style:condition="is-true-formula(msoxl:AND(NOT(ISBLANK(S4)),ISBLANK(R4)))" style:apply-style-name="cf1" style:base-cell-address="Data_Sheet.R4"/>
      <style:map style:condition="is-true-formula(msoxl:AND(NOT(ISBLANK(S4)),ISBLANK(R4)))" style:apply-style-name="cf1" style:base-cell-address="Data_Sheet.R4"/>
    </style:style>
    <style:style style:name="ce63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Q4)),ISBLANK(P4)))" style:apply-style-name="cf1" style:base-cell-address="Data_Sheet.P4"/>
      <style:map style:condition="is-true-formula(msoxl:AND(NOT(ISBLANK(R4)),ISBLANK(Q4)))" style:apply-style-name="cf1" style:base-cell-address="Data_Sheet.Q4"/>
      <style:map style:condition="is-true-formula(msoxl:AND(NOT(ISBLANK(R4)),ISBLANK(Q4)))" style:apply-style-name="cf1" style:base-cell-address="Data_Sheet.Q4"/>
      <style:map style:condition="is-true-formula(msoxl:AND(NOT(ISBLANK(R4)),ISBLANK(Q4)))" style:apply-style-name="cf1" style:base-cell-address="Data_Sheet.Q4"/>
      <style:map style:condition="is-true-formula(msoxl:AND(NOT(ISBLANK(P4)),ISBLANK(Q4)))" style:apply-style-name="cf1" style:base-cell-address="Data_Sheet.Q4"/>
      <style:map style:condition="is-true-formula(msoxl:AND(NOT(ISBLANK(P4)),ISBLANK(Q4)))" style:apply-style-name="cf1" style:base-cell-address="Data_Sheet.Q4"/>
      <style:map style:condition="is-true-formula(msoxl:AND(NOT(ISBLANK(P4)),ISBLANK(Q4)))" style:apply-style-name="cf1" style:base-cell-address="Data_Sheet.Q4"/>
      <style:map style:condition="is-true-formula(msoxl:AND(NOT(ISBLANK(P4)),ISBLANK(Q4)))" style:apply-style-name="cf1" style:base-cell-address="Data_Sheet.Q4"/>
      <style:map style:condition="is-true-formula(msoxl:AND(NOT(ISBLANK(P4)),ISBLANK(Q4)))" style:apply-style-name="cf1" style:base-cell-address="Data_Sheet.Q4"/>
      <style:map style:condition="is-true-formula(msoxl:AND(NOT(ISBLANK(P4)),ISBLANK(Q4)))" style:apply-style-name="cf1" style:base-cell-address="Data_Sheet.Q4"/>
      <style:map style:condition="is-true-formula(msoxl:AND(NOT(ISBLANK(P4)),ISBLANK(Q4)))" style:apply-style-name="cf1" style:base-cell-address="Data_Sheet.Q4"/>
      <style:map style:condition="is-true-formula(msoxl:AND(NOT(ISBLANK(P4)),ISBLANK(Q4)))" style:apply-style-name="cf1" style:base-cell-address="Data_Sheet.Q4"/>
      <style:map style:condition="is-true-formula(msoxl:AND(NOT(ISBLANK(P4)),ISBLANK(Q4)))" style:apply-style-name="cf1" style:base-cell-address="Data_Sheet.Q4"/>
    </style:style>
    <style:style style:name="ce64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Q4)),ISBLANK(P4)))" style:apply-style-name="cf1" style:base-cell-address="Data_Sheet.P4"/>
      <style:map style:condition="is-true-formula(msoxl:AND(NOT(ISBLANK(R5)),ISBLANK(Q5)))" style:apply-style-name="cf1" style:base-cell-address="Data_Sheet.Q5"/>
      <style:map style:condition="is-true-formula(msoxl:AND(NOT(ISBLANK(R5)),ISBLANK(Q5)))" style:apply-style-name="cf1" style:base-cell-address="Data_Sheet.Q5"/>
      <style:map style:condition="is-true-formula(msoxl:AND(NOT(ISBLANK(R5)),ISBLANK(Q5)))" style:apply-style-name="cf1" style:base-cell-address="Data_Sheet.Q5"/>
      <style:map style:condition="is-true-formula(msoxl:AND(NOT(ISBLANK(P5)),ISBLANK(Q5)))" style:apply-style-name="cf1" style:base-cell-address="Data_Sheet.Q5"/>
      <style:map style:condition="is-true-formula(msoxl:AND(NOT(ISBLANK(P5)),ISBLANK(Q5)))" style:apply-style-name="cf1" style:base-cell-address="Data_Sheet.Q5"/>
      <style:map style:condition="is-true-formula(msoxl:AND(NOT(ISBLANK(P5)),ISBLANK(Q5)))" style:apply-style-name="cf1" style:base-cell-address="Data_Sheet.Q5"/>
      <style:map style:condition="is-true-formula(msoxl:AND(NOT(ISBLANK(P5)),ISBLANK(Q5)))" style:apply-style-name="cf1" style:base-cell-address="Data_Sheet.Q5"/>
      <style:map style:condition="is-true-formula(msoxl:AND(NOT(ISBLANK(P5)),ISBLANK(Q5)))" style:apply-style-name="cf1" style:base-cell-address="Data_Sheet.Q5"/>
      <style:map style:condition="is-true-formula(msoxl:AND(NOT(ISBLANK(P5)),ISBLANK(Q5)))" style:apply-style-name="cf1" style:base-cell-address="Data_Sheet.Q5"/>
    </style:style>
    <style:style style:name="ce65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S5)),ISBLANK(R5)))" style:apply-style-name="cf1" style:base-cell-address="Data_Sheet.R5"/>
      <style:map style:condition="is-true-formula(msoxl:AND(NOT(ISBLANK(S5)),ISBLANK(R5)))" style:apply-style-name="cf1" style:base-cell-address="Data_Sheet.R5"/>
      <style:map style:condition="is-true-formula(msoxl:AND(NOT(ISBLANK(S5)),ISBLANK(R5)))" style:apply-style-name="cf1" style:base-cell-address="Data_Sheet.R5"/>
      <style:map style:condition="is-true-formula(msoxl:AND(NOT(ISBLANK(S5)),ISBLANK(R5)))" style:apply-style-name="cf1" style:base-cell-address="Data_Sheet.R5"/>
      <style:map style:condition="is-true-formula(msoxl:AND(NOT(ISBLANK(S5)),ISBLANK(R5)))" style:apply-style-name="cf1" style:base-cell-address="Data_Sheet.R5"/>
      <style:map style:condition="is-true-formula(msoxl:AND(NOT(ISBLANK(S5)),ISBLANK(R5)))" style:apply-style-name="cf1" style:base-cell-address="Data_Sheet.R5"/>
      <style:map style:condition="is-true-formula(msoxl:AND(NOT(ISBLANK(S5)),ISBLANK(R5)))" style:apply-style-name="cf1" style:base-cell-address="Data_Sheet.R5"/>
      <style:map style:condition="is-true-formula(msoxl:AND(NOT(ISBLANK(S5)),ISBLANK(R5)))" style:apply-style-name="cf1" style:base-cell-address="Data_Sheet.R5"/>
      <style:map style:condition="is-true-formula(msoxl:AND(NOT(ISBLANK(S5)),ISBLANK(R5)))" style:apply-style-name="cf1" style:base-cell-address="Data_Sheet.R5"/>
      <style:map style:condition="is-true-formula(msoxl:AND(NOT(ISBLANK(S5)),ISBLANK(R5)))" style:apply-style-name="cf1" style:base-cell-address="Data_Sheet.R5"/>
      <style:map style:condition="is-true-formula(msoxl:AND(NOT(ISBLANK(S5)),ISBLANK(R5)))" style:apply-style-name="cf1" style:base-cell-address="Data_Sheet.R5"/>
    </style:style>
    <style:style style:name="ce66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R5)),ISBLANK(S5)))" style:apply-style-name="cf1" style:base-cell-address="Data_Sheet.S5"/>
      <style:map style:condition="is-true-formula(msoxl:AND(NOT(ISBLANK(R5)),ISBLANK(S5)))" style:apply-style-name="cf1" style:base-cell-address="Data_Sheet.S5"/>
      <style:map style:condition="is-true-formula(msoxl:AND(NOT(ISBLANK(R5)),ISBLANK(S5)))" style:apply-style-name="cf1" style:base-cell-address="Data_Sheet.S5"/>
      <style:map style:condition="is-true-formula(msoxl:AND(NOT(ISBLANK(R5)),ISBLANK(S5)))" style:apply-style-name="cf1" style:base-cell-address="Data_Sheet.S5"/>
      <style:map style:condition="is-true-formula(msoxl:AND(NOT(ISBLANK(R5)),ISBLANK(S5)))" style:apply-style-name="cf1" style:base-cell-address="Data_Sheet.S5"/>
      <style:map style:condition="is-true-formula(msoxl:AND(NOT(ISBLANK(R5)),ISBLANK(S5)))" style:apply-style-name="cf1" style:base-cell-address="Data_Sheet.S5"/>
      <style:map style:condition="is-true-formula(msoxl:AND(NOT(ISBLANK(R5)),ISBLANK(S5)))" style:apply-style-name="cf1" style:base-cell-address="Data_Sheet.S5"/>
      <style:map style:condition="is-true-formula(msoxl:AND(NOT(ISBLANK(R5)),ISBLANK(S5)))" style:apply-style-name="cf1" style:base-cell-address="Data_Sheet.S5"/>
      <style:map style:condition="is-true-formula(msoxl:AND(NOT(ISBLANK(R5)),ISBLANK(S5)))" style:apply-style-name="cf1" style:base-cell-address="Data_Sheet.S5"/>
      <style:map style:condition="is-true-formula(msoxl:AND(NOT(ISBLANK(R5)),ISBLANK(S5)))" style:apply-style-name="cf1" style:base-cell-address="Data_Sheet.S5"/>
      <style:map style:condition="is-true-formula(msoxl:AND(NOT(ISBLANK(R5)),ISBLANK(S5)))" style:apply-style-name="cf1" style:base-cell-address="Data_Sheet.S5"/>
      <style:map style:condition="is-true-formula(msoxl:AND(NOT(ISBLANK(R5)),ISBLANK(S5)))" style:apply-style-name="cf1" style:base-cell-address="Data_Sheet.S5"/>
      <style:map style:condition="is-true-formula(msoxl:AND(NOT(ISBLANK(R5)),ISBLANK(S5)))" style:apply-style-name="cf1" style:base-cell-address="Data_Sheet.S5"/>
      <style:map style:condition="is-true-formula(msoxl:AND(NOT(ISBLANK(R5)),ISBLANK(S5)))" style:apply-style-name="cf1" style:base-cell-address="Data_Sheet.S5"/>
      <style:map style:condition="is-true-formula(msoxl:AND(NOT(ISBLANK(R5)),ISBLANK(S5)))" style:apply-style-name="cf1" style:base-cell-address="Data_Sheet.S5"/>
      <style:map style:condition="is-true-formula(msoxl:AND(NOT(ISBLANK(R5)),ISBLANK(S5)))" style:apply-style-name="cf1" style:base-cell-address="Data_Sheet.S5"/>
      <style:map style:condition="is-true-formula(msoxl:AND(NOT(ISBLANK(R5)),ISBLANK(S5)))" style:apply-style-name="cf1" style:base-cell-address="Data_Sheet.S5"/>
    </style:style>
    <style:style style:name="ce67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R4)),ISBLANK(S4)))" style:apply-style-name="cf1" style:base-cell-address="Data_Sheet.S4"/>
      <style:map style:condition="is-true-formula(msoxl:AND(NOT(ISBLANK(R4)),ISBLANK(S4)))" style:apply-style-name="cf1" style:base-cell-address="Data_Sheet.S4"/>
      <style:map style:condition="is-true-formula(msoxl:AND(NOT(ISBLANK(R4)),ISBLANK(S4)))" style:apply-style-name="cf1" style:base-cell-address="Data_Sheet.S4"/>
    </style:style>
    <style:style style:name="ce68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Q4)),ISBLANK(P4)))" style:apply-style-name="cf1" style:base-cell-address="Data_Sheet.P4"/>
      <style:map style:condition="is-true-formula(msoxl:AND(NOT(ISBLANK(Q5)),ISBLANK(P5)))" style:apply-style-name="cf1" style:base-cell-address="Data_Sheet.P5"/>
      <style:map style:condition="is-true-formula(msoxl:AND(NOT(ISBLANK(Q5)),ISBLANK(P5)))" style:apply-style-name="cf1" style:base-cell-address="Data_Sheet.P5"/>
      <style:map style:condition="is-true-formula(msoxl:AND(NOT(ISBLANK(Q5)),ISBLANK(P5)))" style:apply-style-name="cf1" style:base-cell-address="Data_Sheet.P5"/>
      <style:map style:condition="is-true-formula(msoxl:AND(NOT(ISBLANK(Q5)),ISBLANK(P5)))" style:apply-style-name="cf1" style:base-cell-address="Data_Sheet.P5"/>
    </style:style>
    <style:style style:name="ce69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S6)),ISBLANK(R6)))" style:apply-style-name="cf1" style:base-cell-address="Data_Sheet.R6"/>
      <style:map style:condition="is-true-formula(msoxl:AND(NOT(ISBLANK(S6)),ISBLANK(R6)))" style:apply-style-name="cf1" style:base-cell-address="Data_Sheet.R6"/>
      <style:map style:condition="is-true-formula(msoxl:AND(NOT(ISBLANK(S6)),ISBLANK(R6)))" style:apply-style-name="cf1" style:base-cell-address="Data_Sheet.R6"/>
      <style:map style:condition="is-true-formula(msoxl:AND(NOT(ISBLANK(S6)),ISBLANK(R6)))" style:apply-style-name="cf1" style:base-cell-address="Data_Sheet.R6"/>
      <style:map style:condition="is-true-formula(msoxl:AND(NOT(ISBLANK(S6)),ISBLANK(R6)))" style:apply-style-name="cf1" style:base-cell-address="Data_Sheet.R6"/>
      <style:map style:condition="is-true-formula(msoxl:AND(NOT(ISBLANK(S6)),ISBLANK(R6)))" style:apply-style-name="cf1" style:base-cell-address="Data_Sheet.R6"/>
      <style:map style:condition="is-true-formula(msoxl:AND(NOT(ISBLANK(S6)),ISBLANK(R6)))" style:apply-style-name="cf1" style:base-cell-address="Data_Sheet.R6"/>
      <style:map style:condition="is-true-formula(msoxl:AND(NOT(ISBLANK(S6)),ISBLANK(R6)))" style:apply-style-name="cf1" style:base-cell-address="Data_Sheet.R6"/>
      <style:map style:condition="is-true-formula(msoxl:AND(NOT(ISBLANK(S6)),ISBLANK(R6)))" style:apply-style-name="cf1" style:base-cell-address="Data_Sheet.R6"/>
      <style:map style:condition="is-true-formula(msoxl:AND(NOT(ISBLANK(S6)),ISBLANK(R6)))" style:apply-style-name="cf1" style:base-cell-address="Data_Sheet.R6"/>
    </style:style>
    <style:style style:name="ce70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Q5)),ISBLANK(P5)))" style:apply-style-name="cf1" style:base-cell-address="Data_Sheet.P5"/>
      <style:map style:condition="is-true-formula(msoxl:AND(NOT(ISBLANK(R6)),ISBLANK(Q6)))" style:apply-style-name="cf1" style:base-cell-address="Data_Sheet.Q6"/>
      <style:map style:condition="is-true-formula(msoxl:AND(NOT(ISBLANK(R6)),ISBLANK(Q6)))" style:apply-style-name="cf1" style:base-cell-address="Data_Sheet.Q6"/>
      <style:map style:condition="is-true-formula(msoxl:AND(NOT(ISBLANK(R6)),ISBLANK(Q6)))" style:apply-style-name="cf1" style:base-cell-address="Data_Sheet.Q6"/>
      <style:map style:condition="is-true-formula(msoxl:AND(NOT(ISBLANK(P6)),ISBLANK(Q6)))" style:apply-style-name="cf1" style:base-cell-address="Data_Sheet.Q6"/>
      <style:map style:condition="is-true-formula(msoxl:AND(NOT(ISBLANK(P6)),ISBLANK(Q6)))" style:apply-style-name="cf1" style:base-cell-address="Data_Sheet.Q6"/>
      <style:map style:condition="is-true-formula(msoxl:AND(NOT(ISBLANK(P6)),ISBLANK(Q6)))" style:apply-style-name="cf1" style:base-cell-address="Data_Sheet.Q6"/>
      <style:map style:condition="is-true-formula(msoxl:AND(NOT(ISBLANK(P6)),ISBLANK(Q6)))" style:apply-style-name="cf1" style:base-cell-address="Data_Sheet.Q6"/>
      <style:map style:condition="is-true-formula(msoxl:AND(NOT(ISBLANK(P6)),ISBLANK(Q6)))" style:apply-style-name="cf1" style:base-cell-address="Data_Sheet.Q6"/>
      <style:map style:condition="is-true-formula(msoxl:AND(NOT(ISBLANK(P6)),ISBLANK(Q6)))" style:apply-style-name="cf1" style:base-cell-address="Data_Sheet.Q6"/>
    </style:style>
    <style:style style:name="ce71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S7)),ISBLANK(R7)))" style:apply-style-name="cf1" style:base-cell-address="Data_Sheet.R7"/>
      <style:map style:condition="is-true-formula(msoxl:AND(NOT(ISBLANK(S7)),ISBLANK(R7)))" style:apply-style-name="cf1" style:base-cell-address="Data_Sheet.R7"/>
    </style:style>
    <style:style style:name="ce72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S8)),ISBLANK(R8)))" style:apply-style-name="cf1" style:base-cell-address="Data_Sheet.R8"/>
      <style:map style:condition="is-true-formula(msoxl:AND(NOT(ISBLANK(S8)),ISBLANK(R8)))" style:apply-style-name="cf1" style:base-cell-address="Data_Sheet.R8"/>
      <style:map style:condition="is-true-formula(msoxl:AND(NOT(ISBLANK(S8)),ISBLANK(R8)))" style:apply-style-name="cf1" style:base-cell-address="Data_Sheet.R8"/>
      <style:map style:condition="is-true-formula(msoxl:AND(NOT(ISBLANK(S8)),ISBLANK(R8)))" style:apply-style-name="cf1" style:base-cell-address="Data_Sheet.R8"/>
    </style:style>
    <style:style style:name="ce73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S9)),ISBLANK(R9)))" style:apply-style-name="cf1" style:base-cell-address="Data_Sheet.R9"/>
      <style:map style:condition="is-true-formula(msoxl:AND(NOT(ISBLANK(S9)),ISBLANK(R9)))" style:apply-style-name="cf1" style:base-cell-address="Data_Sheet.R9"/>
      <style:map style:condition="is-true-formula(msoxl:AND(NOT(ISBLANK(S9)),ISBLANK(R9)))" style:apply-style-name="cf1" style:base-cell-address="Data_Sheet.R9"/>
      <style:map style:condition="is-true-formula(msoxl:AND(NOT(ISBLANK(S9)),ISBLANK(R9)))" style:apply-style-name="cf1" style:base-cell-address="Data_Sheet.R9"/>
      <style:map style:condition="is-true-formula(msoxl:AND(NOT(ISBLANK(S9)),ISBLANK(R9)))" style:apply-style-name="cf1" style:base-cell-address="Data_Sheet.R9"/>
      <style:map style:condition="is-true-formula(msoxl:AND(NOT(ISBLANK(S9)),ISBLANK(R9)))" style:apply-style-name="cf1" style:base-cell-address="Data_Sheet.R9"/>
      <style:map style:condition="is-true-formula(msoxl:AND(NOT(ISBLANK(S9)),ISBLANK(R9)))" style:apply-style-name="cf1" style:base-cell-address="Data_Sheet.R9"/>
    </style:style>
    <style:style style:name="ce74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R5)),ISBLANK(S5)))" style:apply-style-name="cf1" style:base-cell-address="Data_Sheet.S5"/>
      <style:map style:condition="is-true-formula(msoxl:AND(NOT(ISBLANK(R9)),ISBLANK(S9)))" style:apply-style-name="cf1" style:base-cell-address="Data_Sheet.S9"/>
      <style:map style:condition="is-true-formula(msoxl:AND(NOT(ISBLANK(R9)),ISBLANK(S9)))" style:apply-style-name="cf1" style:base-cell-address="Data_Sheet.S9"/>
      <style:map style:condition="is-true-formula(msoxl:AND(NOT(ISBLANK(R9)),ISBLANK(S9)))" style:apply-style-name="cf1" style:base-cell-address="Data_Sheet.S9"/>
      <style:map style:condition="is-true-formula(msoxl:AND(NOT(ISBLANK(R9)),ISBLANK(S9)))" style:apply-style-name="cf1" style:base-cell-address="Data_Sheet.S9"/>
      <style:map style:condition="is-true-formula(msoxl:AND(NOT(ISBLANK(R9)),ISBLANK(S9)))" style:apply-style-name="cf1" style:base-cell-address="Data_Sheet.S9"/>
      <style:map style:condition="is-true-formula(msoxl:AND(NOT(ISBLANK(R9)),ISBLANK(S9)))" style:apply-style-name="cf1" style:base-cell-address="Data_Sheet.S9"/>
      <style:map style:condition="is-true-formula(msoxl:AND(NOT(ISBLANK(R9)),ISBLANK(S9)))" style:apply-style-name="cf1" style:base-cell-address="Data_Sheet.S9"/>
      <style:map style:condition="is-true-formula(msoxl:AND(NOT(ISBLANK(R9)),ISBLANK(S9)))" style:apply-style-name="cf1" style:base-cell-address="Data_Sheet.S9"/>
    </style:style>
    <style:style style:name="ce75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R7)),ISBLANK(S7)))" style:apply-style-name="cf1" style:base-cell-address="Data_Sheet.S7"/>
      <style:map style:condition="is-true-formula(msoxl:AND(NOT(ISBLANK(R7)),ISBLANK(S7)))" style:apply-style-name="cf1" style:base-cell-address="Data_Sheet.S7"/>
      <style:map style:condition="is-true-formula(msoxl:AND(NOT(ISBLANK(R7)),ISBLANK(S7)))" style:apply-style-name="cf1" style:base-cell-address="Data_Sheet.S7"/>
      <style:map style:condition="is-true-formula(msoxl:AND(NOT(ISBLANK(R7)),ISBLANK(S7)))" style:apply-style-name="cf1" style:base-cell-address="Data_Sheet.S7"/>
    </style:style>
    <style:style style:name="ce76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R8)),ISBLANK(S8)))" style:apply-style-name="cf1" style:base-cell-address="Data_Sheet.S8"/>
      <style:map style:condition="is-true-formula(msoxl:AND(NOT(ISBLANK(R8)),ISBLANK(S8)))" style:apply-style-name="cf1" style:base-cell-address="Data_Sheet.S8"/>
      <style:map style:condition="is-true-formula(msoxl:AND(NOT(ISBLANK(R8)),ISBLANK(S8)))" style:apply-style-name="cf1" style:base-cell-address="Data_Sheet.S8"/>
      <style:map style:condition="is-true-formula(msoxl:AND(NOT(ISBLANK(R8)),ISBLANK(S8)))" style:apply-style-name="cf1" style:base-cell-address="Data_Sheet.S8"/>
      <style:map style:condition="is-true-formula(msoxl:AND(NOT(ISBLANK(R8)),ISBLANK(S8)))" style:apply-style-name="cf1" style:base-cell-address="Data_Sheet.S8"/>
      <style:map style:condition="is-true-formula(msoxl:AND(NOT(ISBLANK(R8)),ISBLANK(S8)))" style:apply-style-name="cf1" style:base-cell-address="Data_Sheet.S8"/>
    </style:style>
    <style:style style:name="ce77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S5)),ISBLANK(R5)))" style:apply-style-name="cf1" style:base-cell-address="Data_Sheet.R5"/>
      <style:map style:condition="is-true-formula(msoxl:AND(NOT(ISBLANK(U9)),ISBLANK(T9)))" style:apply-style-name="cf1" style:base-cell-address="Data_Sheet.T9"/>
      <style:map style:condition="is-true-formula(msoxl:AND(NOT(ISBLANK(U9)),ISBLANK(T9)))" style:apply-style-name="cf1" style:base-cell-address="Data_Sheet.T9"/>
      <style:map style:condition="is-true-formula(msoxl:AND(NOT(ISBLANK(U9)),ISBLANK(T9)))" style:apply-style-name="cf1" style:base-cell-address="Data_Sheet.T9"/>
      <style:map style:condition="is-true-formula(msoxl:AND(NOT(ISBLANK(U9)),ISBLANK(T9)))" style:apply-style-name="cf1" style:base-cell-address="Data_Sheet.T9"/>
      <style:map style:condition="is-true-formula(msoxl:AND(NOT(ISBLANK(U9)),ISBLANK(T9)))" style:apply-style-name="cf1" style:base-cell-address="Data_Sheet.T9"/>
      <style:map style:condition="is-true-formula(msoxl:AND(NOT(ISBLANK(U9)),ISBLANK(T9)))" style:apply-style-name="cf1" style:base-cell-address="Data_Sheet.T9"/>
    </style:style>
    <style:style style:name="ce78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U7)),ISBLANK(T7)))" style:apply-style-name="cf1" style:base-cell-address="Data_Sheet.T7"/>
      <style:map style:condition="is-true-formula(msoxl:AND(NOT(ISBLANK(U7)),ISBLANK(T7)))" style:apply-style-name="cf1" style:base-cell-address="Data_Sheet.T7"/>
    </style:style>
    <style:style style:name="ce79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U8)),ISBLANK(T8)))" style:apply-style-name="cf1" style:base-cell-address="Data_Sheet.T8"/>
      <style:map style:condition="is-true-formula(msoxl:AND(NOT(ISBLANK(U8)),ISBLANK(T8)))" style:apply-style-name="cf1" style:base-cell-address="Data_Sheet.T8"/>
      <style:map style:condition="is-true-formula(msoxl:AND(NOT(ISBLANK(U8)),ISBLANK(T8)))" style:apply-style-name="cf1" style:base-cell-address="Data_Sheet.T8"/>
      <style:map style:condition="is-true-formula(msoxl:AND(NOT(ISBLANK(U8)),ISBLANK(T8)))" style:apply-style-name="cf1" style:base-cell-address="Data_Sheet.T8"/>
    </style:style>
    <style:style style:name="ce80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R6)),ISBLANK(S6)))" style:apply-style-name="cf1" style:base-cell-address="Data_Sheet.S6"/>
      <style:map style:condition="is-true-formula(msoxl:AND(NOT(ISBLANK(R6)),ISBLANK(S6)))" style:apply-style-name="cf1" style:base-cell-address="Data_Sheet.S6"/>
      <style:map style:condition="is-true-formula(msoxl:AND(NOT(ISBLANK(R6)),ISBLANK(S6)))" style:apply-style-name="cf1" style:base-cell-address="Data_Sheet.S6"/>
      <style:map style:condition="is-true-formula(msoxl:AND(NOT(ISBLANK(R6)),ISBLANK(S6)))" style:apply-style-name="cf1" style:base-cell-address="Data_Sheet.S6"/>
      <style:map style:condition="is-true-formula(msoxl:AND(NOT(ISBLANK(R6)),ISBLANK(S6)))" style:apply-style-name="cf1" style:base-cell-address="Data_Sheet.S6"/>
      <style:map style:condition="is-true-formula(msoxl:AND(NOT(ISBLANK(R6)),ISBLANK(S6)))" style:apply-style-name="cf1" style:base-cell-address="Data_Sheet.S6"/>
      <style:map style:condition="is-true-formula(msoxl:AND(NOT(ISBLANK(R6)),ISBLANK(S6)))" style:apply-style-name="cf1" style:base-cell-address="Data_Sheet.S6"/>
      <style:map style:condition="is-true-formula(msoxl:AND(NOT(ISBLANK(R6)),ISBLANK(S6)))" style:apply-style-name="cf1" style:base-cell-address="Data_Sheet.S6"/>
      <style:map style:condition="is-true-formula(msoxl:AND(NOT(ISBLANK(R6)),ISBLANK(S6)))" style:apply-style-name="cf1" style:base-cell-address="Data_Sheet.S6"/>
      <style:map style:condition="is-true-formula(msoxl:AND(NOT(ISBLANK(R6)),ISBLANK(S6)))" style:apply-style-name="cf1" style:base-cell-address="Data_Sheet.S6"/>
      <style:map style:condition="is-true-formula(msoxl:AND(NOT(ISBLANK(R6)),ISBLANK(S6)))" style:apply-style-name="cf1" style:base-cell-address="Data_Sheet.S6"/>
      <style:map style:condition="is-true-formula(msoxl:AND(NOT(ISBLANK(R6)),ISBLANK(S6)))" style:apply-style-name="cf1" style:base-cell-address="Data_Sheet.S6"/>
      <style:map style:condition="is-true-formula(msoxl:AND(NOT(ISBLANK(R6)),ISBLANK(S6)))" style:apply-style-name="cf1" style:base-cell-address="Data_Sheet.S6"/>
      <style:map style:condition="is-true-formula(msoxl:AND(NOT(ISBLANK(R6)),ISBLANK(S6)))" style:apply-style-name="cf1" style:base-cell-address="Data_Sheet.S6"/>
    </style:style>
    <style:style style:name="ce81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I8)),ISBLANK(H8)))" style:apply-style-name="cf1" style:base-cell-address="Data_Sheet.H8"/>
      <style:map style:condition="is-true-formula(msoxl:AND(NOT(ISBLANK(I8)),ISBLANK(H8)))" style:apply-style-name="cf1" style:base-cell-address="Data_Sheet.H8"/>
      <style:map style:condition="is-true-formula(msoxl:AND(NOT(ISBLANK(I8)),ISBLANK(H8)))" style:apply-style-name="cf1" style:base-cell-address="Data_Sheet.H8"/>
      <style:map style:condition="is-true-formula(msoxl:AND(NOT(ISBLANK(I8)),ISBLANK(H8)))" style:apply-style-name="cf1" style:base-cell-address="Data_Sheet.H8"/>
      <style:map style:condition="is-true-formula(msoxl:AND(NOT(ISBLANK(I8)),ISBLANK(H8)))" style:apply-style-name="cf1" style:base-cell-address="Data_Sheet.H8"/>
    </style:style>
    <style:style style:name="ce82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I7)),ISBLANK(H7)))" style:apply-style-name="cf1" style:base-cell-address="Data_Sheet.H7"/>
      <style:map style:condition="is-true-formula(msoxl:AND(NOT(ISBLANK(I7)),ISBLANK(H7)))" style:apply-style-name="cf1" style:base-cell-address="Data_Sheet.H7"/>
      <style:map style:condition="is-true-formula(msoxl:AND(NOT(ISBLANK(I7)),ISBLANK(H7)))" style:apply-style-name="cf1" style:base-cell-address="Data_Sheet.H7"/>
      <style:map style:condition="is-true-formula(msoxl:AND(NOT(ISBLANK(I7)),ISBLANK(H7)))" style:apply-style-name="cf1" style:base-cell-address="Data_Sheet.H7"/>
      <style:map style:condition="is-true-formula(msoxl:AND(NOT(ISBLANK(I7)),ISBLANK(H7)))" style:apply-style-name="cf1" style:base-cell-address="Data_Sheet.H7"/>
      <style:map style:condition="is-true-formula(msoxl:AND(NOT(ISBLANK(I7)),ISBLANK(H7)))" style:apply-style-name="cf1" style:base-cell-address="Data_Sheet.H7"/>
      <style:map style:condition="is-true-formula(msoxl:AND(NOT(ISBLANK(I7)),ISBLANK(H7)))" style:apply-style-name="cf1" style:base-cell-address="Data_Sheet.H7"/>
      <style:map style:condition="is-true-formula(msoxl:AND(NOT(ISBLANK(I7)),ISBLANK(H7)))" style:apply-style-name="cf1" style:base-cell-address="Data_Sheet.H7"/>
      <style:map style:condition="is-true-formula(msoxl:AND(NOT(ISBLANK(I7)),ISBLANK(H7)))" style:apply-style-name="cf1" style:base-cell-address="Data_Sheet.H7"/>
      <style:map style:condition="is-true-formula(msoxl:AND(NOT(ISBLANK(I7)),ISBLANK(H7)))" style:apply-style-name="cf1" style:base-cell-address="Data_Sheet.H7"/>
      <style:map style:condition="is-true-formula(msoxl:AND(NOT(ISBLANK(I7)),ISBLANK(H7)))" style:apply-style-name="cf1" style:base-cell-address="Data_Sheet.H7"/>
      <style:map style:condition="is-true-formula(msoxl:AND(NOT(ISBLANK(I7)),ISBLANK(H7)))" style:apply-style-name="cf1" style:base-cell-address="Data_Sheet.H7"/>
      <style:map style:condition="is-true-formula(msoxl:AND(NOT(ISBLANK(I7)),ISBLANK(H7)))" style:apply-style-name="cf1" style:base-cell-address="Data_Sheet.H7"/>
      <style:map style:condition="is-true-formula(msoxl:AND(NOT(ISBLANK(I7)),ISBLANK(H7)))" style:apply-style-name="cf1" style:base-cell-address="Data_Sheet.H7"/>
      <style:map style:condition="is-true-formula(msoxl:AND(NOT(ISBLANK(I7)),ISBLANK(H7)))" style:apply-style-name="cf1" style:base-cell-address="Data_Sheet.H7"/>
      <style:map style:condition="is-true-formula(msoxl:AND(NOT(ISBLANK(I7)),ISBLANK(H7)))" style:apply-style-name="cf1" style:base-cell-address="Data_Sheet.H7"/>
      <style:map style:condition="is-true-formula(msoxl:AND(NOT(ISBLANK(I7)),ISBLANK(H7)))" style:apply-style-name="cf1" style:base-cell-address="Data_Sheet.H7"/>
      <style:map style:condition="is-true-formula(msoxl:AND(NOT(ISBLANK(I7)),ISBLANK(H7)))" style:apply-style-name="cf1" style:base-cell-address="Data_Sheet.H7"/>
      <style:map style:condition="is-true-formula(msoxl:AND(NOT(ISBLANK(I7)),ISBLANK(H7)))" style:apply-style-name="cf1" style:base-cell-address="Data_Sheet.H7"/>
      <style:map style:condition="is-true-formula(msoxl:AND(NOT(ISBLANK(I7)),ISBLANK(H7)))" style:apply-style-name="cf1" style:base-cell-address="Data_Sheet.H7"/>
    </style:style>
    <style:style style:name="ce83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I9)),ISBLANK(H9)))" style:apply-style-name="cf1" style:base-cell-address="Data_Sheet.H9"/>
      <style:map style:condition="is-true-formula(msoxl:AND(NOT(ISBLANK(I9)),ISBLANK(H9)))" style:apply-style-name="cf1" style:base-cell-address="Data_Sheet.H9"/>
      <style:map style:condition="is-true-formula(msoxl:AND(NOT(ISBLANK(I9)),ISBLANK(H9)))" style:apply-style-name="cf1" style:base-cell-address="Data_Sheet.H9"/>
      <style:map style:condition="is-true-formula(msoxl:AND(NOT(ISBLANK(I9)),ISBLANK(H9)))" style:apply-style-name="cf1" style:base-cell-address="Data_Sheet.H9"/>
      <style:map style:condition="is-true-formula(msoxl:AND(NOT(ISBLANK(I9)),ISBLANK(H9)))" style:apply-style-name="cf1" style:base-cell-address="Data_Sheet.H9"/>
      <style:map style:condition="is-true-formula(msoxl:AND(NOT(ISBLANK(I9)),ISBLANK(H9)))" style:apply-style-name="cf1" style:base-cell-address="Data_Sheet.H9"/>
    </style:style>
    <style:style style:name="ce84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H8)),ISBLANK(I8)))" style:apply-style-name="cf1" style:base-cell-address="Data_Sheet.I8"/>
      <style:map style:condition="is-true-formula(msoxl:AND(NOT(ISBLANK(H8)),ISBLANK(I8)))" style:apply-style-name="cf1" style:base-cell-address="Data_Sheet.I8"/>
      <style:map style:condition="is-true-formula(msoxl:AND(NOT(ISBLANK(H8)),ISBLANK(I8)))" style:apply-style-name="cf1" style:base-cell-address="Data_Sheet.I8"/>
      <style:map style:condition="is-true-formula(msoxl:AND(NOT(ISBLANK(H8)),ISBLANK(I8)))" style:apply-style-name="cf1" style:base-cell-address="Data_Sheet.I8"/>
      <style:map style:condition="is-true-formula(msoxl:AND(NOT(ISBLANK(H8)),ISBLANK(I8)))" style:apply-style-name="cf1" style:base-cell-address="Data_Sheet.I8"/>
      <style:map style:condition="is-true-formula(msoxl:AND(NOT(ISBLANK(H8)),ISBLANK(I8)))" style:apply-style-name="cf1" style:base-cell-address="Data_Sheet.I8"/>
      <style:map style:condition="is-true-formula(msoxl:AND(NOT(ISBLANK(H8)),ISBLANK(I8)))" style:apply-style-name="cf1" style:base-cell-address="Data_Sheet.I8"/>
    </style:style>
    <style:style style:name="ce85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H7)),ISBLANK(I7)))" style:apply-style-name="cf1" style:base-cell-address="Data_Sheet.I7"/>
      <style:map style:condition="is-true-formula(msoxl:AND(NOT(ISBLANK(H7)),ISBLANK(I7)))" style:apply-style-name="cf1" style:base-cell-address="Data_Sheet.I7"/>
      <style:map style:condition="is-true-formula(msoxl:AND(NOT(ISBLANK(H7)),ISBLANK(I7)))" style:apply-style-name="cf1" style:base-cell-address="Data_Sheet.I7"/>
      <style:map style:condition="is-true-formula(msoxl:AND(NOT(ISBLANK(H7)),ISBLANK(I7)))" style:apply-style-name="cf1" style:base-cell-address="Data_Sheet.I7"/>
      <style:map style:condition="is-true-formula(msoxl:AND(NOT(ISBLANK(H7)),ISBLANK(I7)))" style:apply-style-name="cf1" style:base-cell-address="Data_Sheet.I7"/>
      <style:map style:condition="is-true-formula(msoxl:AND(NOT(ISBLANK(H7)),ISBLANK(I7)))" style:apply-style-name="cf1" style:base-cell-address="Data_Sheet.I7"/>
      <style:map style:condition="is-true-formula(msoxl:AND(NOT(ISBLANK(H7)),ISBLANK(I7)))" style:apply-style-name="cf1" style:base-cell-address="Data_Sheet.I7"/>
      <style:map style:condition="is-true-formula(msoxl:AND(NOT(ISBLANK(H7)),ISBLANK(I7)))" style:apply-style-name="cf1" style:base-cell-address="Data_Sheet.I7"/>
      <style:map style:condition="is-true-formula(msoxl:AND(NOT(ISBLANK(H7)),ISBLANK(I7)))" style:apply-style-name="cf1" style:base-cell-address="Data_Sheet.I7"/>
      <style:map style:condition="is-true-formula(msoxl:AND(NOT(ISBLANK(H7)),ISBLANK(I7)))" style:apply-style-name="cf1" style:base-cell-address="Data_Sheet.I7"/>
      <style:map style:condition="is-true-formula(msoxl:AND(NOT(ISBLANK(H7)),ISBLANK(I7)))" style:apply-style-name="cf1" style:base-cell-address="Data_Sheet.I7"/>
      <style:map style:condition="is-true-formula(msoxl:AND(NOT(ISBLANK(H7)),ISBLANK(I7)))" style:apply-style-name="cf1" style:base-cell-address="Data_Sheet.I7"/>
      <style:map style:condition="is-true-formula(msoxl:AND(NOT(ISBLANK(H7)),ISBLANK(I7)))" style:apply-style-name="cf1" style:base-cell-address="Data_Sheet.I7"/>
      <style:map style:condition="is-true-formula(msoxl:AND(NOT(ISBLANK(H7)),ISBLANK(I7)))" style:apply-style-name="cf1" style:base-cell-address="Data_Sheet.I7"/>
      <style:map style:condition="is-true-formula(msoxl:AND(NOT(ISBLANK(H7)),ISBLANK(I7)))" style:apply-style-name="cf1" style:base-cell-address="Data_Sheet.I7"/>
      <style:map style:condition="is-true-formula(msoxl:AND(NOT(ISBLANK(H7)),ISBLANK(I7)))" style:apply-style-name="cf1" style:base-cell-address="Data_Sheet.I7"/>
      <style:map style:condition="is-true-formula(msoxl:AND(NOT(ISBLANK(H7)),ISBLANK(I7)))" style:apply-style-name="cf1" style:base-cell-address="Data_Sheet.I7"/>
      <style:map style:condition="is-true-formula(msoxl:AND(NOT(ISBLANK(H7)),ISBLANK(I7)))" style:apply-style-name="cf1" style:base-cell-address="Data_Sheet.I7"/>
      <style:map style:condition="is-true-formula(msoxl:AND(NOT(ISBLANK(H7)),ISBLANK(I7)))" style:apply-style-name="cf1" style:base-cell-address="Data_Sheet.I7"/>
      <style:map style:condition="is-true-formula(msoxl:AND(NOT(ISBLANK(H7)),ISBLANK(I7)))" style:apply-style-name="cf1" style:base-cell-address="Data_Sheet.I7"/>
      <style:map style:condition="is-true-formula(msoxl:AND(NOT(ISBLANK(H7)),ISBLANK(I7)))" style:apply-style-name="cf1" style:base-cell-address="Data_Sheet.I7"/>
      <style:map style:condition="is-true-formula(msoxl:AND(NOT(ISBLANK(H7)),ISBLANK(I7)))" style:apply-style-name="cf1" style:base-cell-address="Data_Sheet.I7"/>
    </style:style>
    <style:style style:name="ce86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H9)),ISBLANK(I9)))" style:apply-style-name="cf1" style:base-cell-address="Data_Sheet.I9"/>
      <style:map style:condition="is-true-formula(msoxl:AND(NOT(ISBLANK(H9)),ISBLANK(I9)))" style:apply-style-name="cf1" style:base-cell-address="Data_Sheet.I9"/>
      <style:map style:condition="is-true-formula(msoxl:AND(NOT(ISBLANK(H9)),ISBLANK(I9)))" style:apply-style-name="cf1" style:base-cell-address="Data_Sheet.I9"/>
      <style:map style:condition="is-true-formula(msoxl:AND(NOT(ISBLANK(H9)),ISBLANK(I9)))" style:apply-style-name="cf1" style:base-cell-address="Data_Sheet.I9"/>
      <style:map style:condition="is-true-formula(msoxl:AND(NOT(ISBLANK(H9)),ISBLANK(I9)))" style:apply-style-name="cf1" style:base-cell-address="Data_Sheet.I9"/>
      <style:map style:condition="is-true-formula(msoxl:AND(NOT(ISBLANK(H9)),ISBLANK(I9)))" style:apply-style-name="cf1" style:base-cell-address="Data_Sheet.I9"/>
    </style:style>
    <style:style style:name="ce87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I5)),ISBLANK(H5)))" style:apply-style-name="cf1" style:base-cell-address="Data_Sheet.H5"/>
      <style:map style:condition="is-true-formula(msoxl:AND(NOT(ISBLANK(I5)),ISBLANK(H5)))" style:apply-style-name="cf1" style:base-cell-address="Data_Sheet.H5"/>
      <style:map style:condition="is-true-formula(msoxl:AND(NOT(ISBLANK(I5)),ISBLANK(H5)))" style:apply-style-name="cf1" style:base-cell-address="Data_Sheet.H5"/>
      <style:map style:condition="is-true-formula(msoxl:AND(NOT(ISBLANK(I5)),ISBLANK(H5)))" style:apply-style-name="cf1" style:base-cell-address="Data_Sheet.H5"/>
      <style:map style:condition="is-true-formula(msoxl:AND(NOT(ISBLANK(I5)),ISBLANK(H5)))" style:apply-style-name="cf1" style:base-cell-address="Data_Sheet.H5"/>
      <style:map style:condition="is-true-formula(msoxl:AND(NOT(ISBLANK(I5)),ISBLANK(H5)))" style:apply-style-name="cf1" style:base-cell-address="Data_Sheet.H5"/>
      <style:map style:condition="is-true-formula(msoxl:AND(NOT(ISBLANK(I5)),ISBLANK(H5)))" style:apply-style-name="cf1" style:base-cell-address="Data_Sheet.H5"/>
      <style:map style:condition="is-true-formula(msoxl:AND(NOT(ISBLANK(I5)),ISBLANK(H5)))" style:apply-style-name="cf1" style:base-cell-address="Data_Sheet.H5"/>
      <style:map style:condition="is-true-formula(msoxl:AND(NOT(ISBLANK(I5)),ISBLANK(H5)))" style:apply-style-name="cf1" style:base-cell-address="Data_Sheet.H5"/>
      <style:map style:condition="is-true-formula(msoxl:AND(NOT(ISBLANK(I5)),ISBLANK(H5)))" style:apply-style-name="cf1" style:base-cell-address="Data_Sheet.H5"/>
      <style:map style:condition="is-true-formula(msoxl:AND(NOT(ISBLANK(I5)),ISBLANK(H5)))" style:apply-style-name="cf1" style:base-cell-address="Data_Sheet.H5"/>
    </style:style>
    <style:style style:name="ce88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I4)),ISBLANK(H4)))" style:apply-style-name="cf1" style:base-cell-address="Data_Sheet.H4"/>
      <style:map style:condition="is-true-formula(msoxl:AND(NOT(ISBLANK(I4)),ISBLANK(H4)))" style:apply-style-name="cf1" style:base-cell-address="Data_Sheet.H4"/>
      <style:map style:condition="is-true-formula(msoxl:AND(NOT(ISBLANK(I4)),ISBLANK(H4)))" style:apply-style-name="cf1" style:base-cell-address="Data_Sheet.H4"/>
    </style:style>
    <style:style style:name="ce89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I6)),ISBLANK(H6)))" style:apply-style-name="cf1" style:base-cell-address="Data_Sheet.H6"/>
      <style:map style:condition="is-true-formula(msoxl:AND(NOT(ISBLANK(I6)),ISBLANK(H6)))" style:apply-style-name="cf1" style:base-cell-address="Data_Sheet.H6"/>
      <style:map style:condition="is-true-formula(msoxl:AND(NOT(ISBLANK(I6)),ISBLANK(H6)))" style:apply-style-name="cf1" style:base-cell-address="Data_Sheet.H6"/>
      <style:map style:condition="is-true-formula(msoxl:AND(NOT(ISBLANK(I6)),ISBLANK(H6)))" style:apply-style-name="cf1" style:base-cell-address="Data_Sheet.H6"/>
      <style:map style:condition="is-true-formula(msoxl:AND(NOT(ISBLANK(I6)),ISBLANK(H6)))" style:apply-style-name="cf1" style:base-cell-address="Data_Sheet.H6"/>
      <style:map style:condition="is-true-formula(msoxl:AND(NOT(ISBLANK(I6)),ISBLANK(H6)))" style:apply-style-name="cf1" style:base-cell-address="Data_Sheet.H6"/>
      <style:map style:condition="is-true-formula(msoxl:AND(NOT(ISBLANK(I6)),ISBLANK(H6)))" style:apply-style-name="cf1" style:base-cell-address="Data_Sheet.H6"/>
      <style:map style:condition="is-true-formula(msoxl:AND(NOT(ISBLANK(I6)),ISBLANK(H6)))" style:apply-style-name="cf1" style:base-cell-address="Data_Sheet.H6"/>
      <style:map style:condition="is-true-formula(msoxl:AND(NOT(ISBLANK(I6)),ISBLANK(H6)))" style:apply-style-name="cf1" style:base-cell-address="Data_Sheet.H6"/>
      <style:map style:condition="is-true-formula(msoxl:AND(NOT(ISBLANK(I6)),ISBLANK(H6)))" style:apply-style-name="cf1" style:base-cell-address="Data_Sheet.H6"/>
      <style:map style:condition="is-true-formula(msoxl:AND(NOT(ISBLANK(I6)),ISBLANK(H6)))" style:apply-style-name="cf1" style:base-cell-address="Data_Sheet.H6"/>
      <style:map style:condition="is-true-formula(msoxl:AND(NOT(ISBLANK(I6)),ISBLANK(H6)))" style:apply-style-name="cf1" style:base-cell-address="Data_Sheet.H6"/>
    </style:style>
    <style:style style:name="ce90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J5)),ISBLANK(I5)))" style:apply-style-name="cf1" style:base-cell-address="Data_Sheet.I5"/>
      <style:map style:condition="is-true-formula(msoxl:AND(NOT(ISBLANK(H5)),ISBLANK(I5)))" style:apply-style-name="cf1" style:base-cell-address="Data_Sheet.I5"/>
      <style:map style:condition="is-true-formula(msoxl:AND(NOT(ISBLANK(H5)),ISBLANK(I5)))" style:apply-style-name="cf1" style:base-cell-address="Data_Sheet.I5"/>
      <style:map style:condition="is-true-formula(msoxl:AND(NOT(ISBLANK(H5)),ISBLANK(I5)))" style:apply-style-name="cf1" style:base-cell-address="Data_Sheet.I5"/>
      <style:map style:condition="is-true-formula(msoxl:AND(NOT(ISBLANK(H5)),ISBLANK(I5)))" style:apply-style-name="cf1" style:base-cell-address="Data_Sheet.I5"/>
      <style:map style:condition="is-true-formula(msoxl:AND(NOT(ISBLANK(H5)),ISBLANK(I5)))" style:apply-style-name="cf1" style:base-cell-address="Data_Sheet.I5"/>
      <style:map style:condition="is-true-formula(msoxl:AND(NOT(ISBLANK(H5)),ISBLANK(I5)))" style:apply-style-name="cf1" style:base-cell-address="Data_Sheet.I5"/>
      <style:map style:condition="is-true-formula(msoxl:AND(NOT(ISBLANK(H5)),ISBLANK(I5)))" style:apply-style-name="cf1" style:base-cell-address="Data_Sheet.I5"/>
      <style:map style:condition="is-true-formula(msoxl:AND(NOT(ISBLANK(H5)),ISBLANK(I5)))" style:apply-style-name="cf1" style:base-cell-address="Data_Sheet.I5"/>
      <style:map style:condition="is-true-formula(msoxl:AND(NOT(ISBLANK(H5)),ISBLANK(I5)))" style:apply-style-name="cf1" style:base-cell-address="Data_Sheet.I5"/>
      <style:map style:condition="is-true-formula(msoxl:AND(NOT(ISBLANK(H5)),ISBLANK(I5)))" style:apply-style-name="cf1" style:base-cell-address="Data_Sheet.I5"/>
      <style:map style:condition="is-true-formula(msoxl:AND(NOT(ISBLANK(H5)),ISBLANK(I5)))" style:apply-style-name="cf1" style:base-cell-address="Data_Sheet.I5"/>
      <style:map style:condition="is-true-formula(msoxl:AND(NOT(ISBLANK(H5)),ISBLANK(I5)))" style:apply-style-name="cf1" style:base-cell-address="Data_Sheet.I5"/>
      <style:map style:condition="is-true-formula(msoxl:AND(NOT(ISBLANK(H5)),ISBLANK(I5)))" style:apply-style-name="cf1" style:base-cell-address="Data_Sheet.I5"/>
      <style:map style:condition="is-true-formula(msoxl:AND(NOT(ISBLANK(H5)),ISBLANK(I5)))" style:apply-style-name="cf1" style:base-cell-address="Data_Sheet.I5"/>
    </style:style>
    <style:style style:name="ce91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H4)),ISBLANK(I4)))" style:apply-style-name="cf1" style:base-cell-address="Data_Sheet.I4"/>
      <style:map style:condition="is-true-formula(msoxl:AND(NOT(ISBLANK(H4)),ISBLANK(I4)))" style:apply-style-name="cf1" style:base-cell-address="Data_Sheet.I4"/>
      <style:map style:condition="is-true-formula(msoxl:AND(NOT(ISBLANK(H4)),ISBLANK(I4)))" style:apply-style-name="cf1" style:base-cell-address="Data_Sheet.I4"/>
    </style:style>
    <style:style style:name="ce92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H6)),ISBLANK(I6)))" style:apply-style-name="cf1" style:base-cell-address="Data_Sheet.I6"/>
      <style:map style:condition="is-true-formula(msoxl:AND(NOT(ISBLANK(H6)),ISBLANK(I6)))" style:apply-style-name="cf1" style:base-cell-address="Data_Sheet.I6"/>
      <style:map style:condition="is-true-formula(msoxl:AND(NOT(ISBLANK(H6)),ISBLANK(I6)))" style:apply-style-name="cf1" style:base-cell-address="Data_Sheet.I6"/>
      <style:map style:condition="is-true-formula(msoxl:AND(NOT(ISBLANK(H6)),ISBLANK(I6)))" style:apply-style-name="cf1" style:base-cell-address="Data_Sheet.I6"/>
      <style:map style:condition="is-true-formula(msoxl:AND(NOT(ISBLANK(H6)),ISBLANK(I6)))" style:apply-style-name="cf1" style:base-cell-address="Data_Sheet.I6"/>
      <style:map style:condition="is-true-formula(msoxl:AND(NOT(ISBLANK(H6)),ISBLANK(I6)))" style:apply-style-name="cf1" style:base-cell-address="Data_Sheet.I6"/>
      <style:map style:condition="is-true-formula(msoxl:AND(NOT(ISBLANK(H6)),ISBLANK(I6)))" style:apply-style-name="cf1" style:base-cell-address="Data_Sheet.I6"/>
      <style:map style:condition="is-true-formula(msoxl:AND(NOT(ISBLANK(H6)),ISBLANK(I6)))" style:apply-style-name="cf1" style:base-cell-address="Data_Sheet.I6"/>
      <style:map style:condition="is-true-formula(msoxl:AND(NOT(ISBLANK(H6)),ISBLANK(I6)))" style:apply-style-name="cf1" style:base-cell-address="Data_Sheet.I6"/>
      <style:map style:condition="is-true-formula(msoxl:AND(NOT(ISBLANK(H6)),ISBLANK(I6)))" style:apply-style-name="cf1" style:base-cell-address="Data_Sheet.I6"/>
      <style:map style:condition="is-true-formula(msoxl:AND(NOT(ISBLANK(H6)),ISBLANK(I6)))" style:apply-style-name="cf1" style:base-cell-address="Data_Sheet.I6"/>
      <style:map style:condition="is-true-formula(msoxl:AND(NOT(ISBLANK(J6)),ISBLANK(I6)))" style:apply-style-name="cf1" style:base-cell-address="Data_Sheet.I6"/>
      <style:map style:condition="is-true-formula(msoxl:AND(NOT(ISBLANK(H6)),ISBLANK(I6)))" style:apply-style-name="cf1" style:base-cell-address="Data_Sheet.I6"/>
      <style:map style:condition="is-true-formula(msoxl:AND(NOT(ISBLANK(H6)),ISBLANK(I6)))" style:apply-style-name="cf1" style:base-cell-address="Data_Sheet.I6"/>
      <style:map style:condition="is-true-formula(msoxl:AND(NOT(ISBLANK(H6)),ISBLANK(I6)))" style:apply-style-name="cf1" style:base-cell-address="Data_Sheet.I6"/>
      <style:map style:condition="is-true-formula(msoxl:AND(NOT(ISBLANK(H6)),ISBLANK(I6)))" style:apply-style-name="cf1" style:base-cell-address="Data_Sheet.I6"/>
    </style:style>
    <style:style style:name="ce93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K6)),ISBLANK(J6)))" style:apply-style-name="cf1" style:base-cell-address="Data_Sheet.J6"/>
      <style:map style:condition="is-true-formula(msoxl:AND(NOT(ISBLANK(K6)),ISBLANK(J6)))" style:apply-style-name="cf1" style:base-cell-address="Data_Sheet.J6"/>
      <style:map style:condition="is-true-formula(msoxl:AND(NOT(ISBLANK(K6)),ISBLANK(J6)))" style:apply-style-name="cf1" style:base-cell-address="Data_Sheet.J6"/>
      <style:map style:condition="is-true-formula(msoxl:AND(NOT(ISBLANK(K6)),ISBLANK(J6)))" style:apply-style-name="cf1" style:base-cell-address="Data_Sheet.J6"/>
      <style:map style:condition="is-true-formula(msoxl:AND(NOT(ISBLANK(K6)),ISBLANK(J6)))" style:apply-style-name="cf1" style:base-cell-address="Data_Sheet.J6"/>
      <style:map style:condition="is-true-formula(msoxl:AND(NOT(ISBLANK(K6)),ISBLANK(J6)))" style:apply-style-name="cf1" style:base-cell-address="Data_Sheet.J6"/>
      <style:map style:condition="is-true-formula(msoxl:AND(NOT(ISBLANK(K6)),ISBLANK(J6)))" style:apply-style-name="cf1" style:base-cell-address="Data_Sheet.J6"/>
      <style:map style:condition="is-true-formula(msoxl:AND(NOT(ISBLANK(K6)),ISBLANK(J6)))" style:apply-style-name="cf1" style:base-cell-address="Data_Sheet.J6"/>
      <style:map style:condition="is-true-formula(msoxl:AND(NOT(ISBLANK(K6)),ISBLANK(J6)))" style:apply-style-name="cf1" style:base-cell-address="Data_Sheet.J6"/>
      <style:map style:condition="is-true-formula(msoxl:AND(NOT(ISBLANK(K6)),ISBLANK(J6)))" style:apply-style-name="cf1" style:base-cell-address="Data_Sheet.J6"/>
      <style:map style:condition="is-true-formula(msoxl:AND(NOT(ISBLANK(K6)),ISBLANK(J6)))" style:apply-style-name="cf1" style:base-cell-address="Data_Sheet.J6"/>
      <style:map style:condition="is-true-formula(msoxl:AND(NOT(ISBLANK(K6)),ISBLANK(J6)))" style:apply-style-name="cf1" style:base-cell-address="Data_Sheet.J6"/>
    </style:style>
    <style:style style:name="ce94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K5)),ISBLANK(J5)))" style:apply-style-name="cf1" style:base-cell-address="Data_Sheet.J5"/>
      <style:map style:condition="is-true-formula(msoxl:AND(NOT(ISBLANK(K5)),ISBLANK(J5)))" style:apply-style-name="cf1" style:base-cell-address="Data_Sheet.J5"/>
      <style:map style:condition="is-true-formula(msoxl:AND(NOT(ISBLANK(K5)),ISBLANK(J5)))" style:apply-style-name="cf1" style:base-cell-address="Data_Sheet.J5"/>
      <style:map style:condition="is-true-formula(msoxl:AND(NOT(ISBLANK(K5)),ISBLANK(J5)))" style:apply-style-name="cf1" style:base-cell-address="Data_Sheet.J5"/>
      <style:map style:condition="is-true-formula(msoxl:AND(NOT(ISBLANK(K5)),ISBLANK(J5)))" style:apply-style-name="cf1" style:base-cell-address="Data_Sheet.J5"/>
      <style:map style:condition="is-true-formula(msoxl:AND(NOT(ISBLANK(K5)),ISBLANK(J5)))" style:apply-style-name="cf1" style:base-cell-address="Data_Sheet.J5"/>
      <style:map style:condition="is-true-formula(msoxl:AND(NOT(ISBLANK(K5)),ISBLANK(J5)))" style:apply-style-name="cf1" style:base-cell-address="Data_Sheet.J5"/>
      <style:map style:condition="is-true-formula(msoxl:AND(NOT(ISBLANK(K5)),ISBLANK(J5)))" style:apply-style-name="cf1" style:base-cell-address="Data_Sheet.J5"/>
      <style:map style:condition="is-true-formula(msoxl:AND(NOT(ISBLANK(K5)),ISBLANK(J5)))" style:apply-style-name="cf1" style:base-cell-address="Data_Sheet.J5"/>
      <style:map style:condition="is-true-formula(msoxl:AND(NOT(ISBLANK(K5)),ISBLANK(J5)))" style:apply-style-name="cf1" style:base-cell-address="Data_Sheet.J5"/>
      <style:map style:condition="is-true-formula(msoxl:AND(NOT(ISBLANK(K5)),ISBLANK(J5)))" style:apply-style-name="cf1" style:base-cell-address="Data_Sheet.J5"/>
    </style:style>
    <style:style style:name="ce95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K4)),ISBLANK(J4)))" style:apply-style-name="cf1" style:base-cell-address="Data_Sheet.J4"/>
      <style:map style:condition="is-true-formula(msoxl:AND(NOT(ISBLANK(K4)),ISBLANK(J4)))" style:apply-style-name="cf1" style:base-cell-address="Data_Sheet.J4"/>
      <style:map style:condition="is-true-formula(msoxl:AND(NOT(ISBLANK(K4)),ISBLANK(J4)))" style:apply-style-name="cf1" style:base-cell-address="Data_Sheet.J4"/>
    </style:style>
    <style:style style:name="ce96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L5)),ISBLANK(K5)))" style:apply-style-name="cf1" style:base-cell-address="Data_Sheet.K5"/>
      <style:map style:condition="is-true-formula(msoxl:AND(NOT(ISBLANK(J5)),ISBLANK(K5)))" style:apply-style-name="cf1" style:base-cell-address="Data_Sheet.K5"/>
      <style:map style:condition="is-true-formula(msoxl:AND(NOT(ISBLANK(J5)),ISBLANK(K5)))" style:apply-style-name="cf1" style:base-cell-address="Data_Sheet.K5"/>
      <style:map style:condition="is-true-formula(msoxl:AND(NOT(ISBLANK(J5)),ISBLANK(K5)))" style:apply-style-name="cf1" style:base-cell-address="Data_Sheet.K5"/>
      <style:map style:condition="is-true-formula(msoxl:AND(NOT(ISBLANK(J5)),ISBLANK(K5)))" style:apply-style-name="cf1" style:base-cell-address="Data_Sheet.K5"/>
      <style:map style:condition="is-true-formula(msoxl:AND(NOT(ISBLANK(J5)),ISBLANK(K5)))" style:apply-style-name="cf1" style:base-cell-address="Data_Sheet.K5"/>
      <style:map style:condition="is-true-formula(msoxl:AND(NOT(ISBLANK(J5)),ISBLANK(K5)))" style:apply-style-name="cf1" style:base-cell-address="Data_Sheet.K5"/>
      <style:map style:condition="is-true-formula(msoxl:AND(NOT(ISBLANK(J5)),ISBLANK(K5)))" style:apply-style-name="cf1" style:base-cell-address="Data_Sheet.K5"/>
      <style:map style:condition="is-true-formula(msoxl:AND(NOT(ISBLANK(J5)),ISBLANK(K5)))" style:apply-style-name="cf1" style:base-cell-address="Data_Sheet.K5"/>
      <style:map style:condition="is-true-formula(msoxl:AND(NOT(ISBLANK(J5)),ISBLANK(K5)))" style:apply-style-name="cf1" style:base-cell-address="Data_Sheet.K5"/>
      <style:map style:condition="is-true-formula(msoxl:AND(NOT(ISBLANK(J5)),ISBLANK(K5)))" style:apply-style-name="cf1" style:base-cell-address="Data_Sheet.K5"/>
      <style:map style:condition="is-true-formula(msoxl:AND(NOT(ISBLANK(J5)),ISBLANK(K5)))" style:apply-style-name="cf1" style:base-cell-address="Data_Sheet.K5"/>
      <style:map style:condition="is-true-formula(msoxl:AND(NOT(ISBLANK(J5)),ISBLANK(K5)))" style:apply-style-name="cf1" style:base-cell-address="Data_Sheet.K5"/>
      <style:map style:condition="is-true-formula(msoxl:AND(NOT(ISBLANK(J5)),ISBLANK(K5)))" style:apply-style-name="cf1" style:base-cell-address="Data_Sheet.K5"/>
      <style:map style:condition="is-true-formula(msoxl:AND(NOT(ISBLANK(J5)),ISBLANK(K5)))" style:apply-style-name="cf1" style:base-cell-address="Data_Sheet.K5"/>
    </style:style>
    <style:style style:name="ce97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J6)),ISBLANK(K6)))" style:apply-style-name="cf1" style:base-cell-address="Data_Sheet.K6"/>
      <style:map style:condition="is-true-formula(msoxl:AND(NOT(ISBLANK(J6)),ISBLANK(K6)))" style:apply-style-name="cf1" style:base-cell-address="Data_Sheet.K6"/>
      <style:map style:condition="is-true-formula(msoxl:AND(NOT(ISBLANK(J6)),ISBLANK(K6)))" style:apply-style-name="cf1" style:base-cell-address="Data_Sheet.K6"/>
      <style:map style:condition="is-true-formula(msoxl:AND(NOT(ISBLANK(J6)),ISBLANK(K6)))" style:apply-style-name="cf1" style:base-cell-address="Data_Sheet.K6"/>
      <style:map style:condition="is-true-formula(msoxl:AND(NOT(ISBLANK(J6)),ISBLANK(K6)))" style:apply-style-name="cf1" style:base-cell-address="Data_Sheet.K6"/>
      <style:map style:condition="is-true-formula(msoxl:AND(NOT(ISBLANK(J6)),ISBLANK(K6)))" style:apply-style-name="cf1" style:base-cell-address="Data_Sheet.K6"/>
      <style:map style:condition="is-true-formula(msoxl:AND(NOT(ISBLANK(J6)),ISBLANK(K6)))" style:apply-style-name="cf1" style:base-cell-address="Data_Sheet.K6"/>
      <style:map style:condition="is-true-formula(msoxl:AND(NOT(ISBLANK(J6)),ISBLANK(K6)))" style:apply-style-name="cf1" style:base-cell-address="Data_Sheet.K6"/>
      <style:map style:condition="is-true-formula(msoxl:AND(NOT(ISBLANK(J6)),ISBLANK(K6)))" style:apply-style-name="cf1" style:base-cell-address="Data_Sheet.K6"/>
      <style:map style:condition="is-true-formula(msoxl:AND(NOT(ISBLANK(J6)),ISBLANK(K6)))" style:apply-style-name="cf1" style:base-cell-address="Data_Sheet.K6"/>
      <style:map style:condition="is-true-formula(msoxl:AND(NOT(ISBLANK(J6)),ISBLANK(K6)))" style:apply-style-name="cf1" style:base-cell-address="Data_Sheet.K6"/>
      <style:map style:condition="is-true-formula(msoxl:AND(NOT(ISBLANK(L6)),ISBLANK(K6)))" style:apply-style-name="cf1" style:base-cell-address="Data_Sheet.K6"/>
      <style:map style:condition="is-true-formula(msoxl:AND(NOT(ISBLANK(J6)),ISBLANK(K6)))" style:apply-style-name="cf1" style:base-cell-address="Data_Sheet.K6"/>
      <style:map style:condition="is-true-formula(msoxl:AND(NOT(ISBLANK(J6)),ISBLANK(K6)))" style:apply-style-name="cf1" style:base-cell-address="Data_Sheet.K6"/>
      <style:map style:condition="is-true-formula(msoxl:AND(NOT(ISBLANK(J6)),ISBLANK(K6)))" style:apply-style-name="cf1" style:base-cell-address="Data_Sheet.K6"/>
      <style:map style:condition="is-true-formula(msoxl:AND(NOT(ISBLANK(J6)),ISBLANK(K6)))" style:apply-style-name="cf1" style:base-cell-address="Data_Sheet.K6"/>
    </style:style>
    <style:style style:name="ce98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J4)),ISBLANK(K4)))" style:apply-style-name="cf1" style:base-cell-address="Data_Sheet.K4"/>
      <style:map style:condition="is-true-formula(msoxl:AND(NOT(ISBLANK(J4)),ISBLANK(K4)))" style:apply-style-name="cf1" style:base-cell-address="Data_Sheet.K4"/>
      <style:map style:condition="is-true-formula(msoxl:AND(NOT(ISBLANK(J4)),ISBLANK(K4)))" style:apply-style-name="cf1" style:base-cell-address="Data_Sheet.K4"/>
    </style:style>
    <style:style style:name="ce99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K9)),ISBLANK(J9)))" style:apply-style-name="cf1" style:base-cell-address="Data_Sheet.J9"/>
      <style:map style:condition="is-true-formula(msoxl:AND(NOT(ISBLANK(K9)),ISBLANK(J9)))" style:apply-style-name="cf1" style:base-cell-address="Data_Sheet.J9"/>
      <style:map style:condition="is-true-formula(msoxl:AND(NOT(ISBLANK(K9)),ISBLANK(J9)))" style:apply-style-name="cf1" style:base-cell-address="Data_Sheet.J9"/>
      <style:map style:condition="is-true-formula(msoxl:AND(NOT(ISBLANK(K9)),ISBLANK(J9)))" style:apply-style-name="cf1" style:base-cell-address="Data_Sheet.J9"/>
      <style:map style:condition="is-true-formula(msoxl:AND(NOT(ISBLANK(K9)),ISBLANK(J9)))" style:apply-style-name="cf1" style:base-cell-address="Data_Sheet.J9"/>
      <style:map style:condition="is-true-formula(msoxl:AND(NOT(ISBLANK(K9)),ISBLANK(J9)))" style:apply-style-name="cf1" style:base-cell-address="Data_Sheet.J9"/>
    </style:style>
    <style:style style:name="ce100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K8)),ISBLANK(J8)))" style:apply-style-name="cf1" style:base-cell-address="Data_Sheet.J8"/>
      <style:map style:condition="is-true-formula(msoxl:AND(NOT(ISBLANK(K8)),ISBLANK(J8)))" style:apply-style-name="cf1" style:base-cell-address="Data_Sheet.J8"/>
      <style:map style:condition="is-true-formula(msoxl:AND(NOT(ISBLANK(K8)),ISBLANK(J8)))" style:apply-style-name="cf1" style:base-cell-address="Data_Sheet.J8"/>
      <style:map style:condition="is-true-formula(msoxl:AND(NOT(ISBLANK(K8)),ISBLANK(J8)))" style:apply-style-name="cf1" style:base-cell-address="Data_Sheet.J8"/>
      <style:map style:condition="is-true-formula(msoxl:AND(NOT(ISBLANK(K8)),ISBLANK(J8)))" style:apply-style-name="cf1" style:base-cell-address="Data_Sheet.J8"/>
    </style:style>
    <style:style style:name="ce101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K7)),ISBLANK(J7)))" style:apply-style-name="cf1" style:base-cell-address="Data_Sheet.J7"/>
      <style:map style:condition="is-true-formula(msoxl:AND(NOT(ISBLANK(K7)),ISBLANK(J7)))" style:apply-style-name="cf1" style:base-cell-address="Data_Sheet.J7"/>
      <style:map style:condition="is-true-formula(msoxl:AND(NOT(ISBLANK(K7)),ISBLANK(J7)))" style:apply-style-name="cf1" style:base-cell-address="Data_Sheet.J7"/>
      <style:map style:condition="is-true-formula(msoxl:AND(NOT(ISBLANK(K7)),ISBLANK(J7)))" style:apply-style-name="cf1" style:base-cell-address="Data_Sheet.J7"/>
      <style:map style:condition="is-true-formula(msoxl:AND(NOT(ISBLANK(K7)),ISBLANK(J7)))" style:apply-style-name="cf1" style:base-cell-address="Data_Sheet.J7"/>
      <style:map style:condition="is-true-formula(msoxl:AND(NOT(ISBLANK(K7)),ISBLANK(J7)))" style:apply-style-name="cf1" style:base-cell-address="Data_Sheet.J7"/>
      <style:map style:condition="is-true-formula(msoxl:AND(NOT(ISBLANK(K7)),ISBLANK(J7)))" style:apply-style-name="cf1" style:base-cell-address="Data_Sheet.J7"/>
      <style:map style:condition="is-true-formula(msoxl:AND(NOT(ISBLANK(K7)),ISBLANK(J7)))" style:apply-style-name="cf1" style:base-cell-address="Data_Sheet.J7"/>
      <style:map style:condition="is-true-formula(msoxl:AND(NOT(ISBLANK(K7)),ISBLANK(J7)))" style:apply-style-name="cf1" style:base-cell-address="Data_Sheet.J7"/>
      <style:map style:condition="is-true-formula(msoxl:AND(NOT(ISBLANK(K7)),ISBLANK(J7)))" style:apply-style-name="cf1" style:base-cell-address="Data_Sheet.J7"/>
      <style:map style:condition="is-true-formula(msoxl:AND(NOT(ISBLANK(K7)),ISBLANK(J7)))" style:apply-style-name="cf1" style:base-cell-address="Data_Sheet.J7"/>
      <style:map style:condition="is-true-formula(msoxl:AND(NOT(ISBLANK(K7)),ISBLANK(J7)))" style:apply-style-name="cf1" style:base-cell-address="Data_Sheet.J7"/>
      <style:map style:condition="is-true-formula(msoxl:AND(NOT(ISBLANK(K7)),ISBLANK(J7)))" style:apply-style-name="cf1" style:base-cell-address="Data_Sheet.J7"/>
      <style:map style:condition="is-true-formula(msoxl:AND(NOT(ISBLANK(K7)),ISBLANK(J7)))" style:apply-style-name="cf1" style:base-cell-address="Data_Sheet.J7"/>
      <style:map style:condition="is-true-formula(msoxl:AND(NOT(ISBLANK(K7)),ISBLANK(J7)))" style:apply-style-name="cf1" style:base-cell-address="Data_Sheet.J7"/>
      <style:map style:condition="is-true-formula(msoxl:AND(NOT(ISBLANK(K7)),ISBLANK(J7)))" style:apply-style-name="cf1" style:base-cell-address="Data_Sheet.J7"/>
      <style:map style:condition="is-true-formula(msoxl:AND(NOT(ISBLANK(K7)),ISBLANK(J7)))" style:apply-style-name="cf1" style:base-cell-address="Data_Sheet.J7"/>
      <style:map style:condition="is-true-formula(msoxl:AND(NOT(ISBLANK(K7)),ISBLANK(J7)))" style:apply-style-name="cf1" style:base-cell-address="Data_Sheet.J7"/>
      <style:map style:condition="is-true-formula(msoxl:AND(NOT(ISBLANK(K7)),ISBLANK(J7)))" style:apply-style-name="cf1" style:base-cell-address="Data_Sheet.J7"/>
      <style:map style:condition="is-true-formula(msoxl:AND(NOT(ISBLANK(K7)),ISBLANK(J7)))" style:apply-style-name="cf1" style:base-cell-address="Data_Sheet.J7"/>
    </style:style>
    <style:style style:name="ce102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J8)),ISBLANK(K8)))" style:apply-style-name="cf1" style:base-cell-address="Data_Sheet.K8"/>
      <style:map style:condition="is-true-formula(msoxl:AND(NOT(ISBLANK(J8)),ISBLANK(K8)))" style:apply-style-name="cf1" style:base-cell-address="Data_Sheet.K8"/>
      <style:map style:condition="is-true-formula(msoxl:AND(NOT(ISBLANK(J8)),ISBLANK(K8)))" style:apply-style-name="cf1" style:base-cell-address="Data_Sheet.K8"/>
      <style:map style:condition="is-true-formula(msoxl:AND(NOT(ISBLANK(J8)),ISBLANK(K8)))" style:apply-style-name="cf1" style:base-cell-address="Data_Sheet.K8"/>
      <style:map style:condition="is-true-formula(msoxl:AND(NOT(ISBLANK(J8)),ISBLANK(K8)))" style:apply-style-name="cf1" style:base-cell-address="Data_Sheet.K8"/>
      <style:map style:condition="is-true-formula(msoxl:AND(NOT(ISBLANK(J8)),ISBLANK(K8)))" style:apply-style-name="cf1" style:base-cell-address="Data_Sheet.K8"/>
      <style:map style:condition="is-true-formula(msoxl:AND(NOT(ISBLANK(J8)),ISBLANK(K8)))" style:apply-style-name="cf1" style:base-cell-address="Data_Sheet.K8"/>
    </style:style>
    <style:style style:name="ce103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J9)),ISBLANK(K9)))" style:apply-style-name="cf1" style:base-cell-address="Data_Sheet.K9"/>
      <style:map style:condition="is-true-formula(msoxl:AND(NOT(ISBLANK(J9)),ISBLANK(K9)))" style:apply-style-name="cf1" style:base-cell-address="Data_Sheet.K9"/>
      <style:map style:condition="is-true-formula(msoxl:AND(NOT(ISBLANK(J9)),ISBLANK(K9)))" style:apply-style-name="cf1" style:base-cell-address="Data_Sheet.K9"/>
      <style:map style:condition="is-true-formula(msoxl:AND(NOT(ISBLANK(J9)),ISBLANK(K9)))" style:apply-style-name="cf1" style:base-cell-address="Data_Sheet.K9"/>
      <style:map style:condition="is-true-formula(msoxl:AND(NOT(ISBLANK(J9)),ISBLANK(K9)))" style:apply-style-name="cf1" style:base-cell-address="Data_Sheet.K9"/>
      <style:map style:condition="is-true-formula(msoxl:AND(NOT(ISBLANK(J9)),ISBLANK(K9)))" style:apply-style-name="cf1" style:base-cell-address="Data_Sheet.K9"/>
    </style:style>
    <style:style style:name="ce104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J7)),ISBLANK(K7)))" style:apply-style-name="cf1" style:base-cell-address="Data_Sheet.K7"/>
      <style:map style:condition="is-true-formula(msoxl:AND(NOT(ISBLANK(J7)),ISBLANK(K7)))" style:apply-style-name="cf1" style:base-cell-address="Data_Sheet.K7"/>
      <style:map style:condition="is-true-formula(msoxl:AND(NOT(ISBLANK(J7)),ISBLANK(K7)))" style:apply-style-name="cf1" style:base-cell-address="Data_Sheet.K7"/>
      <style:map style:condition="is-true-formula(msoxl:AND(NOT(ISBLANK(J7)),ISBLANK(K7)))" style:apply-style-name="cf1" style:base-cell-address="Data_Sheet.K7"/>
      <style:map style:condition="is-true-formula(msoxl:AND(NOT(ISBLANK(J7)),ISBLANK(K7)))" style:apply-style-name="cf1" style:base-cell-address="Data_Sheet.K7"/>
      <style:map style:condition="is-true-formula(msoxl:AND(NOT(ISBLANK(J7)),ISBLANK(K7)))" style:apply-style-name="cf1" style:base-cell-address="Data_Sheet.K7"/>
      <style:map style:condition="is-true-formula(msoxl:AND(NOT(ISBLANK(J7)),ISBLANK(K7)))" style:apply-style-name="cf1" style:base-cell-address="Data_Sheet.K7"/>
      <style:map style:condition="is-true-formula(msoxl:AND(NOT(ISBLANK(J7)),ISBLANK(K7)))" style:apply-style-name="cf1" style:base-cell-address="Data_Sheet.K7"/>
      <style:map style:condition="is-true-formula(msoxl:AND(NOT(ISBLANK(J7)),ISBLANK(K7)))" style:apply-style-name="cf1" style:base-cell-address="Data_Sheet.K7"/>
      <style:map style:condition="is-true-formula(msoxl:AND(NOT(ISBLANK(J7)),ISBLANK(K7)))" style:apply-style-name="cf1" style:base-cell-address="Data_Sheet.K7"/>
      <style:map style:condition="is-true-formula(msoxl:AND(NOT(ISBLANK(J7)),ISBLANK(K7)))" style:apply-style-name="cf1" style:base-cell-address="Data_Sheet.K7"/>
      <style:map style:condition="is-true-formula(msoxl:AND(NOT(ISBLANK(J7)),ISBLANK(K7)))" style:apply-style-name="cf1" style:base-cell-address="Data_Sheet.K7"/>
      <style:map style:condition="is-true-formula(msoxl:AND(NOT(ISBLANK(J7)),ISBLANK(K7)))" style:apply-style-name="cf1" style:base-cell-address="Data_Sheet.K7"/>
      <style:map style:condition="is-true-formula(msoxl:AND(NOT(ISBLANK(J7)),ISBLANK(K7)))" style:apply-style-name="cf1" style:base-cell-address="Data_Sheet.K7"/>
      <style:map style:condition="is-true-formula(msoxl:AND(NOT(ISBLANK(J7)),ISBLANK(K7)))" style:apply-style-name="cf1" style:base-cell-address="Data_Sheet.K7"/>
      <style:map style:condition="is-true-formula(msoxl:AND(NOT(ISBLANK(J7)),ISBLANK(K7)))" style:apply-style-name="cf1" style:base-cell-address="Data_Sheet.K7"/>
      <style:map style:condition="is-true-formula(msoxl:AND(NOT(ISBLANK(J7)),ISBLANK(K7)))" style:apply-style-name="cf1" style:base-cell-address="Data_Sheet.K7"/>
      <style:map style:condition="is-true-formula(msoxl:AND(NOT(ISBLANK(J7)),ISBLANK(K7)))" style:apply-style-name="cf1" style:base-cell-address="Data_Sheet.K7"/>
      <style:map style:condition="is-true-formula(msoxl:AND(NOT(ISBLANK(J7)),ISBLANK(K7)))" style:apply-style-name="cf1" style:base-cell-address="Data_Sheet.K7"/>
      <style:map style:condition="is-true-formula(msoxl:AND(NOT(ISBLANK(J7)),ISBLANK(K7)))" style:apply-style-name="cf1" style:base-cell-address="Data_Sheet.K7"/>
      <style:map style:condition="is-true-formula(msoxl:AND(NOT(ISBLANK(J7)),ISBLANK(K7)))" style:apply-style-name="cf1" style:base-cell-address="Data_Sheet.K7"/>
      <style:map style:condition="is-true-formula(msoxl:AND(NOT(ISBLANK(J7)),ISBLANK(K7)))" style:apply-style-name="cf1" style:base-cell-address="Data_Sheet.K7"/>
    </style:style>
    <style:style style:name="ce105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M5)),ISBLANK(L5)))" style:apply-style-name="cf1" style:base-cell-address="Data_Sheet.L5"/>
      <style:map style:condition="is-true-formula(msoxl:AND(NOT(ISBLANK(M5)),ISBLANK(L5)))" style:apply-style-name="cf1" style:base-cell-address="Data_Sheet.L5"/>
      <style:map style:condition="is-true-formula(msoxl:AND(NOT(ISBLANK(M5)),ISBLANK(L5)))" style:apply-style-name="cf1" style:base-cell-address="Data_Sheet.L5"/>
      <style:map style:condition="is-true-formula(msoxl:AND(NOT(ISBLANK(M5)),ISBLANK(L5)))" style:apply-style-name="cf1" style:base-cell-address="Data_Sheet.L5"/>
      <style:map style:condition="is-true-formula(msoxl:AND(NOT(ISBLANK(M5)),ISBLANK(L5)))" style:apply-style-name="cf1" style:base-cell-address="Data_Sheet.L5"/>
      <style:map style:condition="is-true-formula(msoxl:AND(NOT(ISBLANK(M5)),ISBLANK(L5)))" style:apply-style-name="cf1" style:base-cell-address="Data_Sheet.L5"/>
      <style:map style:condition="is-true-formula(msoxl:AND(NOT(ISBLANK(M5)),ISBLANK(L5)))" style:apply-style-name="cf1" style:base-cell-address="Data_Sheet.L5"/>
      <style:map style:condition="is-true-formula(msoxl:AND(NOT(ISBLANK(M5)),ISBLANK(L5)))" style:apply-style-name="cf1" style:base-cell-address="Data_Sheet.L5"/>
      <style:map style:condition="is-true-formula(msoxl:AND(NOT(ISBLANK(M5)),ISBLANK(L5)))" style:apply-style-name="cf1" style:base-cell-address="Data_Sheet.L5"/>
      <style:map style:condition="is-true-formula(msoxl:AND(NOT(ISBLANK(M5)),ISBLANK(L5)))" style:apply-style-name="cf1" style:base-cell-address="Data_Sheet.L5"/>
      <style:map style:condition="is-true-formula(msoxl:AND(NOT(ISBLANK(M5)),ISBLANK(L5)))" style:apply-style-name="cf1" style:base-cell-address="Data_Sheet.L5"/>
    </style:style>
    <style:style style:name="ce106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M4)),ISBLANK(L4)))" style:apply-style-name="cf1" style:base-cell-address="Data_Sheet.L4"/>
      <style:map style:condition="is-true-formula(msoxl:AND(NOT(ISBLANK(M4)),ISBLANK(L4)))" style:apply-style-name="cf1" style:base-cell-address="Data_Sheet.L4"/>
      <style:map style:condition="is-true-formula(msoxl:AND(NOT(ISBLANK(M4)),ISBLANK(L4)))" style:apply-style-name="cf1" style:base-cell-address="Data_Sheet.L4"/>
    </style:style>
    <style:style style:name="ce107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M6)),ISBLANK(L6)))" style:apply-style-name="cf1" style:base-cell-address="Data_Sheet.L6"/>
      <style:map style:condition="is-true-formula(msoxl:AND(NOT(ISBLANK(M6)),ISBLANK(L6)))" style:apply-style-name="cf1" style:base-cell-address="Data_Sheet.L6"/>
      <style:map style:condition="is-true-formula(msoxl:AND(NOT(ISBLANK(M6)),ISBLANK(L6)))" style:apply-style-name="cf1" style:base-cell-address="Data_Sheet.L6"/>
      <style:map style:condition="is-true-formula(msoxl:AND(NOT(ISBLANK(M6)),ISBLANK(L6)))" style:apply-style-name="cf1" style:base-cell-address="Data_Sheet.L6"/>
      <style:map style:condition="is-true-formula(msoxl:AND(NOT(ISBLANK(M6)),ISBLANK(L6)))" style:apply-style-name="cf1" style:base-cell-address="Data_Sheet.L6"/>
      <style:map style:condition="is-true-formula(msoxl:AND(NOT(ISBLANK(M6)),ISBLANK(L6)))" style:apply-style-name="cf1" style:base-cell-address="Data_Sheet.L6"/>
      <style:map style:condition="is-true-formula(msoxl:AND(NOT(ISBLANK(M6)),ISBLANK(L6)))" style:apply-style-name="cf1" style:base-cell-address="Data_Sheet.L6"/>
      <style:map style:condition="is-true-formula(msoxl:AND(NOT(ISBLANK(M6)),ISBLANK(L6)))" style:apply-style-name="cf1" style:base-cell-address="Data_Sheet.L6"/>
      <style:map style:condition="is-true-formula(msoxl:AND(NOT(ISBLANK(M6)),ISBLANK(L6)))" style:apply-style-name="cf1" style:base-cell-address="Data_Sheet.L6"/>
      <style:map style:condition="is-true-formula(msoxl:AND(NOT(ISBLANK(M6)),ISBLANK(L6)))" style:apply-style-name="cf1" style:base-cell-address="Data_Sheet.L6"/>
      <style:map style:condition="is-true-formula(msoxl:AND(NOT(ISBLANK(M6)),ISBLANK(L6)))" style:apply-style-name="cf1" style:base-cell-address="Data_Sheet.L6"/>
      <style:map style:condition="is-true-formula(msoxl:AND(NOT(ISBLANK(M6)),ISBLANK(L6)))" style:apply-style-name="cf1" style:base-cell-address="Data_Sheet.L6"/>
    </style:style>
    <style:style style:name="ce108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N5)),ISBLANK(M5)))" style:apply-style-name="cf1" style:base-cell-address="Data_Sheet.M5"/>
      <style:map style:condition="is-true-formula(msoxl:AND(NOT(ISBLANK(L5)),ISBLANK(M5)))" style:apply-style-name="cf1" style:base-cell-address="Data_Sheet.M5"/>
      <style:map style:condition="is-true-formula(msoxl:AND(NOT(ISBLANK(L5)),ISBLANK(M5)))" style:apply-style-name="cf1" style:base-cell-address="Data_Sheet.M5"/>
      <style:map style:condition="is-true-formula(msoxl:AND(NOT(ISBLANK(L5)),ISBLANK(M5)))" style:apply-style-name="cf1" style:base-cell-address="Data_Sheet.M5"/>
      <style:map style:condition="is-true-formula(msoxl:AND(NOT(ISBLANK(L5)),ISBLANK(M5)))" style:apply-style-name="cf1" style:base-cell-address="Data_Sheet.M5"/>
      <style:map style:condition="is-true-formula(msoxl:AND(NOT(ISBLANK(L5)),ISBLANK(M5)))" style:apply-style-name="cf1" style:base-cell-address="Data_Sheet.M5"/>
      <style:map style:condition="is-true-formula(msoxl:AND(NOT(ISBLANK(L5)),ISBLANK(M5)))" style:apply-style-name="cf1" style:base-cell-address="Data_Sheet.M5"/>
      <style:map style:condition="is-true-formula(msoxl:AND(NOT(ISBLANK(L5)),ISBLANK(M5)))" style:apply-style-name="cf1" style:base-cell-address="Data_Sheet.M5"/>
      <style:map style:condition="is-true-formula(msoxl:AND(NOT(ISBLANK(L5)),ISBLANK(M5)))" style:apply-style-name="cf1" style:base-cell-address="Data_Sheet.M5"/>
      <style:map style:condition="is-true-formula(msoxl:AND(NOT(ISBLANK(L5)),ISBLANK(M5)))" style:apply-style-name="cf1" style:base-cell-address="Data_Sheet.M5"/>
      <style:map style:condition="is-true-formula(msoxl:AND(NOT(ISBLANK(L5)),ISBLANK(M5)))" style:apply-style-name="cf1" style:base-cell-address="Data_Sheet.M5"/>
      <style:map style:condition="is-true-formula(msoxl:AND(NOT(ISBLANK(L5)),ISBLANK(M5)))" style:apply-style-name="cf1" style:base-cell-address="Data_Sheet.M5"/>
      <style:map style:condition="is-true-formula(msoxl:AND(NOT(ISBLANK(L5)),ISBLANK(M5)))" style:apply-style-name="cf1" style:base-cell-address="Data_Sheet.M5"/>
      <style:map style:condition="is-true-formula(msoxl:AND(NOT(ISBLANK(L5)),ISBLANK(M5)))" style:apply-style-name="cf1" style:base-cell-address="Data_Sheet.M5"/>
      <style:map style:condition="is-true-formula(msoxl:AND(NOT(ISBLANK(L5)),ISBLANK(M5)))" style:apply-style-name="cf1" style:base-cell-address="Data_Sheet.M5"/>
    </style:style>
    <style:style style:name="ce109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L4)),ISBLANK(M4)))" style:apply-style-name="cf1" style:base-cell-address="Data_Sheet.M4"/>
      <style:map style:condition="is-true-formula(msoxl:AND(NOT(ISBLANK(L4)),ISBLANK(M4)))" style:apply-style-name="cf1" style:base-cell-address="Data_Sheet.M4"/>
      <style:map style:condition="is-true-formula(msoxl:AND(NOT(ISBLANK(L4)),ISBLANK(M4)))" style:apply-style-name="cf1" style:base-cell-address="Data_Sheet.M4"/>
    </style:style>
    <style:style style:name="ce110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L6)),ISBLANK(M6)))" style:apply-style-name="cf1" style:base-cell-address="Data_Sheet.M6"/>
      <style:map style:condition="is-true-formula(msoxl:AND(NOT(ISBLANK(L6)),ISBLANK(M6)))" style:apply-style-name="cf1" style:base-cell-address="Data_Sheet.M6"/>
      <style:map style:condition="is-true-formula(msoxl:AND(NOT(ISBLANK(L6)),ISBLANK(M6)))" style:apply-style-name="cf1" style:base-cell-address="Data_Sheet.M6"/>
      <style:map style:condition="is-true-formula(msoxl:AND(NOT(ISBLANK(L6)),ISBLANK(M6)))" style:apply-style-name="cf1" style:base-cell-address="Data_Sheet.M6"/>
      <style:map style:condition="is-true-formula(msoxl:AND(NOT(ISBLANK(L6)),ISBLANK(M6)))" style:apply-style-name="cf1" style:base-cell-address="Data_Sheet.M6"/>
      <style:map style:condition="is-true-formula(msoxl:AND(NOT(ISBLANK(L6)),ISBLANK(M6)))" style:apply-style-name="cf1" style:base-cell-address="Data_Sheet.M6"/>
      <style:map style:condition="is-true-formula(msoxl:AND(NOT(ISBLANK(L6)),ISBLANK(M6)))" style:apply-style-name="cf1" style:base-cell-address="Data_Sheet.M6"/>
      <style:map style:condition="is-true-formula(msoxl:AND(NOT(ISBLANK(L6)),ISBLANK(M6)))" style:apply-style-name="cf1" style:base-cell-address="Data_Sheet.M6"/>
      <style:map style:condition="is-true-formula(msoxl:AND(NOT(ISBLANK(L6)),ISBLANK(M6)))" style:apply-style-name="cf1" style:base-cell-address="Data_Sheet.M6"/>
      <style:map style:condition="is-true-formula(msoxl:AND(NOT(ISBLANK(L6)),ISBLANK(M6)))" style:apply-style-name="cf1" style:base-cell-address="Data_Sheet.M6"/>
      <style:map style:condition="is-true-formula(msoxl:AND(NOT(ISBLANK(L6)),ISBLANK(M6)))" style:apply-style-name="cf1" style:base-cell-address="Data_Sheet.M6"/>
      <style:map style:condition="is-true-formula(msoxl:AND(NOT(ISBLANK(N6)),ISBLANK(M6)))" style:apply-style-name="cf1" style:base-cell-address="Data_Sheet.M6"/>
      <style:map style:condition="is-true-formula(msoxl:AND(NOT(ISBLANK(L6)),ISBLANK(M6)))" style:apply-style-name="cf1" style:base-cell-address="Data_Sheet.M6"/>
      <style:map style:condition="is-true-formula(msoxl:AND(NOT(ISBLANK(L6)),ISBLANK(M6)))" style:apply-style-name="cf1" style:base-cell-address="Data_Sheet.M6"/>
      <style:map style:condition="is-true-formula(msoxl:AND(NOT(ISBLANK(L6)),ISBLANK(M6)))" style:apply-style-name="cf1" style:base-cell-address="Data_Sheet.M6"/>
      <style:map style:condition="is-true-formula(msoxl:AND(NOT(ISBLANK(L6)),ISBLANK(M6)))" style:apply-style-name="cf1" style:base-cell-address="Data_Sheet.M6"/>
    </style:style>
    <style:style style:name="ce111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M8)),ISBLANK(L8)))" style:apply-style-name="cf1" style:base-cell-address="Data_Sheet.L8"/>
      <style:map style:condition="is-true-formula(msoxl:AND(NOT(ISBLANK(M8)),ISBLANK(L8)))" style:apply-style-name="cf1" style:base-cell-address="Data_Sheet.L8"/>
      <style:map style:condition="is-true-formula(msoxl:AND(NOT(ISBLANK(M8)),ISBLANK(L8)))" style:apply-style-name="cf1" style:base-cell-address="Data_Sheet.L8"/>
      <style:map style:condition="is-true-formula(msoxl:AND(NOT(ISBLANK(M8)),ISBLANK(L8)))" style:apply-style-name="cf1" style:base-cell-address="Data_Sheet.L8"/>
      <style:map style:condition="is-true-formula(msoxl:AND(NOT(ISBLANK(M8)),ISBLANK(L8)))" style:apply-style-name="cf1" style:base-cell-address="Data_Sheet.L8"/>
    </style:style>
    <style:style style:name="ce112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M7)),ISBLANK(L7)))" style:apply-style-name="cf1" style:base-cell-address="Data_Sheet.L7"/>
      <style:map style:condition="is-true-formula(msoxl:AND(NOT(ISBLANK(M7)),ISBLANK(L7)))" style:apply-style-name="cf1" style:base-cell-address="Data_Sheet.L7"/>
      <style:map style:condition="is-true-formula(msoxl:AND(NOT(ISBLANK(M7)),ISBLANK(L7)))" style:apply-style-name="cf1" style:base-cell-address="Data_Sheet.L7"/>
      <style:map style:condition="is-true-formula(msoxl:AND(NOT(ISBLANK(M7)),ISBLANK(L7)))" style:apply-style-name="cf1" style:base-cell-address="Data_Sheet.L7"/>
      <style:map style:condition="is-true-formula(msoxl:AND(NOT(ISBLANK(M7)),ISBLANK(L7)))" style:apply-style-name="cf1" style:base-cell-address="Data_Sheet.L7"/>
      <style:map style:condition="is-true-formula(msoxl:AND(NOT(ISBLANK(M7)),ISBLANK(L7)))" style:apply-style-name="cf1" style:base-cell-address="Data_Sheet.L7"/>
      <style:map style:condition="is-true-formula(msoxl:AND(NOT(ISBLANK(M7)),ISBLANK(L7)))" style:apply-style-name="cf1" style:base-cell-address="Data_Sheet.L7"/>
      <style:map style:condition="is-true-formula(msoxl:AND(NOT(ISBLANK(M7)),ISBLANK(L7)))" style:apply-style-name="cf1" style:base-cell-address="Data_Sheet.L7"/>
      <style:map style:condition="is-true-formula(msoxl:AND(NOT(ISBLANK(M7)),ISBLANK(L7)))" style:apply-style-name="cf1" style:base-cell-address="Data_Sheet.L7"/>
      <style:map style:condition="is-true-formula(msoxl:AND(NOT(ISBLANK(M7)),ISBLANK(L7)))" style:apply-style-name="cf1" style:base-cell-address="Data_Sheet.L7"/>
      <style:map style:condition="is-true-formula(msoxl:AND(NOT(ISBLANK(M7)),ISBLANK(L7)))" style:apply-style-name="cf1" style:base-cell-address="Data_Sheet.L7"/>
      <style:map style:condition="is-true-formula(msoxl:AND(NOT(ISBLANK(M7)),ISBLANK(L7)))" style:apply-style-name="cf1" style:base-cell-address="Data_Sheet.L7"/>
      <style:map style:condition="is-true-formula(msoxl:AND(NOT(ISBLANK(M7)),ISBLANK(L7)))" style:apply-style-name="cf1" style:base-cell-address="Data_Sheet.L7"/>
      <style:map style:condition="is-true-formula(msoxl:AND(NOT(ISBLANK(M7)),ISBLANK(L7)))" style:apply-style-name="cf1" style:base-cell-address="Data_Sheet.L7"/>
      <style:map style:condition="is-true-formula(msoxl:AND(NOT(ISBLANK(M7)),ISBLANK(L7)))" style:apply-style-name="cf1" style:base-cell-address="Data_Sheet.L7"/>
      <style:map style:condition="is-true-formula(msoxl:AND(NOT(ISBLANK(M7)),ISBLANK(L7)))" style:apply-style-name="cf1" style:base-cell-address="Data_Sheet.L7"/>
      <style:map style:condition="is-true-formula(msoxl:AND(NOT(ISBLANK(M7)),ISBLANK(L7)))" style:apply-style-name="cf1" style:base-cell-address="Data_Sheet.L7"/>
      <style:map style:condition="is-true-formula(msoxl:AND(NOT(ISBLANK(M7)),ISBLANK(L7)))" style:apply-style-name="cf1" style:base-cell-address="Data_Sheet.L7"/>
      <style:map style:condition="is-true-formula(msoxl:AND(NOT(ISBLANK(M7)),ISBLANK(L7)))" style:apply-style-name="cf1" style:base-cell-address="Data_Sheet.L7"/>
      <style:map style:condition="is-true-formula(msoxl:AND(NOT(ISBLANK(M7)),ISBLANK(L7)))" style:apply-style-name="cf1" style:base-cell-address="Data_Sheet.L7"/>
    </style:style>
    <style:style style:name="ce113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M9)),ISBLANK(L9)))" style:apply-style-name="cf1" style:base-cell-address="Data_Sheet.L9"/>
      <style:map style:condition="is-true-formula(msoxl:AND(NOT(ISBLANK(M9)),ISBLANK(L9)))" style:apply-style-name="cf1" style:base-cell-address="Data_Sheet.L9"/>
      <style:map style:condition="is-true-formula(msoxl:AND(NOT(ISBLANK(M9)),ISBLANK(L9)))" style:apply-style-name="cf1" style:base-cell-address="Data_Sheet.L9"/>
      <style:map style:condition="is-true-formula(msoxl:AND(NOT(ISBLANK(M9)),ISBLANK(L9)))" style:apply-style-name="cf1" style:base-cell-address="Data_Sheet.L9"/>
      <style:map style:condition="is-true-formula(msoxl:AND(NOT(ISBLANK(M9)),ISBLANK(L9)))" style:apply-style-name="cf1" style:base-cell-address="Data_Sheet.L9"/>
      <style:map style:condition="is-true-formula(msoxl:AND(NOT(ISBLANK(M9)),ISBLANK(L9)))" style:apply-style-name="cf1" style:base-cell-address="Data_Sheet.L9"/>
    </style:style>
    <style:style style:name="ce114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L8)),ISBLANK(M8)))" style:apply-style-name="cf1" style:base-cell-address="Data_Sheet.M8"/>
      <style:map style:condition="is-true-formula(msoxl:AND(NOT(ISBLANK(L8)),ISBLANK(M8)))" style:apply-style-name="cf1" style:base-cell-address="Data_Sheet.M8"/>
      <style:map style:condition="is-true-formula(msoxl:AND(NOT(ISBLANK(L8)),ISBLANK(M8)))" style:apply-style-name="cf1" style:base-cell-address="Data_Sheet.M8"/>
      <style:map style:condition="is-true-formula(msoxl:AND(NOT(ISBLANK(L8)),ISBLANK(M8)))" style:apply-style-name="cf1" style:base-cell-address="Data_Sheet.M8"/>
      <style:map style:condition="is-true-formula(msoxl:AND(NOT(ISBLANK(L8)),ISBLANK(M8)))" style:apply-style-name="cf1" style:base-cell-address="Data_Sheet.M8"/>
      <style:map style:condition="is-true-formula(msoxl:AND(NOT(ISBLANK(L8)),ISBLANK(M8)))" style:apply-style-name="cf1" style:base-cell-address="Data_Sheet.M8"/>
      <style:map style:condition="is-true-formula(msoxl:AND(NOT(ISBLANK(L8)),ISBLANK(M8)))" style:apply-style-name="cf1" style:base-cell-address="Data_Sheet.M8"/>
    </style:style>
    <style:style style:name="ce115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L7)),ISBLANK(M7)))" style:apply-style-name="cf1" style:base-cell-address="Data_Sheet.M7"/>
      <style:map style:condition="is-true-formula(msoxl:AND(NOT(ISBLANK(L7)),ISBLANK(M7)))" style:apply-style-name="cf1" style:base-cell-address="Data_Sheet.M7"/>
      <style:map style:condition="is-true-formula(msoxl:AND(NOT(ISBLANK(L7)),ISBLANK(M7)))" style:apply-style-name="cf1" style:base-cell-address="Data_Sheet.M7"/>
      <style:map style:condition="is-true-formula(msoxl:AND(NOT(ISBLANK(L7)),ISBLANK(M7)))" style:apply-style-name="cf1" style:base-cell-address="Data_Sheet.M7"/>
      <style:map style:condition="is-true-formula(msoxl:AND(NOT(ISBLANK(L7)),ISBLANK(M7)))" style:apply-style-name="cf1" style:base-cell-address="Data_Sheet.M7"/>
      <style:map style:condition="is-true-formula(msoxl:AND(NOT(ISBLANK(L7)),ISBLANK(M7)))" style:apply-style-name="cf1" style:base-cell-address="Data_Sheet.M7"/>
      <style:map style:condition="is-true-formula(msoxl:AND(NOT(ISBLANK(L7)),ISBLANK(M7)))" style:apply-style-name="cf1" style:base-cell-address="Data_Sheet.M7"/>
      <style:map style:condition="is-true-formula(msoxl:AND(NOT(ISBLANK(L7)),ISBLANK(M7)))" style:apply-style-name="cf1" style:base-cell-address="Data_Sheet.M7"/>
      <style:map style:condition="is-true-formula(msoxl:AND(NOT(ISBLANK(L7)),ISBLANK(M7)))" style:apply-style-name="cf1" style:base-cell-address="Data_Sheet.M7"/>
      <style:map style:condition="is-true-formula(msoxl:AND(NOT(ISBLANK(L7)),ISBLANK(M7)))" style:apply-style-name="cf1" style:base-cell-address="Data_Sheet.M7"/>
      <style:map style:condition="is-true-formula(msoxl:AND(NOT(ISBLANK(L7)),ISBLANK(M7)))" style:apply-style-name="cf1" style:base-cell-address="Data_Sheet.M7"/>
      <style:map style:condition="is-true-formula(msoxl:AND(NOT(ISBLANK(L7)),ISBLANK(M7)))" style:apply-style-name="cf1" style:base-cell-address="Data_Sheet.M7"/>
      <style:map style:condition="is-true-formula(msoxl:AND(NOT(ISBLANK(L7)),ISBLANK(M7)))" style:apply-style-name="cf1" style:base-cell-address="Data_Sheet.M7"/>
      <style:map style:condition="is-true-formula(msoxl:AND(NOT(ISBLANK(L7)),ISBLANK(M7)))" style:apply-style-name="cf1" style:base-cell-address="Data_Sheet.M7"/>
      <style:map style:condition="is-true-formula(msoxl:AND(NOT(ISBLANK(L7)),ISBLANK(M7)))" style:apply-style-name="cf1" style:base-cell-address="Data_Sheet.M7"/>
      <style:map style:condition="is-true-formula(msoxl:AND(NOT(ISBLANK(L7)),ISBLANK(M7)))" style:apply-style-name="cf1" style:base-cell-address="Data_Sheet.M7"/>
      <style:map style:condition="is-true-formula(msoxl:AND(NOT(ISBLANK(L7)),ISBLANK(M7)))" style:apply-style-name="cf1" style:base-cell-address="Data_Sheet.M7"/>
      <style:map style:condition="is-true-formula(msoxl:AND(NOT(ISBLANK(L7)),ISBLANK(M7)))" style:apply-style-name="cf1" style:base-cell-address="Data_Sheet.M7"/>
      <style:map style:condition="is-true-formula(msoxl:AND(NOT(ISBLANK(L7)),ISBLANK(M7)))" style:apply-style-name="cf1" style:base-cell-address="Data_Sheet.M7"/>
      <style:map style:condition="is-true-formula(msoxl:AND(NOT(ISBLANK(L7)),ISBLANK(M7)))" style:apply-style-name="cf1" style:base-cell-address="Data_Sheet.M7"/>
      <style:map style:condition="is-true-formula(msoxl:AND(NOT(ISBLANK(L7)),ISBLANK(M7)))" style:apply-style-name="cf1" style:base-cell-address="Data_Sheet.M7"/>
      <style:map style:condition="is-true-formula(msoxl:AND(NOT(ISBLANK(L7)),ISBLANK(M7)))" style:apply-style-name="cf1" style:base-cell-address="Data_Sheet.M7"/>
    </style:style>
    <style:style style:name="ce116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L9)),ISBLANK(M9)))" style:apply-style-name="cf1" style:base-cell-address="Data_Sheet.M9"/>
      <style:map style:condition="is-true-formula(msoxl:AND(NOT(ISBLANK(L9)),ISBLANK(M9)))" style:apply-style-name="cf1" style:base-cell-address="Data_Sheet.M9"/>
      <style:map style:condition="is-true-formula(msoxl:AND(NOT(ISBLANK(L9)),ISBLANK(M9)))" style:apply-style-name="cf1" style:base-cell-address="Data_Sheet.M9"/>
      <style:map style:condition="is-true-formula(msoxl:AND(NOT(ISBLANK(L9)),ISBLANK(M9)))" style:apply-style-name="cf1" style:base-cell-address="Data_Sheet.M9"/>
      <style:map style:condition="is-true-formula(msoxl:AND(NOT(ISBLANK(L9)),ISBLANK(M9)))" style:apply-style-name="cf1" style:base-cell-address="Data_Sheet.M9"/>
      <style:map style:condition="is-true-formula(msoxl:AND(NOT(ISBLANK(L9)),ISBLANK(M9)))" style:apply-style-name="cf1" style:base-cell-address="Data_Sheet.M9"/>
    </style:style>
    <style:style style:name="ce117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S5)),ISBLANK(R5)))" style:apply-style-name="cf1" style:base-cell-address="Data_Sheet.R5"/>
      <style:map style:condition="is-true-formula(msoxl:AND(NOT(ISBLANK(U5)),ISBLANK(T5)))" style:apply-style-name="cf1" style:base-cell-address="Data_Sheet.T5"/>
      <style:map style:condition="is-true-formula(msoxl:AND(NOT(ISBLANK(U5)),ISBLANK(T5)))" style:apply-style-name="cf1" style:base-cell-address="Data_Sheet.T5"/>
      <style:map style:condition="is-true-formula(msoxl:AND(NOT(ISBLANK(U5)),ISBLANK(T5)))" style:apply-style-name="cf1" style:base-cell-address="Data_Sheet.T5"/>
      <style:map style:condition="is-true-formula(msoxl:AND(NOT(ISBLANK(U5)),ISBLANK(T5)))" style:apply-style-name="cf1" style:base-cell-address="Data_Sheet.T5"/>
      <style:map style:condition="is-true-formula(msoxl:AND(NOT(ISBLANK(U5)),ISBLANK(T5)))" style:apply-style-name="cf1" style:base-cell-address="Data_Sheet.T5"/>
      <style:map style:condition="is-true-formula(msoxl:AND(NOT(ISBLANK(U5)),ISBLANK(T5)))" style:apply-style-name="cf1" style:base-cell-address="Data_Sheet.T5"/>
      <style:map style:condition="is-true-formula(msoxl:AND(NOT(ISBLANK(U5)),ISBLANK(T5)))" style:apply-style-name="cf1" style:base-cell-address="Data_Sheet.T5"/>
      <style:map style:condition="is-true-formula(msoxl:AND(NOT(ISBLANK(U5)),ISBLANK(T5)))" style:apply-style-name="cf1" style:base-cell-address="Data_Sheet.T5"/>
      <style:map style:condition="is-true-formula(msoxl:AND(NOT(ISBLANK(U5)),ISBLANK(T5)))" style:apply-style-name="cf1" style:base-cell-address="Data_Sheet.T5"/>
      <style:map style:condition="is-true-formula(msoxl:AND(NOT(ISBLANK(U5)),ISBLANK(T5)))" style:apply-style-name="cf1" style:base-cell-address="Data_Sheet.T5"/>
    </style:style>
    <style:style style:name="ce118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U4)),ISBLANK(T4)))" style:apply-style-name="cf1" style:base-cell-address="Data_Sheet.T4"/>
      <style:map style:condition="is-true-formula(msoxl:AND(NOT(ISBLANK(U4)),ISBLANK(T4)))" style:apply-style-name="cf1" style:base-cell-address="Data_Sheet.T4"/>
      <style:map style:condition="is-true-formula(msoxl:AND(NOT(ISBLANK(U4)),ISBLANK(T4)))" style:apply-style-name="cf1" style:base-cell-address="Data_Sheet.T4"/>
    </style:style>
    <style:style style:name="ce119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U6)),ISBLANK(T6)))" style:apply-style-name="cf1" style:base-cell-address="Data_Sheet.T6"/>
      <style:map style:condition="is-true-formula(msoxl:AND(NOT(ISBLANK(U6)),ISBLANK(T6)))" style:apply-style-name="cf1" style:base-cell-address="Data_Sheet.T6"/>
      <style:map style:condition="is-true-formula(msoxl:AND(NOT(ISBLANK(U6)),ISBLANK(T6)))" style:apply-style-name="cf1" style:base-cell-address="Data_Sheet.T6"/>
      <style:map style:condition="is-true-formula(msoxl:AND(NOT(ISBLANK(U6)),ISBLANK(T6)))" style:apply-style-name="cf1" style:base-cell-address="Data_Sheet.T6"/>
      <style:map style:condition="is-true-formula(msoxl:AND(NOT(ISBLANK(U6)),ISBLANK(T6)))" style:apply-style-name="cf1" style:base-cell-address="Data_Sheet.T6"/>
      <style:map style:condition="is-true-formula(msoxl:AND(NOT(ISBLANK(U6)),ISBLANK(T6)))" style:apply-style-name="cf1" style:base-cell-address="Data_Sheet.T6"/>
      <style:map style:condition="is-true-formula(msoxl:AND(NOT(ISBLANK(U6)),ISBLANK(T6)))" style:apply-style-name="cf1" style:base-cell-address="Data_Sheet.T6"/>
      <style:map style:condition="is-true-formula(msoxl:AND(NOT(ISBLANK(U6)),ISBLANK(T6)))" style:apply-style-name="cf1" style:base-cell-address="Data_Sheet.T6"/>
      <style:map style:condition="is-true-formula(msoxl:AND(NOT(ISBLANK(U6)),ISBLANK(T6)))" style:apply-style-name="cf1" style:base-cell-address="Data_Sheet.T6"/>
      <style:map style:condition="is-true-formula(msoxl:AND(NOT(ISBLANK(U6)),ISBLANK(T6)))" style:apply-style-name="cf1" style:base-cell-address="Data_Sheet.T6"/>
    </style:style>
    <style:style style:name="ce120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R5)),ISBLANK(S5)))" style:apply-style-name="cf1" style:base-cell-address="Data_Sheet.S5"/>
      <style:map style:condition="is-true-formula(msoxl:AND(NOT(ISBLANK(T5)),ISBLANK(U5)))" style:apply-style-name="cf1" style:base-cell-address="Data_Sheet.U5"/>
      <style:map style:condition="is-true-formula(msoxl:AND(NOT(ISBLANK(T5)),ISBLANK(U5)))" style:apply-style-name="cf1" style:base-cell-address="Data_Sheet.U5"/>
      <style:map style:condition="is-true-formula(msoxl:AND(NOT(ISBLANK(T5)),ISBLANK(U5)))" style:apply-style-name="cf1" style:base-cell-address="Data_Sheet.U5"/>
      <style:map style:condition="is-true-formula(msoxl:AND(NOT(ISBLANK(T5)),ISBLANK(U5)))" style:apply-style-name="cf1" style:base-cell-address="Data_Sheet.U5"/>
      <style:map style:condition="is-true-formula(msoxl:AND(NOT(ISBLANK(T5)),ISBLANK(U5)))" style:apply-style-name="cf1" style:base-cell-address="Data_Sheet.U5"/>
      <style:map style:condition="is-true-formula(msoxl:AND(NOT(ISBLANK(T5)),ISBLANK(U5)))" style:apply-style-name="cf1" style:base-cell-address="Data_Sheet.U5"/>
      <style:map style:condition="is-true-formula(msoxl:AND(NOT(ISBLANK(T5)),ISBLANK(U5)))" style:apply-style-name="cf1" style:base-cell-address="Data_Sheet.U5"/>
      <style:map style:condition="is-true-formula(msoxl:AND(NOT(ISBLANK(T5)),ISBLANK(U5)))" style:apply-style-name="cf1" style:base-cell-address="Data_Sheet.U5"/>
      <style:map style:condition="is-true-formula(msoxl:AND(NOT(ISBLANK(T5)),ISBLANK(U5)))" style:apply-style-name="cf1" style:base-cell-address="Data_Sheet.U5"/>
      <style:map style:condition="is-true-formula(msoxl:AND(NOT(ISBLANK(T5)),ISBLANK(U5)))" style:apply-style-name="cf1" style:base-cell-address="Data_Sheet.U5"/>
      <style:map style:condition="is-true-formula(msoxl:AND(NOT(ISBLANK(T5)),ISBLANK(U5)))" style:apply-style-name="cf1" style:base-cell-address="Data_Sheet.U5"/>
      <style:map style:condition="is-true-formula(msoxl:AND(NOT(ISBLANK(T5)),ISBLANK(U5)))" style:apply-style-name="cf1" style:base-cell-address="Data_Sheet.U5"/>
      <style:map style:condition="is-true-formula(msoxl:AND(NOT(ISBLANK(T5)),ISBLANK(U5)))" style:apply-style-name="cf1" style:base-cell-address="Data_Sheet.U5"/>
      <style:map style:condition="is-true-formula(msoxl:AND(NOT(ISBLANK(T5)),ISBLANK(U5)))" style:apply-style-name="cf1" style:base-cell-address="Data_Sheet.U5"/>
      <style:map style:condition="is-true-formula(msoxl:AND(NOT(ISBLANK(T5)),ISBLANK(U5)))" style:apply-style-name="cf1" style:base-cell-address="Data_Sheet.U5"/>
      <style:map style:condition="is-true-formula(msoxl:AND(NOT(ISBLANK(T5)),ISBLANK(U5)))" style:apply-style-name="cf1" style:base-cell-address="Data_Sheet.U5"/>
    </style:style>
    <style:style style:name="ce121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T4)),ISBLANK(U4)))" style:apply-style-name="cf1" style:base-cell-address="Data_Sheet.U4"/>
      <style:map style:condition="is-true-formula(msoxl:AND(NOT(ISBLANK(T4)),ISBLANK(U4)))" style:apply-style-name="cf1" style:base-cell-address="Data_Sheet.U4"/>
      <style:map style:condition="is-true-formula(msoxl:AND(NOT(ISBLANK(T4)),ISBLANK(U4)))" style:apply-style-name="cf1" style:base-cell-address="Data_Sheet.U4"/>
    </style:style>
    <style:style style:name="ce122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T6)),ISBLANK(U6)))" style:apply-style-name="cf1" style:base-cell-address="Data_Sheet.U6"/>
      <style:map style:condition="is-true-formula(msoxl:AND(NOT(ISBLANK(T6)),ISBLANK(U6)))" style:apply-style-name="cf1" style:base-cell-address="Data_Sheet.U6"/>
      <style:map style:condition="is-true-formula(msoxl:AND(NOT(ISBLANK(T6)),ISBLANK(U6)))" style:apply-style-name="cf1" style:base-cell-address="Data_Sheet.U6"/>
      <style:map style:condition="is-true-formula(msoxl:AND(NOT(ISBLANK(T6)),ISBLANK(U6)))" style:apply-style-name="cf1" style:base-cell-address="Data_Sheet.U6"/>
      <style:map style:condition="is-true-formula(msoxl:AND(NOT(ISBLANK(T6)),ISBLANK(U6)))" style:apply-style-name="cf1" style:base-cell-address="Data_Sheet.U6"/>
      <style:map style:condition="is-true-formula(msoxl:AND(NOT(ISBLANK(T6)),ISBLANK(U6)))" style:apply-style-name="cf1" style:base-cell-address="Data_Sheet.U6"/>
      <style:map style:condition="is-true-formula(msoxl:AND(NOT(ISBLANK(T6)),ISBLANK(U6)))" style:apply-style-name="cf1" style:base-cell-address="Data_Sheet.U6"/>
      <style:map style:condition="is-true-formula(msoxl:AND(NOT(ISBLANK(T6)),ISBLANK(U6)))" style:apply-style-name="cf1" style:base-cell-address="Data_Sheet.U6"/>
      <style:map style:condition="is-true-formula(msoxl:AND(NOT(ISBLANK(T6)),ISBLANK(U6)))" style:apply-style-name="cf1" style:base-cell-address="Data_Sheet.U6"/>
      <style:map style:condition="is-true-formula(msoxl:AND(NOT(ISBLANK(T6)),ISBLANK(U6)))" style:apply-style-name="cf1" style:base-cell-address="Data_Sheet.U6"/>
      <style:map style:condition="is-true-formula(msoxl:AND(NOT(ISBLANK(T6)),ISBLANK(U6)))" style:apply-style-name="cf1" style:base-cell-address="Data_Sheet.U6"/>
      <style:map style:condition="is-true-formula(msoxl:AND(NOT(ISBLANK(T6)),ISBLANK(U6)))" style:apply-style-name="cf1" style:base-cell-address="Data_Sheet.U6"/>
      <style:map style:condition="is-true-formula(msoxl:AND(NOT(ISBLANK(T6)),ISBLANK(U6)))" style:apply-style-name="cf1" style:base-cell-address="Data_Sheet.U6"/>
      <style:map style:condition="is-true-formula(msoxl:AND(NOT(ISBLANK(T6)),ISBLANK(U6)))" style:apply-style-name="cf1" style:base-cell-address="Data_Sheet.U6"/>
    </style:style>
    <style:style style:name="ce123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T7)),ISBLANK(U7)))" style:apply-style-name="cf1" style:base-cell-address="Data_Sheet.U7"/>
      <style:map style:condition="is-true-formula(msoxl:AND(NOT(ISBLANK(T7)),ISBLANK(U7)))" style:apply-style-name="cf1" style:base-cell-address="Data_Sheet.U7"/>
      <style:map style:condition="is-true-formula(msoxl:AND(NOT(ISBLANK(T7)),ISBLANK(U7)))" style:apply-style-name="cf1" style:base-cell-address="Data_Sheet.U7"/>
      <style:map style:condition="is-true-formula(msoxl:AND(NOT(ISBLANK(T7)),ISBLANK(U7)))" style:apply-style-name="cf1" style:base-cell-address="Data_Sheet.U7"/>
    </style:style>
    <style:style style:name="ce124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T8)),ISBLANK(U8)))" style:apply-style-name="cf1" style:base-cell-address="Data_Sheet.U8"/>
      <style:map style:condition="is-true-formula(msoxl:AND(NOT(ISBLANK(T8)),ISBLANK(U8)))" style:apply-style-name="cf1" style:base-cell-address="Data_Sheet.U8"/>
      <style:map style:condition="is-true-formula(msoxl:AND(NOT(ISBLANK(T8)),ISBLANK(U8)))" style:apply-style-name="cf1" style:base-cell-address="Data_Sheet.U8"/>
      <style:map style:condition="is-true-formula(msoxl:AND(NOT(ISBLANK(T8)),ISBLANK(U8)))" style:apply-style-name="cf1" style:base-cell-address="Data_Sheet.U8"/>
      <style:map style:condition="is-true-formula(msoxl:AND(NOT(ISBLANK(T8)),ISBLANK(U8)))" style:apply-style-name="cf1" style:base-cell-address="Data_Sheet.U8"/>
      <style:map style:condition="is-true-formula(msoxl:AND(NOT(ISBLANK(T8)),ISBLANK(U8)))" style:apply-style-name="cf1" style:base-cell-address="Data_Sheet.U8"/>
    </style:style>
    <style:style style:name="ce125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R5)),ISBLANK(S5)))" style:apply-style-name="cf1" style:base-cell-address="Data_Sheet.S5"/>
      <style:map style:condition="is-true-formula(msoxl:AND(NOT(ISBLANK(T9)),ISBLANK(U9)))" style:apply-style-name="cf1" style:base-cell-address="Data_Sheet.U9"/>
      <style:map style:condition="is-true-formula(msoxl:AND(NOT(ISBLANK(T9)),ISBLANK(U9)))" style:apply-style-name="cf1" style:base-cell-address="Data_Sheet.U9"/>
      <style:map style:condition="is-true-formula(msoxl:AND(NOT(ISBLANK(T9)),ISBLANK(U9)))" style:apply-style-name="cf1" style:base-cell-address="Data_Sheet.U9"/>
      <style:map style:condition="is-true-formula(msoxl:AND(NOT(ISBLANK(T9)),ISBLANK(U9)))" style:apply-style-name="cf1" style:base-cell-address="Data_Sheet.U9"/>
      <style:map style:condition="is-true-formula(msoxl:AND(NOT(ISBLANK(T9)),ISBLANK(U9)))" style:apply-style-name="cf1" style:base-cell-address="Data_Sheet.U9"/>
      <style:map style:condition="is-true-formula(msoxl:AND(NOT(ISBLANK(T9)),ISBLANK(U9)))" style:apply-style-name="cf1" style:base-cell-address="Data_Sheet.U9"/>
      <style:map style:condition="is-true-formula(msoxl:AND(NOT(ISBLANK(T9)),ISBLANK(U9)))" style:apply-style-name="cf1" style:base-cell-address="Data_Sheet.U9"/>
      <style:map style:condition="is-true-formula(msoxl:AND(NOT(ISBLANK(T9)),ISBLANK(U9)))" style:apply-style-name="cf1" style:base-cell-address="Data_Sheet.U9"/>
    </style:style>
    <style:style style:name="ce126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S5)),ISBLANK(R5)))" style:apply-style-name="cf1" style:base-cell-address="Data_Sheet.R5"/>
      <style:map style:condition="is-true-formula(msoxl:AND(NOT(ISBLANK(W7)),ISBLANK(V7)))" style:apply-style-name="cf1" style:base-cell-address="Data_Sheet.V7"/>
      <style:map style:condition="is-true-formula(msoxl:AND(NOT(ISBLANK(W7)),ISBLANK(V7)))" style:apply-style-name="cf1" style:base-cell-address="Data_Sheet.V7"/>
      <style:map style:condition="is-true-formula(msoxl:AND(NOT(ISBLANK(W7)),ISBLANK(V7)))" style:apply-style-name="cf1" style:base-cell-address="Data_Sheet.V7"/>
    </style:style>
    <style:style style:name="ce127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W6)),ISBLANK(V6)))" style:apply-style-name="cf1" style:base-cell-address="Data_Sheet.V6"/>
      <style:map style:condition="is-true-formula(msoxl:AND(NOT(ISBLANK(W8)),ISBLANK(V8)))" style:apply-style-name="cf1" style:base-cell-address="Data_Sheet.V8"/>
      <style:map style:condition="is-true-formula(msoxl:AND(NOT(ISBLANK(W8)),ISBLANK(V8)))" style:apply-style-name="cf1" style:base-cell-address="Data_Sheet.V8"/>
      <style:map style:condition="is-true-formula(msoxl:AND(NOT(ISBLANK(W8)),ISBLANK(V8)))" style:apply-style-name="cf1" style:base-cell-address="Data_Sheet.V8"/>
      <style:map style:condition="is-true-formula(msoxl:AND(NOT(ISBLANK(W8)),ISBLANK(V8)))" style:apply-style-name="cf1" style:base-cell-address="Data_Sheet.V8"/>
      <style:map style:condition="is-true-formula(msoxl:AND(NOT(ISBLANK(W8)),ISBLANK(V8)))" style:apply-style-name="cf1" style:base-cell-address="Data_Sheet.V8"/>
    </style:style>
    <style:style style:name="ce128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W9)),ISBLANK(V9)))" style:apply-style-name="cf1" style:base-cell-address="Data_Sheet.V9"/>
      <style:map style:condition="is-true-formula(msoxl:AND(NOT(ISBLANK(W9)),ISBLANK(V9)))" style:apply-style-name="cf1" style:base-cell-address="Data_Sheet.V9"/>
      <style:map style:condition="is-true-formula(msoxl:AND(NOT(ISBLANK(W9)),ISBLANK(V9)))" style:apply-style-name="cf1" style:base-cell-address="Data_Sheet.V9"/>
      <style:map style:condition="is-true-formula(msoxl:AND(NOT(ISBLANK(W9)),ISBLANK(V9)))" style:apply-style-name="cf1" style:base-cell-address="Data_Sheet.V9"/>
      <style:map style:condition="is-true-formula(msoxl:AND(NOT(ISBLANK(W9)),ISBLANK(V9)))" style:apply-style-name="cf1" style:base-cell-address="Data_Sheet.V9"/>
    </style:style>
    <style:style style:name="ce129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S5)),ISBLANK(R5)))" style:apply-style-name="cf1" style:base-cell-address="Data_Sheet.R5"/>
      <style:map style:condition="is-true-formula(msoxl:AND(NOT(ISBLANK(W5)),ISBLANK(V5)))" style:apply-style-name="cf1" style:base-cell-address="Data_Sheet.V5"/>
      <style:map style:condition="is-true-formula(msoxl:AND(NOT(ISBLANK(W5)),ISBLANK(V5)))" style:apply-style-name="cf1" style:base-cell-address="Data_Sheet.V5"/>
      <style:map style:condition="is-true-formula(msoxl:AND(NOT(ISBLANK(W5)),ISBLANK(V5)))" style:apply-style-name="cf1" style:base-cell-address="Data_Sheet.V5"/>
      <style:map style:condition="is-true-formula(msoxl:AND(NOT(ISBLANK(W5)),ISBLANK(V5)))" style:apply-style-name="cf1" style:base-cell-address="Data_Sheet.V5"/>
      <style:map style:condition="is-true-formula(msoxl:AND(NOT(ISBLANK(W5)),ISBLANK(V5)))" style:apply-style-name="cf1" style:base-cell-address="Data_Sheet.V5"/>
      <style:map style:condition="is-true-formula(msoxl:AND(NOT(ISBLANK(W5)),ISBLANK(V5)))" style:apply-style-name="cf1" style:base-cell-address="Data_Sheet.V5"/>
      <style:map style:condition="is-true-formula(msoxl:AND(NOT(ISBLANK(W5)),ISBLANK(V5)))" style:apply-style-name="cf1" style:base-cell-address="Data_Sheet.V5"/>
      <style:map style:condition="is-true-formula(msoxl:AND(NOT(ISBLANK(W5)),ISBLANK(V5)))" style:apply-style-name="cf1" style:base-cell-address="Data_Sheet.V5"/>
      <style:map style:condition="is-true-formula(msoxl:AND(NOT(ISBLANK(W5)),ISBLANK(V5)))" style:apply-style-name="cf1" style:base-cell-address="Data_Sheet.V5"/>
      <style:map style:condition="is-true-formula(msoxl:AND(NOT(ISBLANK(W5)),ISBLANK(V5)))" style:apply-style-name="cf1" style:base-cell-address="Data_Sheet.V5"/>
    </style:style>
    <style:style style:name="ce130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W4)),ISBLANK(V4)))" style:apply-style-name="cf1" style:base-cell-address="Data_Sheet.V4"/>
      <style:map style:condition="is-true-formula(msoxl:AND(NOT(ISBLANK(W4)),ISBLANK(V4)))" style:apply-style-name="cf1" style:base-cell-address="Data_Sheet.V4"/>
      <style:map style:condition="is-true-formula(msoxl:AND(NOT(ISBLANK(W4)),ISBLANK(V4)))" style:apply-style-name="cf1" style:base-cell-address="Data_Sheet.V4"/>
    </style:style>
    <style:style style:name="ce131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V6)),ISBLANK(W6)))" style:apply-style-name="cf1" style:base-cell-address="Data_Sheet.W6"/>
      <style:map style:condition="is-true-formula(msoxl:AND(NOT(ISBLANK(V6)),ISBLANK(W6)))" style:apply-style-name="cf1" style:base-cell-address="Data_Sheet.W6"/>
      <style:map style:condition="is-true-formula(msoxl:AND(NOT(ISBLANK(V6)),ISBLANK(W6)))" style:apply-style-name="cf1" style:base-cell-address="Data_Sheet.W6"/>
      <style:map style:condition="is-true-formula(msoxl:AND(NOT(ISBLANK(V6)),ISBLANK(W6)))" style:apply-style-name="cf1" style:base-cell-address="Data_Sheet.W6"/>
      <style:map style:condition="is-true-formula(msoxl:AND(NOT(ISBLANK(V6)),ISBLANK(W6)))" style:apply-style-name="cf1" style:base-cell-address="Data_Sheet.W6"/>
      <style:map style:condition="is-true-formula(msoxl:AND(NOT(ISBLANK(V6)),ISBLANK(W6)))" style:apply-style-name="cf1" style:base-cell-address="Data_Sheet.W6"/>
      <style:map style:condition="is-true-formula(msoxl:AND(NOT(ISBLANK(V6)),ISBLANK(W6)))" style:apply-style-name="cf1" style:base-cell-address="Data_Sheet.W6"/>
      <style:map style:condition="is-true-formula(msoxl:AND(NOT(ISBLANK(V6)),ISBLANK(W6)))" style:apply-style-name="cf1" style:base-cell-address="Data_Sheet.W6"/>
      <style:map style:condition="is-true-formula(msoxl:AND(NOT(ISBLANK(V6)),ISBLANK(W6)))" style:apply-style-name="cf1" style:base-cell-address="Data_Sheet.W6"/>
      <style:map style:condition="is-true-formula(msoxl:AND(NOT(ISBLANK(V6)),ISBLANK(W6)))" style:apply-style-name="cf1" style:base-cell-address="Data_Sheet.W6"/>
      <style:map style:condition="is-true-formula(msoxl:AND(NOT(ISBLANK(V6)),ISBLANK(W6)))" style:apply-style-name="cf1" style:base-cell-address="Data_Sheet.W6"/>
      <style:map style:condition="is-true-formula(msoxl:AND(NOT(ISBLANK(V6)),ISBLANK(W6)))" style:apply-style-name="cf1" style:base-cell-address="Data_Sheet.W6"/>
      <style:map style:condition="is-true-formula(msoxl:AND(NOT(ISBLANK(V6)),ISBLANK(W6)))" style:apply-style-name="cf1" style:base-cell-address="Data_Sheet.W6"/>
      <style:map style:condition="is-true-formula(msoxl:AND(NOT(ISBLANK(V6)),ISBLANK(W6)))" style:apply-style-name="cf1" style:base-cell-address="Data_Sheet.W6"/>
    </style:style>
    <style:style style:name="ce132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R5)),ISBLANK(S5)))" style:apply-style-name="cf1" style:base-cell-address="Data_Sheet.S5"/>
      <style:map style:condition="is-true-formula(msoxl:AND(NOT(ISBLANK(V5)),ISBLANK(W5)))" style:apply-style-name="cf1" style:base-cell-address="Data_Sheet.W5"/>
      <style:map style:condition="is-true-formula(msoxl:AND(NOT(ISBLANK(V5)),ISBLANK(W5)))" style:apply-style-name="cf1" style:base-cell-address="Data_Sheet.W5"/>
      <style:map style:condition="is-true-formula(msoxl:AND(NOT(ISBLANK(V5)),ISBLANK(W5)))" style:apply-style-name="cf1" style:base-cell-address="Data_Sheet.W5"/>
      <style:map style:condition="is-true-formula(msoxl:AND(NOT(ISBLANK(V5)),ISBLANK(W5)))" style:apply-style-name="cf1" style:base-cell-address="Data_Sheet.W5"/>
      <style:map style:condition="is-true-formula(msoxl:AND(NOT(ISBLANK(V5)),ISBLANK(W5)))" style:apply-style-name="cf1" style:base-cell-address="Data_Sheet.W5"/>
      <style:map style:condition="is-true-formula(msoxl:AND(NOT(ISBLANK(V5)),ISBLANK(W5)))" style:apply-style-name="cf1" style:base-cell-address="Data_Sheet.W5"/>
      <style:map style:condition="is-true-formula(msoxl:AND(NOT(ISBLANK(V5)),ISBLANK(W5)))" style:apply-style-name="cf1" style:base-cell-address="Data_Sheet.W5"/>
      <style:map style:condition="is-true-formula(msoxl:AND(NOT(ISBLANK(V5)),ISBLANK(W5)))" style:apply-style-name="cf1" style:base-cell-address="Data_Sheet.W5"/>
      <style:map style:condition="is-true-formula(msoxl:AND(NOT(ISBLANK(V5)),ISBLANK(W5)))" style:apply-style-name="cf1" style:base-cell-address="Data_Sheet.W5"/>
      <style:map style:condition="is-true-formula(msoxl:AND(NOT(ISBLANK(V5)),ISBLANK(W5)))" style:apply-style-name="cf1" style:base-cell-address="Data_Sheet.W5"/>
      <style:map style:condition="is-true-formula(msoxl:AND(NOT(ISBLANK(V5)),ISBLANK(W5)))" style:apply-style-name="cf1" style:base-cell-address="Data_Sheet.W5"/>
      <style:map style:condition="is-true-formula(msoxl:AND(NOT(ISBLANK(V5)),ISBLANK(W5)))" style:apply-style-name="cf1" style:base-cell-address="Data_Sheet.W5"/>
      <style:map style:condition="is-true-formula(msoxl:AND(NOT(ISBLANK(V5)),ISBLANK(W5)))" style:apply-style-name="cf1" style:base-cell-address="Data_Sheet.W5"/>
      <style:map style:condition="is-true-formula(msoxl:AND(NOT(ISBLANK(V5)),ISBLANK(W5)))" style:apply-style-name="cf1" style:base-cell-address="Data_Sheet.W5"/>
      <style:map style:condition="is-true-formula(msoxl:AND(NOT(ISBLANK(V5)),ISBLANK(W5)))" style:apply-style-name="cf1" style:base-cell-address="Data_Sheet.W5"/>
      <style:map style:condition="is-true-formula(msoxl:AND(NOT(ISBLANK(V5)),ISBLANK(W5)))" style:apply-style-name="cf1" style:base-cell-address="Data_Sheet.W5"/>
    </style:style>
    <style:style style:name="ce133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V4)),ISBLANK(W4)))" style:apply-style-name="cf1" style:base-cell-address="Data_Sheet.W4"/>
      <style:map style:condition="is-true-formula(msoxl:AND(NOT(ISBLANK(V4)),ISBLANK(W4)))" style:apply-style-name="cf1" style:base-cell-address="Data_Sheet.W4"/>
      <style:map style:condition="is-true-formula(msoxl:AND(NOT(ISBLANK(V4)),ISBLANK(W4)))" style:apply-style-name="cf1" style:base-cell-address="Data_Sheet.W4"/>
    </style:style>
    <style:style style:name="ce134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W6)),ISBLANK(V6)))" style:apply-style-name="cf1" style:base-cell-address="Data_Sheet.V6"/>
      <style:map style:condition="is-true-formula(msoxl:AND(NOT(ISBLANK(W6)),ISBLANK(V6)))" style:apply-style-name="cf1" style:base-cell-address="Data_Sheet.V6"/>
      <style:map style:condition="is-true-formula(msoxl:AND(NOT(ISBLANK(W6)),ISBLANK(V6)))" style:apply-style-name="cf1" style:base-cell-address="Data_Sheet.V6"/>
      <style:map style:condition="is-true-formula(msoxl:AND(NOT(ISBLANK(W6)),ISBLANK(V6)))" style:apply-style-name="cf1" style:base-cell-address="Data_Sheet.V6"/>
      <style:map style:condition="is-true-formula(msoxl:AND(NOT(ISBLANK(W6)),ISBLANK(V6)))" style:apply-style-name="cf1" style:base-cell-address="Data_Sheet.V6"/>
      <style:map style:condition="is-true-formula(msoxl:AND(NOT(ISBLANK(W6)),ISBLANK(V6)))" style:apply-style-name="cf1" style:base-cell-address="Data_Sheet.V6"/>
      <style:map style:condition="is-true-formula(msoxl:AND(NOT(ISBLANK(W6)),ISBLANK(V6)))" style:apply-style-name="cf1" style:base-cell-address="Data_Sheet.V6"/>
      <style:map style:condition="is-true-formula(msoxl:AND(NOT(ISBLANK(W6)),ISBLANK(V6)))" style:apply-style-name="cf1" style:base-cell-address="Data_Sheet.V6"/>
      <style:map style:condition="is-true-formula(msoxl:AND(NOT(ISBLANK(W6)),ISBLANK(V6)))" style:apply-style-name="cf1" style:base-cell-address="Data_Sheet.V6"/>
      <style:map style:condition="is-true-formula(msoxl:AND(NOT(ISBLANK(W6)),ISBLANK(V6)))" style:apply-style-name="cf1" style:base-cell-address="Data_Sheet.V6"/>
    </style:style>
    <style:style style:name="ce135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W6)),ISBLANK(V6)))" style:apply-style-name="cf1" style:base-cell-address="Data_Sheet.V6"/>
      <style:map style:condition="is-true-formula(msoxl:AND(NOT(ISBLANK(Y6)),ISBLANK(X6)))" style:apply-style-name="cf1" style:base-cell-address="Data_Sheet.X6"/>
      <style:map style:condition="is-true-formula(msoxl:AND(NOT(ISBLANK(Y6)),ISBLANK(X6)))" style:apply-style-name="cf1" style:base-cell-address="Data_Sheet.X6"/>
      <style:map style:condition="is-true-formula(msoxl:AND(NOT(ISBLANK(Y6)),ISBLANK(X6)))" style:apply-style-name="cf1" style:base-cell-address="Data_Sheet.X6"/>
      <style:map style:condition="is-true-formula(msoxl:AND(NOT(ISBLANK(Y6)),ISBLANK(X6)))" style:apply-style-name="cf1" style:base-cell-address="Data_Sheet.X6"/>
      <style:map style:condition="is-true-formula(msoxl:AND(NOT(ISBLANK(Y6)),ISBLANK(X6)))" style:apply-style-name="cf1" style:base-cell-address="Data_Sheet.X6"/>
      <style:map style:condition="is-true-formula(msoxl:AND(NOT(ISBLANK(Y6)),ISBLANK(X6)))" style:apply-style-name="cf1" style:base-cell-address="Data_Sheet.X6"/>
      <style:map style:condition="is-true-formula(msoxl:AND(NOT(ISBLANK(Y6)),ISBLANK(X6)))" style:apply-style-name="cf1" style:base-cell-address="Data_Sheet.X6"/>
      <style:map style:condition="is-true-formula(msoxl:AND(NOT(ISBLANK(Y6)),ISBLANK(X6)))" style:apply-style-name="cf1" style:base-cell-address="Data_Sheet.X6"/>
      <style:map style:condition="is-true-formula(msoxl:AND(NOT(ISBLANK(Y6)),ISBLANK(X6)))" style:apply-style-name="cf1" style:base-cell-address="Data_Sheet.X6"/>
      <style:map style:condition="is-true-formula(msoxl:AND(NOT(ISBLANK(Y6)),ISBLANK(X6)))" style:apply-style-name="cf1" style:base-cell-address="Data_Sheet.X6"/>
      <style:map style:condition="is-true-formula(msoxl:AND(NOT(ISBLANK(Y6)),ISBLANK(X6)))" style:apply-style-name="cf1" style:base-cell-address="Data_Sheet.X6"/>
    </style:style>
    <style:style style:name="ce136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Y4)),ISBLANK(X4)))" style:apply-style-name="cf1" style:base-cell-address="Data_Sheet.X4"/>
      <style:map style:condition="is-true-formula(msoxl:AND(NOT(ISBLANK(Y4)),ISBLANK(X4)))" style:apply-style-name="cf1" style:base-cell-address="Data_Sheet.X4"/>
      <style:map style:condition="is-true-formula(msoxl:AND(NOT(ISBLANK(Y4)),ISBLANK(X4)))" style:apply-style-name="cf1" style:base-cell-address="Data_Sheet.X4"/>
    </style:style>
    <style:style style:name="ce137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Y5)),ISBLANK(X5)))" style:apply-style-name="cf1" style:base-cell-address="Data_Sheet.X5"/>
      <style:map style:condition="is-true-formula(msoxl:AND(NOT(ISBLANK(Y5)),ISBLANK(X5)))" style:apply-style-name="cf1" style:base-cell-address="Data_Sheet.X5"/>
      <style:map style:condition="is-true-formula(msoxl:AND(NOT(ISBLANK(Y5)),ISBLANK(X5)))" style:apply-style-name="cf1" style:base-cell-address="Data_Sheet.X5"/>
      <style:map style:condition="is-true-formula(msoxl:AND(NOT(ISBLANK(Y5)),ISBLANK(X5)))" style:apply-style-name="cf1" style:base-cell-address="Data_Sheet.X5"/>
      <style:map style:condition="is-true-formula(msoxl:AND(NOT(ISBLANK(Y5)),ISBLANK(X5)))" style:apply-style-name="cf1" style:base-cell-address="Data_Sheet.X5"/>
      <style:map style:condition="is-true-formula(msoxl:AND(NOT(ISBLANK(Y5)),ISBLANK(X5)))" style:apply-style-name="cf1" style:base-cell-address="Data_Sheet.X5"/>
      <style:map style:condition="is-true-formula(msoxl:AND(NOT(ISBLANK(Y5)),ISBLANK(X5)))" style:apply-style-name="cf1" style:base-cell-address="Data_Sheet.X5"/>
      <style:map style:condition="is-true-formula(msoxl:AND(NOT(ISBLANK(Y5)),ISBLANK(X5)))" style:apply-style-name="cf1" style:base-cell-address="Data_Sheet.X5"/>
      <style:map style:condition="is-true-formula(msoxl:AND(NOT(ISBLANK(Y5)),ISBLANK(X5)))" style:apply-style-name="cf1" style:base-cell-address="Data_Sheet.X5"/>
    </style:style>
    <style:style style:name="ce138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V6)),ISBLANK(W6)))" style:apply-style-name="cf1" style:base-cell-address="Data_Sheet.W6"/>
      <style:map style:condition="is-true-formula(msoxl:AND(NOT(ISBLANK(V8)),ISBLANK(W8)))" style:apply-style-name="cf1" style:base-cell-address="Data_Sheet.W8"/>
      <style:map style:condition="is-true-formula(msoxl:AND(NOT(ISBLANK(V8)),ISBLANK(W8)))" style:apply-style-name="cf1" style:base-cell-address="Data_Sheet.W8"/>
      <style:map style:condition="is-true-formula(msoxl:AND(NOT(ISBLANK(V8)),ISBLANK(W8)))" style:apply-style-name="cf1" style:base-cell-address="Data_Sheet.W8"/>
      <style:map style:condition="is-true-formula(msoxl:AND(NOT(ISBLANK(V8)),ISBLANK(W8)))" style:apply-style-name="cf1" style:base-cell-address="Data_Sheet.W8"/>
      <style:map style:condition="is-true-formula(msoxl:AND(NOT(ISBLANK(V8)),ISBLANK(W8)))" style:apply-style-name="cf1" style:base-cell-address="Data_Sheet.W8"/>
      <style:map style:condition="is-true-formula(msoxl:AND(NOT(ISBLANK(V8)),ISBLANK(W8)))" style:apply-style-name="cf1" style:base-cell-address="Data_Sheet.W8"/>
      <style:map style:condition="is-true-formula(msoxl:AND(NOT(ISBLANK(V8)),ISBLANK(W8)))" style:apply-style-name="cf1" style:base-cell-address="Data_Sheet.W8"/>
      <style:map style:condition="is-true-formula(msoxl:AND(NOT(ISBLANK(V8)),ISBLANK(W8)))" style:apply-style-name="cf1" style:base-cell-address="Data_Sheet.W8"/>
      <style:map style:condition="is-true-formula(msoxl:AND(NOT(ISBLANK(V8)),ISBLANK(W8)))" style:apply-style-name="cf1" style:base-cell-address="Data_Sheet.W8"/>
    </style:style>
    <style:style style:name="ce139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R5)),ISBLANK(S5)))" style:apply-style-name="cf1" style:base-cell-address="Data_Sheet.S5"/>
      <style:map style:condition="is-true-formula(msoxl:AND(NOT(ISBLANK(V7)),ISBLANK(W7)))" style:apply-style-name="cf1" style:base-cell-address="Data_Sheet.W7"/>
      <style:map style:condition="is-true-formula(msoxl:AND(NOT(ISBLANK(V7)),ISBLANK(W7)))" style:apply-style-name="cf1" style:base-cell-address="Data_Sheet.W7"/>
      <style:map style:condition="is-true-formula(msoxl:AND(NOT(ISBLANK(V7)),ISBLANK(W7)))" style:apply-style-name="cf1" style:base-cell-address="Data_Sheet.W7"/>
      <style:map style:condition="is-true-formula(msoxl:AND(NOT(ISBLANK(V7)),ISBLANK(W7)))" style:apply-style-name="cf1" style:base-cell-address="Data_Sheet.W7"/>
      <style:map style:condition="is-true-formula(msoxl:AND(NOT(ISBLANK(V7)),ISBLANK(W7)))" style:apply-style-name="cf1" style:base-cell-address="Data_Sheet.W7"/>
      <style:map style:condition="is-true-formula(msoxl:AND(NOT(ISBLANK(V7)),ISBLANK(W7)))" style:apply-style-name="cf1" style:base-cell-address="Data_Sheet.W7"/>
      <style:map style:condition="is-true-formula(msoxl:AND(NOT(ISBLANK(V7)),ISBLANK(W7)))" style:apply-style-name="cf1" style:base-cell-address="Data_Sheet.W7"/>
    </style:style>
    <style:style style:name="ce140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V9)),ISBLANK(W9)))" style:apply-style-name="cf1" style:base-cell-address="Data_Sheet.W9"/>
      <style:map style:condition="is-true-formula(msoxl:AND(NOT(ISBLANK(V9)),ISBLANK(W9)))" style:apply-style-name="cf1" style:base-cell-address="Data_Sheet.W9"/>
      <style:map style:condition="is-true-formula(msoxl:AND(NOT(ISBLANK(V9)),ISBLANK(W9)))" style:apply-style-name="cf1" style:base-cell-address="Data_Sheet.W9"/>
      <style:map style:condition="is-true-formula(msoxl:AND(NOT(ISBLANK(V9)),ISBLANK(W9)))" style:apply-style-name="cf1" style:base-cell-address="Data_Sheet.W9"/>
      <style:map style:condition="is-true-formula(msoxl:AND(NOT(ISBLANK(V9)),ISBLANK(W9)))" style:apply-style-name="cf1" style:base-cell-address="Data_Sheet.W9"/>
    </style:style>
    <style:style style:name="ce141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W6)),ISBLANK(V6)))" style:apply-style-name="cf1" style:base-cell-address="Data_Sheet.V6"/>
      <style:map style:condition="is-true-formula(msoxl:AND(NOT(ISBLANK(Y8)),ISBLANK(X8)))" style:apply-style-name="cf1" style:base-cell-address="Data_Sheet.X8"/>
      <style:map style:condition="is-true-formula(msoxl:AND(NOT(ISBLANK(Y8)),ISBLANK(X8)))" style:apply-style-name="cf1" style:base-cell-address="Data_Sheet.X8"/>
      <style:map style:condition="is-true-formula(msoxl:AND(NOT(ISBLANK(Y8)),ISBLANK(X8)))" style:apply-style-name="cf1" style:base-cell-address="Data_Sheet.X8"/>
      <style:map style:condition="is-true-formula(msoxl:AND(NOT(ISBLANK(Y8)),ISBLANK(X8)))" style:apply-style-name="cf1" style:base-cell-address="Data_Sheet.X8"/>
      <style:map style:condition="is-true-formula(msoxl:AND(NOT(ISBLANK(Y8)),ISBLANK(X8)))" style:apply-style-name="cf1" style:base-cell-address="Data_Sheet.X8"/>
    </style:style>
    <style:style style:name="ce142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S5)),ISBLANK(R5)))" style:apply-style-name="cf1" style:base-cell-address="Data_Sheet.R5"/>
      <style:map style:condition="is-true-formula(msoxl:AND(NOT(ISBLANK(Y7)),ISBLANK(X7)))" style:apply-style-name="cf1" style:base-cell-address="Data_Sheet.X7"/>
      <style:map style:condition="is-true-formula(msoxl:AND(NOT(ISBLANK(Y7)),ISBLANK(X7)))" style:apply-style-name="cf1" style:base-cell-address="Data_Sheet.X7"/>
      <style:map style:condition="is-true-formula(msoxl:AND(NOT(ISBLANK(Y7)),ISBLANK(X7)))" style:apply-style-name="cf1" style:base-cell-address="Data_Sheet.X7"/>
    </style:style>
    <style:style style:name="ce143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Y9)),ISBLANK(X9)))" style:apply-style-name="cf1" style:base-cell-address="Data_Sheet.X9"/>
      <style:map style:condition="is-true-formula(msoxl:AND(NOT(ISBLANK(Y9)),ISBLANK(X9)))" style:apply-style-name="cf1" style:base-cell-address="Data_Sheet.X9"/>
      <style:map style:condition="is-true-formula(msoxl:AND(NOT(ISBLANK(Y9)),ISBLANK(X9)))" style:apply-style-name="cf1" style:base-cell-address="Data_Sheet.X9"/>
      <style:map style:condition="is-true-formula(msoxl:AND(NOT(ISBLANK(Y9)),ISBLANK(X9)))" style:apply-style-name="cf1" style:base-cell-address="Data_Sheet.X9"/>
      <style:map style:condition="is-true-formula(msoxl:AND(NOT(ISBLANK(Y9)),ISBLANK(X9)))" style:apply-style-name="cf1" style:base-cell-address="Data_Sheet.X9"/>
      <style:map style:condition="is-true-formula(msoxl:AND(NOT(ISBLANK(Y9)),ISBLANK(X9)))" style:apply-style-name="cf1" style:base-cell-address="Data_Sheet.X9"/>
      <style:map style:condition="is-true-formula(msoxl:AND(NOT(ISBLANK(Y9)),ISBLANK(X9)))" style:apply-style-name="cf1" style:base-cell-address="Data_Sheet.X9"/>
    </style:style>
    <style:style style:name="ce144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X4)),ISBLANK(Y4)))" style:apply-style-name="cf1" style:base-cell-address="Data_Sheet.Y4"/>
      <style:map style:condition="is-true-formula(msoxl:AND(NOT(ISBLANK(X4)),ISBLANK(Y4)))" style:apply-style-name="cf1" style:base-cell-address="Data_Sheet.Y4"/>
      <style:map style:condition="is-true-formula(msoxl:AND(NOT(ISBLANK(X4)),ISBLANK(Y4)))" style:apply-style-name="cf1" style:base-cell-address="Data_Sheet.Y4"/>
    </style:style>
    <style:style style:name="ce145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Y4)),ISBLANK(Z4)))" style:apply-style-name="cf1" style:base-cell-address="Data_Sheet.Z4"/>
      <style:map style:condition="is-true-formula(msoxl:AND(NOT(ISBLANK(Z4)),ISBLANK(AA4)))" style:apply-style-name="cf1" style:base-cell-address="Data_Sheet.AA4"/>
      <style:map style:condition="is-true-formula(msoxl:AND(NOT(ISBLANK(Z4)),ISBLANK(AA4)))" style:apply-style-name="cf1" style:base-cell-address="Data_Sheet.AA4"/>
      <style:map style:condition="is-true-formula(msoxl:AND(NOT(ISBLANK(Z4)),ISBLANK(AA4)))" style:apply-style-name="cf1" style:base-cell-address="Data_Sheet.AA4"/>
      <style:map style:condition="is-true-formula(msoxl:AND(NOT(ISBLANK(Z4)),ISBLANK(AA4)))" style:apply-style-name="cf1" style:base-cell-address="Data_Sheet.AA4"/>
      <style:map style:condition="is-true-formula(msoxl:AND(NOT(ISBLANK(Z4)),ISBLANK(AA4)))" style:apply-style-name="cf1" style:base-cell-address="Data_Sheet.AA4"/>
      <style:map style:condition="is-true-formula(msoxl:AND(NOT(ISBLANK(Z4)),ISBLANK(AA4)))" style:apply-style-name="cf1" style:base-cell-address="Data_Sheet.AA4"/>
      <style:map style:condition="is-true-formula(msoxl:AND(NOT(ISBLANK(Z4)),ISBLANK(AA4)))" style:apply-style-name="cf1" style:base-cell-address="Data_Sheet.AA4"/>
      <style:map style:condition="is-true-formula(msoxl:AND(NOT(ISBLANK(Z4)),ISBLANK(AA4)))" style:apply-style-name="cf1" style:base-cell-address="Data_Sheet.AA4"/>
      <style:map style:condition="is-true-formula(msoxl:AND(NOT(ISBLANK(Z4)),ISBLANK(AA4)))" style:apply-style-name="cf1" style:base-cell-address="Data_Sheet.AA4"/>
      <style:map style:condition="is-true-formula(msoxl:AND(NOT(ISBLANK(Z4)),ISBLANK(AA4)))" style:apply-style-name="cf1" style:base-cell-address="Data_Sheet.AA4"/>
      <style:map style:condition="is-true-formula(msoxl:AND(NOT(ISBLANK(Z4)),ISBLANK(AA4)))" style:apply-style-name="cf1" style:base-cell-address="Data_Sheet.AA4"/>
      <style:map style:condition="is-true-formula(msoxl:AND(NOT(ISBLANK(Z4)),ISBLANK(AA4)))" style:apply-style-name="cf1" style:base-cell-address="Data_Sheet.AA4"/>
      <style:map style:condition="is-true-formula(msoxl:AND(NOT(ISBLANK(Z4)),ISBLANK(AA4)))" style:apply-style-name="cf1" style:base-cell-address="Data_Sheet.AA4"/>
      <style:map style:condition="is-true-formula(msoxl:AND(NOT(ISBLANK(Z4)),ISBLANK(AA4)))" style:apply-style-name="cf1" style:base-cell-address="Data_Sheet.AA4"/>
      <style:map style:condition="is-true-formula(msoxl:AND(NOT(ISBLANK(Z4)),ISBLANK(AA4)))" style:apply-style-name="cf1" style:base-cell-address="Data_Sheet.AA4"/>
      <style:map style:condition="is-true-formula(msoxl:AND(NOT(ISBLANK(Z4)),ISBLANK(AA4)))" style:apply-style-name="cf1" style:base-cell-address="Data_Sheet.AA4"/>
      <style:map style:condition="is-true-formula(msoxl:AND(NOT(ISBLANK(Z4)),ISBLANK(AA4)))" style:apply-style-name="cf1" style:base-cell-address="Data_Sheet.AA4"/>
      <style:map style:condition="is-true-formula(msoxl:AND(NOT(ISBLANK(Z4)),ISBLANK(AA4)))" style:apply-style-name="cf1" style:base-cell-address="Data_Sheet.AA4"/>
    </style:style>
    <style:style style:name="ce146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Y4)),ISBLANK(Z4)))" style:apply-style-name="cf1" style:base-cell-address="Data_Sheet.Z4"/>
      <style:map style:condition="is-true-formula(msoxl:AND(NOT(ISBLANK(Y4)),ISBLANK(Z4)))" style:apply-style-name="cf1" style:base-cell-address="Data_Sheet.Z4"/>
      <style:map style:condition="is-true-formula(msoxl:AND(NOT(ISBLANK(Y4)),ISBLANK(Z4)))" style:apply-style-name="cf1" style:base-cell-address="Data_Sheet.Z4"/>
      <style:map style:condition="is-true-formula(msoxl:AND(NOT(ISBLANK(Y4)),ISBLANK(Z4)))" style:apply-style-name="cf1" style:base-cell-address="Data_Sheet.Z4"/>
      <style:map style:condition="is-true-formula(msoxl:AND(NOT(ISBLANK(Y4)),ISBLANK(Z4)))" style:apply-style-name="cf1" style:base-cell-address="Data_Sheet.Z4"/>
      <style:map style:condition="is-true-formula(msoxl:AND(NOT(ISBLANK(Y4)),ISBLANK(Z4)))" style:apply-style-name="cf1" style:base-cell-address="Data_Sheet.Z4"/>
      <style:map style:condition="is-true-formula(msoxl:AND(NOT(ISBLANK(Y4)),ISBLANK(Z4)))" style:apply-style-name="cf1" style:base-cell-address="Data_Sheet.Z4"/>
      <style:map style:condition="is-true-formula(msoxl:AND(NOT(ISBLANK(Y4)),ISBLANK(Z4)))" style:apply-style-name="cf1" style:base-cell-address="Data_Sheet.Z4"/>
      <style:map style:condition="is-true-formula(msoxl:AND(NOT(ISBLANK(Y4)),ISBLANK(Z4)))" style:apply-style-name="cf1" style:base-cell-address="Data_Sheet.Z4"/>
      <style:map style:condition="is-true-formula(msoxl:AND(NOT(ISBLANK(Y4)),ISBLANK(Z4)))" style:apply-style-name="cf1" style:base-cell-address="Data_Sheet.Z4"/>
      <style:map style:condition="is-true-formula(msoxl:AND(NOT(ISBLANK(AA4)),ISBLANK(Z4)))" style:apply-style-name="cf1" style:base-cell-address="Data_Sheet.Z4"/>
      <style:map style:condition="is-true-formula(msoxl:AND(NOT(ISBLANK(AA4)),ISBLANK(Z4)))" style:apply-style-name="cf1" style:base-cell-address="Data_Sheet.Z4"/>
    </style:style>
    <style:style style:name="ce147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Y4)),ISBLANK(Z4)))" style:apply-style-name="cf1" style:base-cell-address="Data_Sheet.Z4"/>
      <style:map style:condition="is-true-formula(msoxl:AND(NOT(ISBLANK(AA4)),ISBLANK(AB4)))" style:apply-style-name="cf1" style:base-cell-address="Data_Sheet.AB4"/>
      <style:map style:condition="is-true-formula(msoxl:AND(NOT(ISBLANK(AA4)),ISBLANK(AB4)))" style:apply-style-name="cf1" style:base-cell-address="Data_Sheet.AB4"/>
      <style:map style:condition="is-true-formula(msoxl:AND(NOT(ISBLANK(AA4)),ISBLANK(AB4)))" style:apply-style-name="cf1" style:base-cell-address="Data_Sheet.AB4"/>
      <style:map style:condition="is-true-formula(msoxl:AND(NOT(ISBLANK(AA4)),ISBLANK(AB4)))" style:apply-style-name="cf1" style:base-cell-address="Data_Sheet.AB4"/>
      <style:map style:condition="is-true-formula(msoxl:AND(NOT(ISBLANK(AA4)),ISBLANK(AB4)))" style:apply-style-name="cf1" style:base-cell-address="Data_Sheet.AB4"/>
      <style:map style:condition="is-true-formula(msoxl:AND(NOT(ISBLANK(AA4)),ISBLANK(AB4)))" style:apply-style-name="cf1" style:base-cell-address="Data_Sheet.AB4"/>
      <style:map style:condition="is-true-formula(msoxl:AND(NOT(ISBLANK(AA4)),ISBLANK(AB4)))" style:apply-style-name="cf1" style:base-cell-address="Data_Sheet.AB4"/>
      <style:map style:condition="is-true-formula(msoxl:AND(NOT(ISBLANK(AA4)),ISBLANK(AB4)))" style:apply-style-name="cf1" style:base-cell-address="Data_Sheet.AB4"/>
      <style:map style:condition="is-true-formula(msoxl:AND(NOT(ISBLANK(AA4)),ISBLANK(AB4)))" style:apply-style-name="cf1" style:base-cell-address="Data_Sheet.AB4"/>
      <style:map style:condition="is-true-formula(msoxl:AND(NOT(ISBLANK(AC4)),ISBLANK(AB4)))" style:apply-style-name="cf1" style:base-cell-address="Data_Sheet.AB4"/>
      <style:map style:condition="is-true-formula(msoxl:AND(NOT(ISBLANK(AC4)),ISBLANK(AB4)))" style:apply-style-name="cf1" style:base-cell-address="Data_Sheet.AB4"/>
    </style:style>
    <style:style style:name="ce148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X5)),ISBLANK(Y5)))" style:apply-style-name="cf1" style:base-cell-address="Data_Sheet.Y5"/>
      <style:map style:condition="is-true-formula(msoxl:AND(NOT(ISBLANK(X5)),ISBLANK(Y5)))" style:apply-style-name="cf1" style:base-cell-address="Data_Sheet.Y5"/>
      <style:map style:condition="is-true-formula(msoxl:AND(NOT(ISBLANK(X5)),ISBLANK(Y5)))" style:apply-style-name="cf1" style:base-cell-address="Data_Sheet.Y5"/>
      <style:map style:condition="is-true-formula(msoxl:AND(NOT(ISBLANK(X5)),ISBLANK(Y5)))" style:apply-style-name="cf1" style:base-cell-address="Data_Sheet.Y5"/>
      <style:map style:condition="is-true-formula(msoxl:AND(NOT(ISBLANK(X5)),ISBLANK(Y5)))" style:apply-style-name="cf1" style:base-cell-address="Data_Sheet.Y5"/>
      <style:map style:condition="is-true-formula(msoxl:AND(NOT(ISBLANK(X5)),ISBLANK(Y5)))" style:apply-style-name="cf1" style:base-cell-address="Data_Sheet.Y5"/>
      <style:map style:condition="is-true-formula(msoxl:AND(NOT(ISBLANK(X5)),ISBLANK(Y5)))" style:apply-style-name="cf1" style:base-cell-address="Data_Sheet.Y5"/>
      <style:map style:condition="is-true-formula(msoxl:AND(NOT(ISBLANK(X5)),ISBLANK(Y5)))" style:apply-style-name="cf1" style:base-cell-address="Data_Sheet.Y5"/>
      <style:map style:condition="is-true-formula(msoxl:AND(NOT(ISBLANK(X5)),ISBLANK(Y5)))" style:apply-style-name="cf1" style:base-cell-address="Data_Sheet.Y5"/>
      <style:map style:condition="is-true-formula(msoxl:AND(NOT(ISBLANK(X5)),ISBLANK(Y5)))" style:apply-style-name="cf1" style:base-cell-address="Data_Sheet.Y5"/>
      <style:map style:condition="is-true-formula(msoxl:AND(NOT(ISBLANK(X5)),ISBLANK(Y5)))" style:apply-style-name="cf1" style:base-cell-address="Data_Sheet.Y5"/>
      <style:map style:condition="is-true-formula(msoxl:AND(NOT(ISBLANK(X5)),ISBLANK(Y5)))" style:apply-style-name="cf1" style:base-cell-address="Data_Sheet.Y5"/>
      <style:map style:condition="is-true-formula(msoxl:AND(NOT(ISBLANK(X5)),ISBLANK(Y5)))" style:apply-style-name="cf1" style:base-cell-address="Data_Sheet.Y5"/>
    </style:style>
    <style:style style:name="ce149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Z5)),ISBLANK(AA5)))" style:apply-style-name="cf1" style:base-cell-address="Data_Sheet.AA5"/>
      <style:map style:condition="is-true-formula(msoxl:AND(NOT(ISBLANK(Z5)),ISBLANK(AA5)))" style:apply-style-name="cf1" style:base-cell-address="Data_Sheet.AA5"/>
      <style:map style:condition="is-true-formula(msoxl:AND(NOT(ISBLANK(Z5)),ISBLANK(AA5)))" style:apply-style-name="cf1" style:base-cell-address="Data_Sheet.AA5"/>
      <style:map style:condition="is-true-formula(msoxl:AND(NOT(ISBLANK(Z5)),ISBLANK(AA5)))" style:apply-style-name="cf1" style:base-cell-address="Data_Sheet.AA5"/>
      <style:map style:condition="is-true-formula(msoxl:AND(NOT(ISBLANK(Z5)),ISBLANK(AA5)))" style:apply-style-name="cf1" style:base-cell-address="Data_Sheet.AA5"/>
      <style:map style:condition="is-true-formula(msoxl:AND(NOT(ISBLANK(Z5)),ISBLANK(AA5)))" style:apply-style-name="cf1" style:base-cell-address="Data_Sheet.AA5"/>
      <style:map style:condition="is-true-formula(msoxl:AND(NOT(ISBLANK(Z5)),ISBLANK(AA5)))" style:apply-style-name="cf1" style:base-cell-address="Data_Sheet.AA5"/>
      <style:map style:condition="is-true-formula(msoxl:AND(NOT(ISBLANK(Z5)),ISBLANK(AA5)))" style:apply-style-name="cf1" style:base-cell-address="Data_Sheet.AA5"/>
      <style:map style:condition="is-true-formula(msoxl:AND(NOT(ISBLANK(Z5)),ISBLANK(AA5)))" style:apply-style-name="cf1" style:base-cell-address="Data_Sheet.AA5"/>
      <style:map style:condition="is-true-formula(msoxl:AND(NOT(ISBLANK(Z5)),ISBLANK(AA5)))" style:apply-style-name="cf1" style:base-cell-address="Data_Sheet.AA5"/>
      <style:map style:condition="is-true-formula(msoxl:AND(NOT(ISBLANK(Z5)),ISBLANK(AA5)))" style:apply-style-name="cf1" style:base-cell-address="Data_Sheet.AA5"/>
      <style:map style:condition="is-true-formula(msoxl:AND(NOT(ISBLANK(Z5)),ISBLANK(AA5)))" style:apply-style-name="cf1" style:base-cell-address="Data_Sheet.AA5"/>
      <style:map style:condition="is-true-formula(msoxl:AND(NOT(ISBLANK(Z5)),ISBLANK(AA5)))" style:apply-style-name="cf1" style:base-cell-address="Data_Sheet.AA5"/>
      <style:map style:condition="is-true-formula(msoxl:AND(NOT(ISBLANK(Z5)),ISBLANK(AA5)))" style:apply-style-name="cf1" style:base-cell-address="Data_Sheet.AA5"/>
      <style:map style:condition="is-true-formula(msoxl:AND(NOT(ISBLANK(Z5)),ISBLANK(AA5)))" style:apply-style-name="cf1" style:base-cell-address="Data_Sheet.AA5"/>
      <style:map style:condition="is-true-formula(msoxl:AND(NOT(ISBLANK(Z5)),ISBLANK(AA5)))" style:apply-style-name="cf1" style:base-cell-address="Data_Sheet.AA5"/>
    </style:style>
    <style:style style:name="ce150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AB8)),ISBLANK(AC8)))" style:apply-style-name="cf1" style:base-cell-address="Data_Sheet.AC8"/>
      <style:map style:condition="is-true-formula(msoxl:AND(NOT(ISBLANK(AB8)),ISBLANK(AC8)))" style:apply-style-name="cf1" style:base-cell-address="Data_Sheet.AC8"/>
      <style:map style:condition="is-true-formula(msoxl:AND(NOT(ISBLANK(AB8)),ISBLANK(AC8)))" style:apply-style-name="cf1" style:base-cell-address="Data_Sheet.AC8"/>
      <style:map style:condition="is-true-formula(msoxl:AND(NOT(ISBLANK(AB8)),ISBLANK(AC8)))" style:apply-style-name="cf1" style:base-cell-address="Data_Sheet.AC8"/>
      <style:map style:condition="is-true-formula(msoxl:AND(NOT(ISBLANK(AB8)),ISBLANK(AC8)))" style:apply-style-name="cf1" style:base-cell-address="Data_Sheet.AC8"/>
      <style:map style:condition="is-true-formula(msoxl:AND(NOT(ISBLANK(AB8)),ISBLANK(AC8)))" style:apply-style-name="cf1" style:base-cell-address="Data_Sheet.AC8"/>
      <style:map style:condition="is-true-formula(msoxl:AND(NOT(ISBLANK(AB8)),ISBLANK(AC8)))" style:apply-style-name="cf1" style:base-cell-address="Data_Sheet.AC8"/>
      <style:map style:condition="is-true-formula(msoxl:AND(NOT(ISBLANK(AB8)),ISBLANK(AC8)))" style:apply-style-name="cf1" style:base-cell-address="Data_Sheet.AC8"/>
      <style:map style:condition="is-true-formula(msoxl:AND(NOT(ISBLANK(AB8)),ISBLANK(AC8)))" style:apply-style-name="cf1" style:base-cell-address="Data_Sheet.AC8"/>
      <style:map style:condition="is-true-formula(msoxl:AND(NOT(ISBLANK(AB8)),ISBLANK(AC8)))" style:apply-style-name="cf1" style:base-cell-address="Data_Sheet.AC8"/>
      <style:map style:condition="is-true-formula(msoxl:AND(NOT(ISBLANK(AB8)),ISBLANK(AC8)))" style:apply-style-name="cf1" style:base-cell-address="Data_Sheet.AC8"/>
      <style:map style:condition="is-true-formula(msoxl:AND(NOT(ISBLANK(D5)),ISBLANK(E5)))" style:apply-style-name="cf1" style:base-cell-address="Data_Sheet.E5"/>
      <style:map style:condition="is-true-formula(msoxl:AND(NOT(ISBLANK(AB8)),ISBLANK(AC8)))" style:apply-style-name="cf1" style:base-cell-address="Data_Sheet.AC8"/>
    </style:style>
    <style:style style:name="ce151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AB6)),ISBLANK(AC6)))" style:apply-style-name="cf1" style:base-cell-address="Data_Sheet.AC6"/>
      <style:map style:condition="is-true-formula(msoxl:AND(NOT(ISBLANK(AB7)),ISBLANK(AC7)))" style:apply-style-name="cf1" style:base-cell-address="Data_Sheet.AC7"/>
      <style:map style:condition="is-true-formula(msoxl:AND(NOT(ISBLANK(AB7)),ISBLANK(AC7)))" style:apply-style-name="cf1" style:base-cell-address="Data_Sheet.AC7"/>
      <style:map style:condition="is-true-formula(msoxl:AND(NOT(ISBLANK(AB7)),ISBLANK(AC7)))" style:apply-style-name="cf1" style:base-cell-address="Data_Sheet.AC7"/>
      <style:map style:condition="is-true-formula(msoxl:AND(NOT(ISBLANK(AB7)),ISBLANK(AC7)))" style:apply-style-name="cf1" style:base-cell-address="Data_Sheet.AC7"/>
      <style:map style:condition="is-true-formula(msoxl:AND(NOT(ISBLANK(AB7)),ISBLANK(AC7)))" style:apply-style-name="cf1" style:base-cell-address="Data_Sheet.AC7"/>
      <style:map style:condition="is-true-formula(msoxl:AND(NOT(ISBLANK(AB7)),ISBLANK(AC7)))" style:apply-style-name="cf1" style:base-cell-address="Data_Sheet.AC7"/>
      <style:map style:condition="is-true-formula(msoxl:AND(NOT(ISBLANK(AB7)),ISBLANK(AC7)))" style:apply-style-name="cf1" style:base-cell-address="Data_Sheet.AC7"/>
      <style:map style:condition="is-true-formula(msoxl:AND(NOT(ISBLANK(AB7)),ISBLANK(AC7)))" style:apply-style-name="cf1" style:base-cell-address="Data_Sheet.AC7"/>
      <style:map style:condition="is-true-formula(msoxl:AND(NOT(ISBLANK(AB7)),ISBLANK(AC7)))" style:apply-style-name="cf1" style:base-cell-address="Data_Sheet.AC7"/>
      <style:map style:condition="is-true-formula(msoxl:AND(NOT(ISBLANK(AB7)),ISBLANK(AC7)))" style:apply-style-name="cf1" style:base-cell-address="Data_Sheet.AC7"/>
      <style:map style:condition="is-true-formula(msoxl:AND(NOT(ISBLANK(AB7)),ISBLANK(AC7)))" style:apply-style-name="cf1" style:base-cell-address="Data_Sheet.AC7"/>
      <style:map style:condition="is-true-formula(msoxl:AND(NOT(ISBLANK(AB7)),ISBLANK(AC7)))" style:apply-style-name="cf1" style:base-cell-address="Data_Sheet.AC7"/>
    </style:style>
    <style:style style:name="ce152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AB4)),ISBLANK(AC4)))" style:apply-style-name="cf1" style:base-cell-address="Data_Sheet.AC4"/>
      <style:map style:condition="is-true-formula(msoxl:AND(NOT(ISBLANK(AB4)),ISBLANK(AC4)))" style:apply-style-name="cf1" style:base-cell-address="Data_Sheet.AC4"/>
      <style:map style:condition="is-true-formula(msoxl:AND(NOT(ISBLANK(AB4)),ISBLANK(AC4)))" style:apply-style-name="cf1" style:base-cell-address="Data_Sheet.AC4"/>
      <style:map style:condition="is-true-formula(msoxl:AND(NOT(ISBLANK(AB4)),ISBLANK(AC4)))" style:apply-style-name="cf1" style:base-cell-address="Data_Sheet.AC4"/>
      <style:map style:condition="is-true-formula(msoxl:AND(NOT(ISBLANK(AB4)),ISBLANK(AC4)))" style:apply-style-name="cf1" style:base-cell-address="Data_Sheet.AC4"/>
      <style:map style:condition="is-true-formula(msoxl:AND(NOT(ISBLANK(AB4)),ISBLANK(AC4)))" style:apply-style-name="cf1" style:base-cell-address="Data_Sheet.AC4"/>
      <style:map style:condition="is-true-formula(msoxl:AND(NOT(ISBLANK(AB4)),ISBLANK(AC4)))" style:apply-style-name="cf1" style:base-cell-address="Data_Sheet.AC4"/>
      <style:map style:condition="is-true-formula(msoxl:AND(NOT(ISBLANK(AB4)),ISBLANK(AC4)))" style:apply-style-name="cf1" style:base-cell-address="Data_Sheet.AC4"/>
      <style:map style:condition="is-true-formula(msoxl:AND(NOT(ISBLANK(AB4)),ISBLANK(AC4)))" style:apply-style-name="cf1" style:base-cell-address="Data_Sheet.AC4"/>
      <style:map style:condition="is-true-formula(msoxl:AND(NOT(ISBLANK(AB4)),ISBLANK(AC4)))" style:apply-style-name="cf1" style:base-cell-address="Data_Sheet.AC4"/>
      <style:map style:condition="is-true-formula(msoxl:AND(NOT(ISBLANK(AB4)),ISBLANK(AC4)))" style:apply-style-name="cf1" style:base-cell-address="Data_Sheet.AC4"/>
      <style:map style:condition="is-true-formula(msoxl:AND(NOT(ISBLANK(AB4)),ISBLANK(AC4)))" style:apply-style-name="cf1" style:base-cell-address="Data_Sheet.AC4"/>
      <style:map style:condition="is-true-formula(msoxl:AND(NOT(ISBLANK(AB4)),ISBLANK(AC4)))" style:apply-style-name="cf1" style:base-cell-address="Data_Sheet.AC4"/>
      <style:map style:condition="is-true-formula(msoxl:AND(NOT(ISBLANK(AB4)),ISBLANK(AC4)))" style:apply-style-name="cf1" style:base-cell-address="Data_Sheet.AC4"/>
      <style:map style:condition="is-true-formula(msoxl:AND(NOT(ISBLANK(AB4)),ISBLANK(AC4)))" style:apply-style-name="cf1" style:base-cell-address="Data_Sheet.AC4"/>
      <style:map style:condition="is-true-formula(msoxl:AND(NOT(ISBLANK(AB4)),ISBLANK(AC4)))" style:apply-style-name="cf1" style:base-cell-address="Data_Sheet.AC4"/>
      <style:map style:condition="is-true-formula(msoxl:AND(NOT(ISBLANK(AB4)),ISBLANK(AC4)))" style:apply-style-name="cf1" style:base-cell-address="Data_Sheet.AC4"/>
      <style:map style:condition="is-true-formula(msoxl:AND(NOT(ISBLANK(AB4)),ISBLANK(AC4)))" style:apply-style-name="cf1" style:base-cell-address="Data_Sheet.AC4"/>
      <style:map style:condition="is-true-formula(msoxl:AND(NOT(ISBLANK(AB4)),ISBLANK(AC4)))" style:apply-style-name="cf1" style:base-cell-address="Data_Sheet.AC4"/>
      <style:map style:condition="is-true-formula(msoxl:AND(NOT(ISBLANK(AB4)),ISBLANK(AC4)))" style:apply-style-name="cf1" style:base-cell-address="Data_Sheet.AC4"/>
      <style:map style:condition="is-true-formula(msoxl:AND(NOT(ISBLANK(AB4)),ISBLANK(AC4)))" style:apply-style-name="cf1" style:base-cell-address="Data_Sheet.AC4"/>
      <style:map style:condition="is-true-formula(msoxl:AND(NOT(ISBLANK(AB4)),ISBLANK(AC4)))" style:apply-style-name="cf1" style:base-cell-address="Data_Sheet.AC4"/>
      <style:map style:condition="is-true-formula(msoxl:AND(NOT(ISBLANK(AB4)),ISBLANK(AC4)))" style:apply-style-name="cf1" style:base-cell-address="Data_Sheet.AC4"/>
      <style:map style:condition="is-true-formula(msoxl:AND(NOT(ISBLANK(AB4)),ISBLANK(AC4)))" style:apply-style-name="cf1" style:base-cell-address="Data_Sheet.AC4"/>
    </style:style>
    <style:style style:name="ce153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AB6)),ISBLANK(AC6)))" style:apply-style-name="cf1" style:base-cell-address="Data_Sheet.AC6"/>
      <style:map style:condition="is-true-formula(msoxl:AND(NOT(ISBLANK(AB6)),ISBLANK(AC6)))" style:apply-style-name="cf1" style:base-cell-address="Data_Sheet.AC6"/>
      <style:map style:condition="is-true-formula(msoxl:AND(NOT(ISBLANK(AB6)),ISBLANK(AC6)))" style:apply-style-name="cf1" style:base-cell-address="Data_Sheet.AC6"/>
      <style:map style:condition="is-true-formula(msoxl:AND(NOT(ISBLANK(AB6)),ISBLANK(AC6)))" style:apply-style-name="cf1" style:base-cell-address="Data_Sheet.AC6"/>
      <style:map style:condition="is-true-formula(msoxl:AND(NOT(ISBLANK(AB6)),ISBLANK(AC6)))" style:apply-style-name="cf1" style:base-cell-address="Data_Sheet.AC6"/>
      <style:map style:condition="is-true-formula(msoxl:AND(NOT(ISBLANK(AB6)),ISBLANK(AC6)))" style:apply-style-name="cf1" style:base-cell-address="Data_Sheet.AC6"/>
      <style:map style:condition="is-true-formula(msoxl:AND(NOT(ISBLANK(AB6)),ISBLANK(AC6)))" style:apply-style-name="cf1" style:base-cell-address="Data_Sheet.AC6"/>
      <style:map style:condition="is-true-formula(msoxl:AND(NOT(ISBLANK(AB6)),ISBLANK(AC6)))" style:apply-style-name="cf1" style:base-cell-address="Data_Sheet.AC6"/>
      <style:map style:condition="is-true-formula(msoxl:AND(NOT(ISBLANK(AB6)),ISBLANK(AC6)))" style:apply-style-name="cf1" style:base-cell-address="Data_Sheet.AC6"/>
      <style:map style:condition="is-true-formula(msoxl:AND(NOT(ISBLANK(AB6)),ISBLANK(AC6)))" style:apply-style-name="cf1" style:base-cell-address="Data_Sheet.AC6"/>
      <style:map style:condition="is-true-formula(msoxl:AND(NOT(ISBLANK(AB6)),ISBLANK(AC6)))" style:apply-style-name="cf1" style:base-cell-address="Data_Sheet.AC6"/>
      <style:map style:condition="is-true-formula(msoxl:AND(NOT(ISBLANK(AB6)),ISBLANK(AC6)))" style:apply-style-name="cf1" style:base-cell-address="Data_Sheet.AC6"/>
      <style:map style:condition="is-true-formula(msoxl:AND(NOT(ISBLANK(AB6)),ISBLANK(AC6)))" style:apply-style-name="cf1" style:base-cell-address="Data_Sheet.AC6"/>
      <style:map style:condition="is-true-formula(msoxl:AND(NOT(ISBLANK(AB6)),ISBLANK(AC6)))" style:apply-style-name="cf1" style:base-cell-address="Data_Sheet.AC6"/>
      <style:map style:condition="is-true-formula(msoxl:AND(NOT(ISBLANK(AB6)),ISBLANK(AC6)))" style:apply-style-name="cf1" style:base-cell-address="Data_Sheet.AC6"/>
      <style:map style:condition="is-true-formula(msoxl:AND(NOT(ISBLANK(AB6)),ISBLANK(AC6)))" style:apply-style-name="cf1" style:base-cell-address="Data_Sheet.AC6"/>
    </style:style>
    <style:style style:name="ce154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AB4)),ISBLANK(AC4)))" style:apply-style-name="cf1" style:base-cell-address="Data_Sheet.AC4"/>
      <style:map style:condition="is-true-formula(msoxl:AND(NOT(ISBLANK(AB5)),ISBLANK(AC5)))" style:apply-style-name="cf1" style:base-cell-address="Data_Sheet.AC5"/>
      <style:map style:condition="is-true-formula(msoxl:AND(NOT(ISBLANK(AB5)),ISBLANK(AC5)))" style:apply-style-name="cf1" style:base-cell-address="Data_Sheet.AC5"/>
      <style:map style:condition="is-true-formula(msoxl:AND(NOT(ISBLANK(AB5)),ISBLANK(AC5)))" style:apply-style-name="cf1" style:base-cell-address="Data_Sheet.AC5"/>
      <style:map style:condition="is-true-formula(msoxl:AND(NOT(ISBLANK(AB5)),ISBLANK(AC5)))" style:apply-style-name="cf1" style:base-cell-address="Data_Sheet.AC5"/>
      <style:map style:condition="is-true-formula(msoxl:AND(NOT(ISBLANK(AB5)),ISBLANK(AC5)))" style:apply-style-name="cf1" style:base-cell-address="Data_Sheet.AC5"/>
      <style:map style:condition="is-true-formula(msoxl:AND(NOT(ISBLANK(AB5)),ISBLANK(AC5)))" style:apply-style-name="cf1" style:base-cell-address="Data_Sheet.AC5"/>
      <style:map style:condition="is-true-formula(msoxl:AND(NOT(ISBLANK(AB5)),ISBLANK(AC5)))" style:apply-style-name="cf1" style:base-cell-address="Data_Sheet.AC5"/>
      <style:map style:condition="is-true-formula(msoxl:AND(NOT(ISBLANK(AB5)),ISBLANK(AC5)))" style:apply-style-name="cf1" style:base-cell-address="Data_Sheet.AC5"/>
      <style:map style:condition="is-true-formula(msoxl:AND(NOT(ISBLANK(AB5)),ISBLANK(AC5)))" style:apply-style-name="cf1" style:base-cell-address="Data_Sheet.AC5"/>
      <style:map style:condition="is-true-formula(msoxl:AND(NOT(ISBLANK(AB5)),ISBLANK(AC5)))" style:apply-style-name="cf1" style:base-cell-address="Data_Sheet.AC5"/>
      <style:map style:condition="is-true-formula(msoxl:AND(NOT(ISBLANK(AB5)),ISBLANK(AC5)))" style:apply-style-name="cf1" style:base-cell-address="Data_Sheet.AC5"/>
      <style:map style:condition="is-true-formula(msoxl:AND(NOT(ISBLANK(AB5)),ISBLANK(AC5)))" style:apply-style-name="cf1" style:base-cell-address="Data_Sheet.AC5"/>
      <style:map style:condition="is-true-formula(msoxl:AND(NOT(ISBLANK(AB5)),ISBLANK(AC5)))" style:apply-style-name="cf1" style:base-cell-address="Data_Sheet.AC5"/>
      <style:map style:condition="is-true-formula(msoxl:AND(NOT(ISBLANK(AB5)),ISBLANK(AC5)))" style:apply-style-name="cf1" style:base-cell-address="Data_Sheet.AC5"/>
      <style:map style:condition="is-true-formula(msoxl:AND(NOT(ISBLANK(AB5)),ISBLANK(AC5)))" style:apply-style-name="cf1" style:base-cell-address="Data_Sheet.AC5"/>
    </style:style>
    <style:style style:name="ce155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V6)),ISBLANK(W6)))" style:apply-style-name="cf1" style:base-cell-address="Data_Sheet.W6"/>
      <style:map style:condition="is-true-formula(msoxl:AND(NOT(ISBLANK(X6)),ISBLANK(Y6)))" style:apply-style-name="cf1" style:base-cell-address="Data_Sheet.Y6"/>
      <style:map style:condition="is-true-formula(msoxl:AND(NOT(ISBLANK(X6)),ISBLANK(Y6)))" style:apply-style-name="cf1" style:base-cell-address="Data_Sheet.Y6"/>
      <style:map style:condition="is-true-formula(msoxl:AND(NOT(ISBLANK(X6)),ISBLANK(Y6)))" style:apply-style-name="cf1" style:base-cell-address="Data_Sheet.Y6"/>
      <style:map style:condition="is-true-formula(msoxl:AND(NOT(ISBLANK(X6)),ISBLANK(Y6)))" style:apply-style-name="cf1" style:base-cell-address="Data_Sheet.Y6"/>
      <style:map style:condition="is-true-formula(msoxl:AND(NOT(ISBLANK(X6)),ISBLANK(Y6)))" style:apply-style-name="cf1" style:base-cell-address="Data_Sheet.Y6"/>
      <style:map style:condition="is-true-formula(msoxl:AND(NOT(ISBLANK(X6)),ISBLANK(Y6)))" style:apply-style-name="cf1" style:base-cell-address="Data_Sheet.Y6"/>
      <style:map style:condition="is-true-formula(msoxl:AND(NOT(ISBLANK(X6)),ISBLANK(Y6)))" style:apply-style-name="cf1" style:base-cell-address="Data_Sheet.Y6"/>
      <style:map style:condition="is-true-formula(msoxl:AND(NOT(ISBLANK(X6)),ISBLANK(Y6)))" style:apply-style-name="cf1" style:base-cell-address="Data_Sheet.Y6"/>
      <style:map style:condition="is-true-formula(msoxl:AND(NOT(ISBLANK(X6)),ISBLANK(Y6)))" style:apply-style-name="cf1" style:base-cell-address="Data_Sheet.Y6"/>
      <style:map style:condition="is-true-formula(msoxl:AND(NOT(ISBLANK(X6)),ISBLANK(Y6)))" style:apply-style-name="cf1" style:base-cell-address="Data_Sheet.Y6"/>
      <style:map style:condition="is-true-formula(msoxl:AND(NOT(ISBLANK(X6)),ISBLANK(Y6)))" style:apply-style-name="cf1" style:base-cell-address="Data_Sheet.Y6"/>
      <style:map style:condition="is-true-formula(msoxl:AND(NOT(ISBLANK(X6)),ISBLANK(Y6)))" style:apply-style-name="cf1" style:base-cell-address="Data_Sheet.Y6"/>
      <style:map style:condition="is-true-formula(msoxl:AND(NOT(ISBLANK(X6)),ISBLANK(Y6)))" style:apply-style-name="cf1" style:base-cell-address="Data_Sheet.Y6"/>
      <style:map style:condition="is-true-formula(msoxl:AND(NOT(ISBLANK(X6)),ISBLANK(Y6)))" style:apply-style-name="cf1" style:base-cell-address="Data_Sheet.Y6"/>
      <style:map style:condition="is-true-formula(msoxl:AND(NOT(ISBLANK(X6)),ISBLANK(Y6)))" style:apply-style-name="cf1" style:base-cell-address="Data_Sheet.Y6"/>
      <style:map style:condition="is-true-formula(msoxl:AND(NOT(ISBLANK(X6)),ISBLANK(Y6)))" style:apply-style-name="cf1" style:base-cell-address="Data_Sheet.Y6"/>
      <style:map style:condition="is-true-formula(msoxl:AND(NOT(ISBLANK(X6)),ISBLANK(Y6)))" style:apply-style-name="cf1" style:base-cell-address="Data_Sheet.Y6"/>
    </style:style>
    <style:style style:name="ce156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X7)),ISBLANK(Y7)))" style:apply-style-name="cf1" style:base-cell-address="Data_Sheet.Y7"/>
      <style:map style:condition="is-true-formula(msoxl:AND(NOT(ISBLANK(X7)),ISBLANK(Y7)))" style:apply-style-name="cf1" style:base-cell-address="Data_Sheet.Y7"/>
      <style:map style:condition="is-true-formula(msoxl:AND(NOT(ISBLANK(X7)),ISBLANK(Y7)))" style:apply-style-name="cf1" style:base-cell-address="Data_Sheet.Y7"/>
      <style:map style:condition="is-true-formula(msoxl:AND(NOT(ISBLANK(X7)),ISBLANK(Y7)))" style:apply-style-name="cf1" style:base-cell-address="Data_Sheet.Y7"/>
      <style:map style:condition="is-true-formula(msoxl:AND(NOT(ISBLANK(X7)),ISBLANK(Y7)))" style:apply-style-name="cf1" style:base-cell-address="Data_Sheet.Y7"/>
      <style:map style:condition="is-true-formula(msoxl:AND(NOT(ISBLANK(X7)),ISBLANK(Y7)))" style:apply-style-name="cf1" style:base-cell-address="Data_Sheet.Y7"/>
      <style:map style:condition="is-true-formula(msoxl:AND(NOT(ISBLANK(X7)),ISBLANK(Y7)))" style:apply-style-name="cf1" style:base-cell-address="Data_Sheet.Y7"/>
      <style:map style:condition="is-true-formula(msoxl:AND(NOT(ISBLANK(X7)),ISBLANK(Y7)))" style:apply-style-name="cf1" style:base-cell-address="Data_Sheet.Y7"/>
    </style:style>
    <style:style style:name="ce157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V6)),ISBLANK(W6)))" style:apply-style-name="cf1" style:base-cell-address="Data_Sheet.W6"/>
      <style:map style:condition="is-true-formula(msoxl:AND(NOT(ISBLANK(X8)),ISBLANK(Y8)))" style:apply-style-name="cf1" style:base-cell-address="Data_Sheet.Y8"/>
      <style:map style:condition="is-true-formula(msoxl:AND(NOT(ISBLANK(X8)),ISBLANK(Y8)))" style:apply-style-name="cf1" style:base-cell-address="Data_Sheet.Y8"/>
      <style:map style:condition="is-true-formula(msoxl:AND(NOT(ISBLANK(X8)),ISBLANK(Y8)))" style:apply-style-name="cf1" style:base-cell-address="Data_Sheet.Y8"/>
      <style:map style:condition="is-true-formula(msoxl:AND(NOT(ISBLANK(X8)),ISBLANK(Y8)))" style:apply-style-name="cf1" style:base-cell-address="Data_Sheet.Y8"/>
      <style:map style:condition="is-true-formula(msoxl:AND(NOT(ISBLANK(X8)),ISBLANK(Y8)))" style:apply-style-name="cf1" style:base-cell-address="Data_Sheet.Y8"/>
      <style:map style:condition="is-true-formula(msoxl:AND(NOT(ISBLANK(X8)),ISBLANK(Y8)))" style:apply-style-name="cf1" style:base-cell-address="Data_Sheet.Y8"/>
      <style:map style:condition="is-true-formula(msoxl:AND(NOT(ISBLANK(X8)),ISBLANK(Y8)))" style:apply-style-name="cf1" style:base-cell-address="Data_Sheet.Y8"/>
      <style:map style:condition="is-true-formula(msoxl:AND(NOT(ISBLANK(X8)),ISBLANK(Y8)))" style:apply-style-name="cf1" style:base-cell-address="Data_Sheet.Y8"/>
      <style:map style:condition="is-true-formula(msoxl:AND(NOT(ISBLANK(X8)),ISBLANK(Y8)))" style:apply-style-name="cf1" style:base-cell-address="Data_Sheet.Y8"/>
    </style:style>
    <style:style style:name="ce158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AA5)),ISBLANK(AB5)))" style:apply-style-name="cf1" style:base-cell-address="Data_Sheet.AB5"/>
      <style:map style:condition="is-true-formula(msoxl:AND(NOT(ISBLANK(AA5)),ISBLANK(AB5)))" style:apply-style-name="cf1" style:base-cell-address="Data_Sheet.AB5"/>
      <style:map style:condition="is-true-formula(msoxl:AND(NOT(ISBLANK(AA5)),ISBLANK(AB5)))" style:apply-style-name="cf1" style:base-cell-address="Data_Sheet.AB5"/>
      <style:map style:condition="is-true-formula(msoxl:AND(NOT(ISBLANK(AA5)),ISBLANK(AB5)))" style:apply-style-name="cf1" style:base-cell-address="Data_Sheet.AB5"/>
      <style:map style:condition="is-true-formula(msoxl:AND(NOT(ISBLANK(AA5)),ISBLANK(AB5)))" style:apply-style-name="cf1" style:base-cell-address="Data_Sheet.AB5"/>
      <style:map style:condition="is-true-formula(msoxl:AND(NOT(ISBLANK(AA5)),ISBLANK(AB5)))" style:apply-style-name="cf1" style:base-cell-address="Data_Sheet.AB5"/>
      <style:map style:condition="is-true-formula(msoxl:AND(NOT(ISBLANK(AA5)),ISBLANK(AB5)))" style:apply-style-name="cf1" style:base-cell-address="Data_Sheet.AB5"/>
      <style:map style:condition="is-true-formula(msoxl:AND(NOT(ISBLANK(AA5)),ISBLANK(AB5)))" style:apply-style-name="cf1" style:base-cell-address="Data_Sheet.AB5"/>
      <style:map style:condition="is-true-formula(msoxl:AND(NOT(ISBLANK(AA5)),ISBLANK(AB5)))" style:apply-style-name="cf1" style:base-cell-address="Data_Sheet.AB5"/>
      <style:map style:condition="is-true-formula(msoxl:AND(NOT(ISBLANK(AA5)),ISBLANK(AB5)))" style:apply-style-name="cf1" style:base-cell-address="Data_Sheet.AB5"/>
      <style:map style:condition="is-true-formula(msoxl:AND(NOT(ISBLANK(AC5)),ISBLANK(AB5)))" style:apply-style-name="cf1" style:base-cell-address="Data_Sheet.AB5"/>
    </style:style>
    <style:style style:name="ce159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Y5)),ISBLANK(Z5)))" style:apply-style-name="cf1" style:base-cell-address="Data_Sheet.Z5"/>
      <style:map style:condition="is-true-formula(msoxl:AND(NOT(ISBLANK(Y5)),ISBLANK(Z5)))" style:apply-style-name="cf1" style:base-cell-address="Data_Sheet.Z5"/>
      <style:map style:condition="is-true-formula(msoxl:AND(NOT(ISBLANK(Y5)),ISBLANK(Z5)))" style:apply-style-name="cf1" style:base-cell-address="Data_Sheet.Z5"/>
      <style:map style:condition="is-true-formula(msoxl:AND(NOT(ISBLANK(Y5)),ISBLANK(Z5)))" style:apply-style-name="cf1" style:base-cell-address="Data_Sheet.Z5"/>
      <style:map style:condition="is-true-formula(msoxl:AND(NOT(ISBLANK(Y5)),ISBLANK(Z5)))" style:apply-style-name="cf1" style:base-cell-address="Data_Sheet.Z5"/>
      <style:map style:condition="is-true-formula(msoxl:AND(NOT(ISBLANK(Y5)),ISBLANK(Z5)))" style:apply-style-name="cf1" style:base-cell-address="Data_Sheet.Z5"/>
      <style:map style:condition="is-true-formula(msoxl:AND(NOT(ISBLANK(Y5)),ISBLANK(Z5)))" style:apply-style-name="cf1" style:base-cell-address="Data_Sheet.Z5"/>
      <style:map style:condition="is-true-formula(msoxl:AND(NOT(ISBLANK(Y5)),ISBLANK(Z5)))" style:apply-style-name="cf1" style:base-cell-address="Data_Sheet.Z5"/>
      <style:map style:condition="is-true-formula(msoxl:AND(NOT(ISBLANK(Y5)),ISBLANK(Z5)))" style:apply-style-name="cf1" style:base-cell-address="Data_Sheet.Z5"/>
      <style:map style:condition="is-true-formula(msoxl:AND(NOT(ISBLANK(Y5)),ISBLANK(Z5)))" style:apply-style-name="cf1" style:base-cell-address="Data_Sheet.Z5"/>
      <style:map style:condition="is-true-formula(msoxl:AND(NOT(ISBLANK(Q4)),ISBLANK(P4)))" style:apply-style-name="cf1" style:base-cell-address="Data_Sheet.P4"/>
    </style:style>
    <style:style style:name="ce160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X9)),ISBLANK(Y9)))" style:apply-style-name="cf1" style:base-cell-address="Data_Sheet.Y9"/>
      <style:map style:condition="is-true-formula(msoxl:AND(NOT(ISBLANK(X9)),ISBLANK(Y9)))" style:apply-style-name="cf1" style:base-cell-address="Data_Sheet.Y9"/>
      <style:map style:condition="is-true-formula(msoxl:AND(NOT(ISBLANK(X9)),ISBLANK(Y9)))" style:apply-style-name="cf1" style:base-cell-address="Data_Sheet.Y9"/>
      <style:map style:condition="is-true-formula(msoxl:AND(NOT(ISBLANK(X9)),ISBLANK(Y9)))" style:apply-style-name="cf1" style:base-cell-address="Data_Sheet.Y9"/>
      <style:map style:condition="is-true-formula(msoxl:AND(NOT(ISBLANK(X9)),ISBLANK(Y9)))" style:apply-style-name="cf1" style:base-cell-address="Data_Sheet.Y9"/>
      <style:map style:condition="is-true-formula(msoxl:AND(NOT(ISBLANK(X9)),ISBLANK(Y9)))" style:apply-style-name="cf1" style:base-cell-address="Data_Sheet.Y9"/>
      <style:map style:condition="is-true-formula(msoxl:AND(NOT(ISBLANK(X9)),ISBLANK(Y9)))" style:apply-style-name="cf1" style:base-cell-address="Data_Sheet.Y9"/>
      <style:map style:condition="is-true-formula(msoxl:AND(NOT(ISBLANK(X9)),ISBLANK(Y9)))" style:apply-style-name="cf1" style:base-cell-address="Data_Sheet.Y9"/>
      <style:map style:condition="is-true-formula(msoxl:AND(NOT(ISBLANK(X9)),ISBLANK(Y9)))" style:apply-style-name="cf1" style:base-cell-address="Data_Sheet.Y9"/>
    </style:style>
    <style:style style:name="ce161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Y8)),ISBLANK(Z8)))" style:apply-style-name="cf1" style:base-cell-address="Data_Sheet.Z8"/>
      <style:map style:condition="is-true-formula(msoxl:AND(NOT(ISBLANK(Z8)),ISBLANK(AA8)))" style:apply-style-name="cf1" style:base-cell-address="Data_Sheet.AA8"/>
      <style:map style:condition="is-true-formula(msoxl:AND(NOT(ISBLANK(Z8)),ISBLANK(AA8)))" style:apply-style-name="cf1" style:base-cell-address="Data_Sheet.AA8"/>
      <style:map style:condition="is-true-formula(msoxl:AND(NOT(ISBLANK(Z8)),ISBLANK(AA8)))" style:apply-style-name="cf1" style:base-cell-address="Data_Sheet.AA8"/>
      <style:map style:condition="is-true-formula(msoxl:AND(NOT(ISBLANK(Z8)),ISBLANK(AA8)))" style:apply-style-name="cf1" style:base-cell-address="Data_Sheet.AA8"/>
      <style:map style:condition="is-true-formula(msoxl:AND(NOT(ISBLANK(Z8)),ISBLANK(AA8)))" style:apply-style-name="cf1" style:base-cell-address="Data_Sheet.AA8"/>
      <style:map style:condition="is-true-formula(msoxl:AND(NOT(ISBLANK(Z8)),ISBLANK(AA8)))" style:apply-style-name="cf1" style:base-cell-address="Data_Sheet.AA8"/>
      <style:map style:condition="is-true-formula(msoxl:AND(NOT(ISBLANK(Z8)),ISBLANK(AA8)))" style:apply-style-name="cf1" style:base-cell-address="Data_Sheet.AA8"/>
      <style:map style:condition="is-true-formula(msoxl:AND(NOT(ISBLANK(Z8)),ISBLANK(AA8)))" style:apply-style-name="cf1" style:base-cell-address="Data_Sheet.AA8"/>
      <style:map style:condition="is-true-formula(msoxl:AND(NOT(ISBLANK(Z8)),ISBLANK(AA8)))" style:apply-style-name="cf1" style:base-cell-address="Data_Sheet.AA8"/>
      <style:map style:condition="is-true-formula(msoxl:AND(NOT(ISBLANK(Z8)),ISBLANK(AA8)))" style:apply-style-name="cf1" style:base-cell-address="Data_Sheet.AA8"/>
      <style:map style:condition="is-true-formula(msoxl:AND(NOT(ISBLANK(Z8)),ISBLANK(AA8)))" style:apply-style-name="cf1" style:base-cell-address="Data_Sheet.AA8"/>
      <style:map style:condition="is-true-formula(msoxl:AND(NOT(ISBLANK(Z8)),ISBLANK(AA8)))" style:apply-style-name="cf1" style:base-cell-address="Data_Sheet.AA8"/>
    </style:style>
    <style:style style:name="ce162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Y8)),ISBLANK(Z8)))" style:apply-style-name="cf1" style:base-cell-address="Data_Sheet.Z8"/>
      <style:map style:condition="is-true-formula(msoxl:AND(NOT(ISBLANK(Y9)),ISBLANK(Z9)))" style:apply-style-name="cf1" style:base-cell-address="Data_Sheet.Z9"/>
      <style:map style:condition="is-true-formula(msoxl:AND(NOT(ISBLANK(Y9)),ISBLANK(Z9)))" style:apply-style-name="cf1" style:base-cell-address="Data_Sheet.Z9"/>
      <style:map style:condition="is-true-formula(msoxl:AND(NOT(ISBLANK(Y9)),ISBLANK(Z9)))" style:apply-style-name="cf1" style:base-cell-address="Data_Sheet.Z9"/>
      <style:map style:condition="is-true-formula(msoxl:AND(NOT(ISBLANK(Y9)),ISBLANK(Z9)))" style:apply-style-name="cf1" style:base-cell-address="Data_Sheet.Z9"/>
      <style:map style:condition="is-true-formula(msoxl:AND(NOT(ISBLANK(Y9)),ISBLANK(Z9)))" style:apply-style-name="cf1" style:base-cell-address="Data_Sheet.Z9"/>
      <style:map style:condition="is-true-formula(msoxl:AND(NOT(ISBLANK(Y9)),ISBLANK(Z9)))" style:apply-style-name="cf1" style:base-cell-address="Data_Sheet.Z9"/>
      <style:map style:condition="is-true-formula(msoxl:AND(NOT(ISBLANK(Y9)),ISBLANK(Z9)))" style:apply-style-name="cf1" style:base-cell-address="Data_Sheet.Z9"/>
      <style:map style:condition="is-true-formula(msoxl:AND(NOT(ISBLANK(Y9)),ISBLANK(Z9)))" style:apply-style-name="cf1" style:base-cell-address="Data_Sheet.Z9"/>
      <style:map style:condition="is-true-formula(msoxl:AND(NOT(ISBLANK(Y9)),ISBLANK(Z9)))" style:apply-style-name="cf1" style:base-cell-address="Data_Sheet.Z9"/>
    </style:style>
    <style:style style:name="ce163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Z4)),ISBLANK(AA4)))" style:apply-style-name="cf1" style:base-cell-address="Data_Sheet.AA4"/>
      <style:map style:condition="is-true-formula(msoxl:AND(NOT(ISBLANK(Z6)),ISBLANK(AA6)))" style:apply-style-name="cf1" style:base-cell-address="Data_Sheet.AA6"/>
      <style:map style:condition="is-true-formula(msoxl:AND(NOT(ISBLANK(Z6)),ISBLANK(AA6)))" style:apply-style-name="cf1" style:base-cell-address="Data_Sheet.AA6"/>
      <style:map style:condition="is-true-formula(msoxl:AND(NOT(ISBLANK(Z6)),ISBLANK(AA6)))" style:apply-style-name="cf1" style:base-cell-address="Data_Sheet.AA6"/>
      <style:map style:condition="is-true-formula(msoxl:AND(NOT(ISBLANK(Z6)),ISBLANK(AA6)))" style:apply-style-name="cf1" style:base-cell-address="Data_Sheet.AA6"/>
      <style:map style:condition="is-true-formula(msoxl:AND(NOT(ISBLANK(Z6)),ISBLANK(AA6)))" style:apply-style-name="cf1" style:base-cell-address="Data_Sheet.AA6"/>
      <style:map style:condition="is-true-formula(msoxl:AND(NOT(ISBLANK(Z6)),ISBLANK(AA6)))" style:apply-style-name="cf1" style:base-cell-address="Data_Sheet.AA6"/>
      <style:map style:condition="is-true-formula(msoxl:AND(NOT(ISBLANK(Z6)),ISBLANK(AA6)))" style:apply-style-name="cf1" style:base-cell-address="Data_Sheet.AA6"/>
      <style:map style:condition="is-true-formula(msoxl:AND(NOT(ISBLANK(Z6)),ISBLANK(AA6)))" style:apply-style-name="cf1" style:base-cell-address="Data_Sheet.AA6"/>
      <style:map style:condition="is-true-formula(msoxl:AND(NOT(ISBLANK(Z6)),ISBLANK(AA6)))" style:apply-style-name="cf1" style:base-cell-address="Data_Sheet.AA6"/>
      <style:map style:condition="is-true-formula(msoxl:AND(NOT(ISBLANK(Z6)),ISBLANK(AA6)))" style:apply-style-name="cf1" style:base-cell-address="Data_Sheet.AA6"/>
      <style:map style:condition="is-true-formula(msoxl:AND(NOT(ISBLANK(Z6)),ISBLANK(AA6)))" style:apply-style-name="cf1" style:base-cell-address="Data_Sheet.AA6"/>
      <style:map style:condition="is-true-formula(msoxl:AND(NOT(ISBLANK(Z6)),ISBLANK(AA6)))" style:apply-style-name="cf1" style:base-cell-address="Data_Sheet.AA6"/>
      <style:map style:condition="is-true-formula(msoxl:AND(NOT(ISBLANK(Z6)),ISBLANK(AA6)))" style:apply-style-name="cf1" style:base-cell-address="Data_Sheet.AA6"/>
      <style:map style:condition="is-true-formula(msoxl:AND(NOT(ISBLANK(Z6)),ISBLANK(AA6)))" style:apply-style-name="cf1" style:base-cell-address="Data_Sheet.AA6"/>
      <style:map style:condition="is-true-formula(msoxl:AND(NOT(ISBLANK(Z6)),ISBLANK(AA6)))" style:apply-style-name="cf1" style:base-cell-address="Data_Sheet.AA6"/>
    </style:style>
    <style:style style:name="ce164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Z6)),ISBLANK(AA6)))" style:apply-style-name="cf1" style:base-cell-address="Data_Sheet.AA6"/>
      <style:map style:condition="is-true-formula(msoxl:AND(NOT(ISBLANK(Z7)),ISBLANK(AA7)))" style:apply-style-name="cf1" style:base-cell-address="Data_Sheet.AA7"/>
      <style:map style:condition="is-true-formula(msoxl:AND(NOT(ISBLANK(Z7)),ISBLANK(AA7)))" style:apply-style-name="cf1" style:base-cell-address="Data_Sheet.AA7"/>
      <style:map style:condition="is-true-formula(msoxl:AND(NOT(ISBLANK(Z7)),ISBLANK(AA7)))" style:apply-style-name="cf1" style:base-cell-address="Data_Sheet.AA7"/>
      <style:map style:condition="is-true-formula(msoxl:AND(NOT(ISBLANK(Z7)),ISBLANK(AA7)))" style:apply-style-name="cf1" style:base-cell-address="Data_Sheet.AA7"/>
      <style:map style:condition="is-true-formula(msoxl:AND(NOT(ISBLANK(Z7)),ISBLANK(AA7)))" style:apply-style-name="cf1" style:base-cell-address="Data_Sheet.AA7"/>
      <style:map style:condition="is-true-formula(msoxl:AND(NOT(ISBLANK(Z7)),ISBLANK(AA7)))" style:apply-style-name="cf1" style:base-cell-address="Data_Sheet.AA7"/>
      <style:map style:condition="is-true-formula(msoxl:AND(NOT(ISBLANK(Z7)),ISBLANK(AA7)))" style:apply-style-name="cf1" style:base-cell-address="Data_Sheet.AA7"/>
      <style:map style:condition="is-true-formula(msoxl:AND(NOT(ISBLANK(Z7)),ISBLANK(AA7)))" style:apply-style-name="cf1" style:base-cell-address="Data_Sheet.AA7"/>
      <style:map style:condition="is-true-formula(msoxl:AND(NOT(ISBLANK(Z7)),ISBLANK(AA7)))" style:apply-style-name="cf1" style:base-cell-address="Data_Sheet.AA7"/>
      <style:map style:condition="is-true-formula(msoxl:AND(NOT(ISBLANK(Z7)),ISBLANK(AA7)))" style:apply-style-name="cf1" style:base-cell-address="Data_Sheet.AA7"/>
      <style:map style:condition="is-true-formula(msoxl:AND(NOT(ISBLANK(Z7)),ISBLANK(AA7)))" style:apply-style-name="cf1" style:base-cell-address="Data_Sheet.AA7"/>
      <style:map style:condition="is-true-formula(msoxl:AND(NOT(ISBLANK(Z7)),ISBLANK(AA7)))" style:apply-style-name="cf1" style:base-cell-address="Data_Sheet.AA7"/>
    </style:style>
  </office:automatic-styles>
  <office:body>
    <office:spreadsheet>
      <table:calculation-settings table:case-sensitive="false" table:search-criteria-must-apply-to-whole-cell="false"/>
      <table:content-validations>
        <table:content-validation table:name="val1" table:condition="cell-content-is-decimal-number() and cell-content()&gt;=0">
          <table:help-message table:display="true"/>
          <table:error-message table:display="true"/>
        </table:content-validation>
        <table:content-validation table:name="val2" table:condition="cell-content-is-decimal-number() and cell-content()&gt;0">
          <table:help-message table:display="true"/>
          <table:error-message table:display="true"/>
        </table:content-validation>
        <table:content-validation table:name="val3">
          <table:help-message table:display="true"/>
          <table:error-message table:display="true">
            <text:p>FTE cannot be greater than Headcount</text:p>
            <text:p/>
          </table:error-message>
        </table:content-validation>
      </table:content-validations>
      <table:table table:name="Data_Sheet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6" table:default-cell-style-name="ce1"/>
        <table:table-column table:style-name="co4" table:default-cell-style-name="ce1"/>
        <table:table-column table:style-name="co6" table:default-cell-style-name="ce1"/>
        <table:table-column table:style-name="co4" table:default-cell-style-name="ce1"/>
        <table:table-column table:style-name="co6" table:default-cell-style-name="ce1"/>
        <table:table-column table:style-name="co4" table:default-cell-style-name="ce1"/>
        <table:table-column table:style-name="co6" table:default-cell-style-name="ce1"/>
        <table:table-column table:style-name="co4" table:default-cell-style-name="ce1"/>
        <table:table-column table:style-name="co6" table:default-cell-style-name="ce1"/>
        <table:table-column table:style-name="co4" table:default-cell-style-name="ce1"/>
        <table:table-column table:style-name="co6" table:default-cell-style-name="ce1"/>
        <table:table-column table:style-name="co4" table:default-cell-style-name="ce1"/>
        <table:table-column table:style-name="co6" table:default-cell-style-name="ce1"/>
        <table:table-column table:style-name="co4" table:default-cell-style-name="ce1"/>
        <table:table-column table:style-name="co6" table:default-cell-style-name="ce1"/>
        <table:table-column table:style-name="co3" table:number-columns-repeated="2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number-columns-repeated="16343" table:default-cell-style-name="ce1"/>
        <table:table-row table:style-name="ro1">
          <table:table-cell office:value-type="string" table:number-columns-spanned="1" table:number-rows-spanned="3" table:content-validation-name="val3" table:style-name="ce9">
            <text:p>Organisation name</text:p>
          </table:table-cell>
          <table:table-cell office:value-type="string" table:number-columns-spanned="1" table:number-rows-spanned="3" table:content-validation-name="val3" table:style-name="ce9">
            <text:p>Organisation<text:s/></text:p>
            <text:p>type</text:p>
          </table:table-cell>
          <table:table-cell office:value-type="string" table:number-columns-spanned="1" table:number-rows-spanned="3" table:content-validation-name="val3" table:style-name="ce9">
            <text:p>Main, parent or<text:s/></text:p>
            <text:p>sponsoring department:<text:s/></text:p>
          </table:table-cell>
          <table:table-cell office:value-type="string" table:number-columns-spanned="14" table:number-rows-spanned="1" table:style-name="ce9">
            <text:p>Payroll staff</text:p>
          </table:table-cell>
          <table:covered-table-cell table:number-columns-repeated="13"/>
          <table:table-cell office:value-type="string" table:number-columns-spanned="10" table:number-rows-spanned="1" table:content-validation-name="val3" table:style-name="ce10">
            <text:p>Number of non-payroll staff (contingent labour and consultants/consultancy)</text:p>
          </table:table-cell>
          <table:covered-table-cell table:number-columns-repeated="9"/>
          <table:table-cell office:value-type="string" table:number-columns-spanned="2" table:number-rows-spanned="2" table:content-validation-name="val3" table:style-name="ce9">
            <text:p>Grand Total<text:s/></text:p>
            <text:p>(workforce numbers)</text:p>
          </table:table-cell>
          <table:covered-table-cell/>
          <table:table-cell office:value-type="string" table:number-columns-spanned="7" table:number-rows-spanned="1" table:style-name="ce10">
            <text:p>Payroll staff costs</text:p>
          </table:table-cell>
          <table:covered-table-cell table:number-columns-repeated="6"/>
          <table:table-cell office:value-type="string" table:number-columns-spanned="3" table:number-rows-spanned="1" table:style-name="ce9">
            <text:p>Non-Payroll staff (contingent labour/consultancy - CCL) costs</text:p>
          </table:table-cell>
          <table:covered-table-cell table:number-columns-repeated="2"/>
          <table:table-cell office:value-type="string" table:number-columns-spanned="1" table:number-rows-spanned="3" table:style-name="ce9">
            <text:p>Grand Total paybill/staffing (payroll and non-payroll) costs</text:p>
          </table:table-cell>
          <table:table-cell office:value-type="string" table:number-columns-spanned="1" table:number-rows-spanned="3" table:content-validation-name="val3" table:style-name="ce9">
            <text:p>Comments and notes</text:p>
          </table:table-cell>
          <table:table-cell table:number-columns-repeated="16343"/>
        </table:table-row>
        <table:table-row table:style-name="ro1">
          <table:covered-table-cell/>
          <table:covered-table-cell/>
          <table:covered-table-cell/>
          <table:table-cell office:value-type="string" table:number-columns-spanned="2" table:number-rows-spanned="1" table:style-name="ce9">
            <text:p>Admin officers/admin assistants</text:p>
          </table:table-cell>
          <table:covered-table-cell/>
          <table:table-cell office:value-type="string" table:number-columns-spanned="2" table:number-rows-spanned="1" table:style-name="ce9">
            <text:p>Executive Officers</text:p>
          </table:table-cell>
          <table:covered-table-cell/>
          <table:table-cell office:value-type="string" table:number-columns-spanned="2" table:number-rows-spanned="1" table:style-name="ce9">
            <text:p>Higher Executive Officers/Senior Executive Officers</text:p>
          </table:table-cell>
          <table:covered-table-cell/>
          <table:table-cell office:value-type="string" table:number-columns-spanned="2" table:number-rows-spanned="1" table:style-name="ce9">
            <text:p>Grade 6/7</text:p>
          </table:table-cell>
          <table:covered-table-cell/>
          <table:table-cell office:value-type="string" table:number-columns-spanned="2" table:number-rows-spanned="1" table:style-name="ce9">
            <text:p>Senior Civil Service</text:p>
          </table:table-cell>
          <table:covered-table-cell/>
          <table:table-cell office:value-type="string" table:number-columns-spanned="2" table:number-rows-spanned="1" table:style-name="ce9">
            <text:p>Other, unknown, or unspecified</text:p>
          </table:table-cell>
          <table:covered-table-cell/>
          <table:table-cell office:value-type="string" table:number-columns-spanned="2" table:number-rows-spanned="1" table:content-validation-name="val3" table:style-name="ce9">
            <text:p>Total</text:p>
            <text:p>Employees</text:p>
          </table:table-cell>
          <table:covered-table-cell/>
          <table:table-cell office:value-type="string" table:number-columns-spanned="2" table:number-rows-spanned="1" table:style-name="ce9">
            <text:p>Agency staff<text:s/></text:p>
            <text:p>(clerical/admin)</text:p>
          </table:table-cell>
          <table:covered-table-cell/>
          <table:table-cell office:value-type="string" table:number-columns-spanned="2" table:number-rows-spanned="1" table:style-name="ce10">
            <text:p>Interim managers</text:p>
          </table:table-cell>
          <table:covered-table-cell/>
          <table:table-cell office:value-type="string" table:number-columns-spanned="2" table:number-rows-spanned="1" table:style-name="ce10">
            <text:p>Specialist Contractors</text:p>
          </table:table-cell>
          <table:covered-table-cell/>
          <table:table-cell office:value-type="string" table:number-columns-spanned="2" table:number-rows-spanned="1" table:style-name="ce10">
            <text:p>Consultants/consultancy</text:p>
          </table:table-cell>
          <table:covered-table-cell/>
          <table:table-cell office:value-type="string" table:number-columns-spanned="2" table:number-rows-spanned="1" table:style-name="ce9">
            <text:p>Total</text:p>
          </table:table-cell>
          <table:covered-table-cell/>
          <table:covered-table-cell/>
          <table:covered-table-cell/>
          <table:table-cell office:value-type="string" table:number-columns-spanned="1" table:number-rows-spanned="2" table:style-name="ce9">
            <text:p>Salary</text:p>
          </table:table-cell>
          <table:table-cell office:value-type="string" table:number-columns-spanned="1" table:number-rows-spanned="2" table:style-name="ce9">
            <text:p>Allowances</text:p>
          </table:table-cell>
          <table:table-cell office:value-type="string" table:number-columns-spanned="1" table:number-rows-spanned="2" table:style-name="ce9">
            <text:p>Non-consolidated performance payments</text:p>
          </table:table-cell>
          <table:table-cell office:value-type="string" table:number-columns-spanned="1" table:number-rows-spanned="2" table:style-name="ce9">
            <text:p>Overtime</text:p>
          </table:table-cell>
          <table:table-cell office:value-type="string" table:number-columns-spanned="1" table:number-rows-spanned="2" table:style-name="ce9">
            <text:p>Employer pension contributions</text:p>
          </table:table-cell>
          <table:table-cell office:value-type="string" table:number-columns-spanned="1" table:number-rows-spanned="2" table:style-name="ce9">
            <text:p>Employer national insurance contributions</text:p>
          </table:table-cell>
          <table:table-cell office:value-type="string" table:number-columns-spanned="1" table:number-rows-spanned="2" table:style-name="ce9">
            <text:p>Total paybill for payroll staff</text:p>
          </table:table-cell>
          <table:table-cell office:value-type="string" table:number-columns-spanned="1" table:number-rows-spanned="2" table:style-name="ce9">
            <text:p>Total cost of contingent labour: agency (clerical and admin) staff, interim managers and specialist contractors</text:p>
          </table:table-cell>
          <table:table-cell office:value-type="string" table:number-columns-spanned="1" table:number-rows-spanned="2" table:style-name="ce9">
            <text:p>Total cost of consultants/</text:p>
            <text:p>consultancy</text:p>
          </table:table-cell>
          <table:table-cell office:value-type="string" table:number-columns-spanned="1" table:number-rows-spanned="2" table:style-name="ce9">
            <text:p>Total non-payroll (CCL) staff costs</text:p>
          </table:table-cell>
          <table:covered-table-cell/>
          <table:covered-table-cell/>
          <table:table-cell table:number-columns-repeated="16343"/>
        </table:table-row>
        <table:table-row table:style-name="ro2">
          <table:covered-table-cell/>
          <table:covered-table-cell/>
          <table:covered-table-cell/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content-validation-name="val3" table:style-name="ce4">
            <text:p>Headcount</text:p>
          </table:table-cell>
          <table:table-cell office:value-type="string" table:content-validation-name="val3" table:style-name="ce3">
            <text:p>Full-time<text:s/></text:p>
            <text:p>equivalen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43"/>
        </table:table-row>
        <table:table-row table:style-name="ro3">
          <table:table-cell office:value-type="string" table:style-name="ce5">
            <text:p>Home Office (excl agencies)</text:p>
          </table:table-cell>
          <table:table-cell office:value-type="string" table:style-name="ce13">
            <text:p>Ministerial Department</text:p>
          </table:table-cell>
          <table:table-cell office:value-type="string" table:style-name="ce15">
            <text:p>Home Office</text:p>
          </table:table-cell>
          <table:table-cell office:value-type="float" office:value="8100" table:style-name="ce23">
            <text:p>8,100</text:p>
          </table:table-cell>
          <table:table-cell office:value-type="float" office:value="7364.23" table:style-name="ce27">
            <text:p>7,364</text:p>
          </table:table-cell>
          <table:table-cell office:value-type="float" office:value="11774" table:style-name="ce36">
            <text:p>11,774</text:p>
          </table:table-cell>
          <table:table-cell office:value-type="float" office:value="11053.63" table:style-name="ce39">
            <text:p>11,054</text:p>
          </table:table-cell>
          <table:table-cell office:value-type="float" office:value="6454" table:style-name="ce88">
            <text:p>6,454</text:p>
          </table:table-cell>
          <table:table-cell office:value-type="float" office:value="6213.48" table:style-name="ce91">
            <text:p>6,213</text:p>
          </table:table-cell>
          <table:table-cell office:value-type="float" office:value="2009" table:style-name="ce95">
            <text:p>2,009</text:p>
          </table:table-cell>
          <table:table-cell office:value-type="float" office:value="1962.19" table:style-name="ce98">
            <text:p>1,962</text:p>
          </table:table-cell>
          <table:table-cell office:value-type="float" office:value="217" table:style-name="ce106">
            <text:p>217</text:p>
          </table:table-cell>
          <table:table-cell office:value-type="float" office:value="215.24" table:style-name="ce109">
            <text:p>215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60">
            <text:p>0</text:p>
          </table:table-cell>
          <table:table-cell office:value-type="float" office:value="28554" table:content-validation-name="val3" table:style-name="ce61">
            <text:p>28,554</text:p>
          </table:table-cell>
          <table:table-cell office:value-type="float" office:value="26808.77" table:content-validation-name="val3" table:style-name="ce63">
            <text:p>26,809</text:p>
          </table:table-cell>
          <table:table-cell office:value-type="float" office:value="999" table:style-name="ce62">
            <text:p>999</text:p>
          </table:table-cell>
          <table:table-cell office:value-type="float" office:value="966.03" table:style-name="ce67">
            <text:p>966</text:p>
          </table:table-cell>
          <table:table-cell office:value-type="float" office:value="0" table:style-name="ce118">
            <text:p>0</text:p>
          </table:table-cell>
          <table:table-cell office:value-type="float" office:value="0" table:style-name="ce121">
            <text:p>0</text:p>
          </table:table-cell>
          <table:table-cell office:value-type="float" office:value="0" table:style-name="ce130">
            <text:p>0</text:p>
          </table:table-cell>
          <table:table-cell office:value-type="float" office:value="0" table:style-name="ce133">
            <text:p>0</text:p>
          </table:table-cell>
          <table:table-cell office:value-type="float" office:value="0" table:style-name="ce136">
            <text:p>0</text:p>
          </table:table-cell>
          <table:table-cell office:value-type="float" office:value="0" table:style-name="ce144">
            <text:p>0</text:p>
          </table:table-cell>
          <table:table-cell office:value-type="float" office:value="999" table:style-name="ce146">
            <text:p>999</text:p>
          </table:table-cell>
          <table:table-cell office:value-type="float" office:value="966.03" table:style-name="ce145">
            <text:p>966</text:p>
          </table:table-cell>
          <table:table-cell office:value-type="float" office:value="29553" table:content-validation-name="val3" table:style-name="ce147">
            <text:p>29,553</text:p>
          </table:table-cell>
          <table:table-cell office:value-type="float" office:value="27774.799999999999" table:content-validation-name="val3" table:style-name="ce152">
            <text:p>27,775</text:p>
          </table:table-cell>
          <table:table-cell office:value-type="currency" office:value="65848000" table:content-validation-name="val2" table:style-name="ce7">
            <text:p>£65,848,000.00</text:p>
          </table:table-cell>
          <table:table-cell office:value-type="currency" office:value="8404000" table:content-validation-name="val2" table:style-name="ce7">
            <text:p>£8,404,000.00</text:p>
          </table:table-cell>
          <table:table-cell office:value-type="currency" office:value="143000" table:content-validation-name="val2" table:style-name="ce7">
            <text:p>£143,000.00</text:p>
          </table:table-cell>
          <table:table-cell office:value-type="currency" office:value="537000" table:content-validation-name="val2" table:style-name="ce7">
            <text:p>£537,000.00</text:p>
          </table:table-cell>
          <table:table-cell office:value-type="currency" office:value="15276000" table:content-validation-name="val2" table:style-name="ce7">
            <text:p>£15,276,000.00</text:p>
          </table:table-cell>
          <table:table-cell office:value-type="currency" office:value="5758000" table:content-validation-name="val2" table:style-name="ce7">
            <text:p>£5,758,000.00</text:p>
          </table:table-cell>
          <table:table-cell office:value-type="currency" office:value="95966000" table:style-name="ce7">
            <text:p>£95,966,000.00</text:p>
          </table:table-cell>
          <table:table-cell office:value-type="currency" office:value="2619000" table:content-validation-name="val2" table:style-name="ce7">
            <text:p>£2,619,000.00</text:p>
          </table:table-cell>
          <table:table-cell office:value-type="currency" office:value="1138000" table:content-validation-name="val2" table:style-name="ce7">
            <text:p>£1,138,000.00</text:p>
          </table:table-cell>
          <table:table-cell office:value-type="currency" office:value="3757000" table:style-name="ce7">
            <text:p>£3,757,000.00</text:p>
          </table:table-cell>
          <table:table-cell office:value-type="currency" office:value="99723000" table:style-name="ce7">
            <text:p>£99,723,000.00</text:p>
          </table:table-cell>
          <table:table-cell table:content-validation-name="val3" table:style-name="ce8"/>
          <table:table-cell table:number-columns-repeated="16343"/>
        </table:table-row>
        <table:table-row table:style-name="ro3">
          <table:table-cell office:value-type="string" table:style-name="ce5">
            <text:p>Disclosure and Barring Service</text:p>
          </table:table-cell>
          <table:table-cell office:value-type="string" table:style-name="ce12">
            <text:p>Executive Non-Departmental Public Body</text:p>
          </table:table-cell>
          <table:table-cell office:value-type="string" table:style-name="ce16">
            <text:p>Home Office</text:p>
          </table:table-cell>
          <table:table-cell office:value-type="float" office:value="307" table:style-name="ce24">
            <text:p>307</text:p>
          </table:table-cell>
          <table:table-cell office:value-type="float" office:value="267.52" table:style-name="ce26">
            <text:p>268</text:p>
          </table:table-cell>
          <table:table-cell office:value-type="float" office:value="211" table:style-name="ce35">
            <text:p>211</text:p>
          </table:table-cell>
          <table:table-cell office:value-type="float" office:value="189.44" table:style-name="ce37">
            <text:p>189</text:p>
          </table:table-cell>
          <table:table-cell office:value-type="float" office:value="257" table:style-name="ce87">
            <text:p>257</text:p>
          </table:table-cell>
          <table:table-cell office:value-type="float" office:value="240.29" table:style-name="ce90">
            <text:p>240</text:p>
          </table:table-cell>
          <table:table-cell office:value-type="float" office:value="31" table:style-name="ce94">
            <text:p>31</text:p>
          </table:table-cell>
          <table:table-cell office:value-type="float" office:value="29.87" table:style-name="ce96">
            <text:p>30</text:p>
          </table:table-cell>
          <table:table-cell office:value-type="float" office:value="6" table:style-name="ce105">
            <text:p>6</text:p>
          </table:table-cell>
          <table:table-cell office:value-type="float" office:value="6" table:style-name="ce108">
            <text:p>6</text:p>
          </table:table-cell>
          <table:table-cell office:value-type="float" office:value="5" table:style-name="ce55">
            <text:p>5</text:p>
          </table:table-cell>
          <table:table-cell office:value-type="float" office:value="0.64" table:style-name="ce58">
            <text:p>1</text:p>
          </table:table-cell>
          <table:table-cell office:value-type="float" office:value="817" table:content-validation-name="val3" table:style-name="ce68">
            <text:p>817</text:p>
          </table:table-cell>
          <table:table-cell office:value-type="float" office:value="733.76" table:content-validation-name="val3" table:style-name="ce64">
            <text:p>734</text:p>
          </table:table-cell>
          <table:table-cell office:value-type="float" office:value="1" table:style-name="ce65">
            <text:p>1</text:p>
          </table:table-cell>
          <table:table-cell office:value-type="float" office:value="1" table:style-name="ce66">
            <text:p>1</text:p>
          </table:table-cell>
          <table:table-cell office:value-type="float" office:value="0" table:style-name="ce117">
            <text:p>0</text:p>
          </table:table-cell>
          <table:table-cell office:value-type="float" office:value="0" table:style-name="ce120">
            <text:p>0</text:p>
          </table:table-cell>
          <table:table-cell office:value-type="float" office:value="12" table:style-name="ce129">
            <text:p>12</text:p>
          </table:table-cell>
          <table:table-cell office:value-type="float" office:value="12" table:style-name="ce132">
            <text:p>12</text:p>
          </table:table-cell>
          <table:table-cell office:value-type="float" office:value="0" table:style-name="ce137">
            <text:p>0</text:p>
          </table:table-cell>
          <table:table-cell office:value-type="float" office:value="0" table:style-name="ce148">
            <text:p>0</text:p>
          </table:table-cell>
          <table:table-cell office:value-type="float" office:value="13" table:style-name="ce159">
            <text:p>13</text:p>
          </table:table-cell>
          <table:table-cell office:value-type="float" office:value="13" table:style-name="ce149">
            <text:p>13</text:p>
          </table:table-cell>
          <table:table-cell office:value-type="float" office:value="830" table:content-validation-name="val3" table:style-name="ce158">
            <text:p>830</text:p>
          </table:table-cell>
          <table:table-cell office:value-type="float" office:value="746.76" table:content-validation-name="val3" table:style-name="ce154">
            <text:p>747</text:p>
          </table:table-cell>
          <table:table-cell office:value-type="currency" office:value="1647999.29" table:content-validation-name="val1" table:style-name="ce7">
            <text:p>£1,647,999.29</text:p>
          </table:table-cell>
          <table:table-cell office:value-type="currency" office:value="5460.99" table:content-validation-name="val1" table:style-name="ce7">
            <text:p>£5,460.99</text:p>
          </table:table-cell>
          <table:table-cell office:value-type="currency" office:value="0" table:content-validation-name="val2" table:style-name="ce7">
            <text:p>£0.00</text:p>
          </table:table-cell>
          <table:table-cell office:value-type="currency" office:value="121286.51" table:content-validation-name="val1" table:style-name="ce7">
            <text:p>£121,286.51</text:p>
          </table:table-cell>
          <table:table-cell office:value-type="currency" office:value="342364.85000000231" table:content-validation-name="val1" table:style-name="ce7">
            <text:p>£342,364.85</text:p>
          </table:table-cell>
          <table:table-cell office:value-type="currency" office:value="127102.54000000026" table:content-validation-name="val1" table:style-name="ce7">
            <text:p>£127,102.54</text:p>
          </table:table-cell>
          <table:table-cell office:value-type="currency" office:value="2244214.1800000025" table:style-name="ce7">
            <text:p>£2,244,214.18</text:p>
          </table:table-cell>
          <table:table-cell office:value-type="currency" office:value="153129" table:content-validation-name="val2" table:style-name="ce7">
            <text:p>£153,129.00</text:p>
          </table:table-cell>
          <table:table-cell office:value-type="currency" office:value="4967" table:content-validation-name="val2" table:style-name="ce7">
            <text:p>£4,967.00</text:p>
          </table:table-cell>
          <table:table-cell office:value-type="currency" office:value="158096" table:style-name="ce7">
            <text:p>£158,096.00</text:p>
          </table:table-cell>
          <table:table-cell office:value-type="currency" office:value="2402310.1800000025" table:style-name="ce7">
            <text:p>£2,402,310.18</text:p>
          </table:table-cell>
          <table:table-cell table:content-validation-name="val3" table:style-name="ce8"/>
          <table:table-cell table:number-columns-repeated="16343"/>
        </table:table-row>
        <table:table-row table:style-name="ro3">
          <table:table-cell office:value-type="string" table:style-name="ce5">
            <text:p>Independent Police Complaints Commission</text:p>
          </table:table-cell>
          <table:table-cell office:value-type="string" table:style-name="ce11">
            <text:p>Executive Non-Departmental Public Body</text:p>
          </table:table-cell>
          <table:table-cell office:value-type="string" table:style-name="ce14">
            <text:p>Home Office</text:p>
          </table:table-cell>
          <table:table-cell office:value-type="float" office:value="62" table:style-name="ce22">
            <text:p>62</text:p>
          </table:table-cell>
          <table:table-cell office:value-type="float" office:value="60.837800000000001" table:style-name="ce25">
            <text:p>61</text:p>
          </table:table-cell>
          <table:table-cell office:value-type="float" office:value="65" table:style-name="ce34">
            <text:p>65</text:p>
          </table:table-cell>
          <table:table-cell office:value-type="float" office:value="64.351300000000009" table:style-name="ce38">
            <text:p>64</text:p>
          </table:table-cell>
          <table:table-cell office:value-type="float" office:value="667" table:style-name="ce89">
            <text:p>667</text:p>
          </table:table-cell>
          <table:table-cell office:value-type="float" office:value="654.63069999999993" table:style-name="ce92">
            <text:p>655</text:p>
          </table:table-cell>
          <table:table-cell office:value-type="float" office:value="60" table:style-name="ce93">
            <text:p>60</text:p>
          </table:table-cell>
          <table:table-cell office:value-type="float" office:value="59.272999999999996" table:style-name="ce97">
            <text:p>59</text:p>
          </table:table-cell>
          <table:table-cell office:value-type="float" office:value="6" table:style-name="ce107">
            <text:p>6</text:p>
          </table:table-cell>
          <table:table-cell office:value-type="float" office:value="6" table:style-name="ce110">
            <text:p>6</text:p>
          </table:table-cell>
          <table:table-cell office:value-type="float" office:value="0" table:style-name="ce57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860" table:content-validation-name="val3" table:style-name="ce68">
            <text:p>860</text:p>
          </table:table-cell>
          <table:table-cell office:value-type="float" office:value="845.09280000000001" table:content-validation-name="val3" table:style-name="ce70">
            <text:p>845</text:p>
          </table:table-cell>
          <table:table-cell office:value-type="float" office:value="55" table:style-name="ce69">
            <text:p>55</text:p>
          </table:table-cell>
          <table:table-cell office:value-type="float" office:value="55" table:style-name="ce80">
            <text:p>55</text:p>
          </table:table-cell>
          <table:table-cell office:value-type="float" office:value="0" table:style-name="ce119">
            <text:p>0</text:p>
          </table:table-cell>
          <table:table-cell office:value-type="float" office:value="0" table:style-name="ce122">
            <text:p>0</text:p>
          </table:table-cell>
          <table:table-cell office:value-type="float" office:value="4" table:style-name="ce134">
            <text:p>4</text:p>
          </table:table-cell>
          <table:table-cell office:value-type="float" office:value="4" table:style-name="ce131">
            <text:p>4</text:p>
          </table:table-cell>
          <table:table-cell office:value-type="float" office:value="0" table:style-name="ce135">
            <text:p>0</text:p>
          </table:table-cell>
          <table:table-cell office:value-type="float" office:value="0" table:style-name="ce155">
            <text:p>0</text:p>
          </table:table-cell>
          <table:table-cell office:value-type="float" office:value="59" table:style-name="ce159">
            <text:p>59</text:p>
          </table:table-cell>
          <table:table-cell office:value-type="float" office:value="59" table:style-name="ce163">
            <text:p>59</text:p>
          </table:table-cell>
          <table:table-cell office:value-type="float" office:value="919" table:content-validation-name="val3" table:style-name="ce158">
            <text:p>919</text:p>
          </table:table-cell>
          <table:table-cell office:value-type="float" office:value="904.09280000000001" table:content-validation-name="val3" table:style-name="ce153">
            <text:p>904</text:p>
          </table:table-cell>
          <table:table-cell office:value-type="currency" office:value="2541549.83" table:content-validation-name="val2" table:style-name="ce7">
            <text:p>£2,541,549.83</text:p>
          </table:table-cell>
          <table:table-cell office:value-type="currency" office:value="106779.81999999999" table:content-validation-name="val2" table:style-name="ce7">
            <text:p>£106,779.82</text:p>
          </table:table-cell>
          <table:table-cell office:value-type="currency" office:value="0" table:content-validation-name="val2" table:style-name="ce7">
            <text:p>£0.00</text:p>
          </table:table-cell>
          <table:table-cell office:value-type="currency" office:value="35666" table:content-validation-name="val2" table:style-name="ce7">
            <text:p>£35,666.00</text:p>
          </table:table-cell>
          <table:table-cell office:value-type="currency" office:value="473942.5" table:content-validation-name="val2" table:style-name="ce7">
            <text:p>£473,942.50</text:p>
          </table:table-cell>
          <table:table-cell office:value-type="currency" office:value="210264.16" table:content-validation-name="val2" table:style-name="ce7">
            <text:p>£210,264.16</text:p>
          </table:table-cell>
          <table:table-cell office:value-type="currency" office:value="3368202.31" table:style-name="ce7">
            <text:p>£3,368,202.31</text:p>
          </table:table-cell>
          <table:table-cell office:value-type="currency" office:value="173567" table:content-validation-name="val2" table:style-name="ce7">
            <text:p>£173,567.00</text:p>
          </table:table-cell>
          <table:table-cell office:value-type="currency" office:value="0" table:content-validation-name="val2" table:style-name="ce7">
            <text:p>£0.00</text:p>
          </table:table-cell>
          <table:table-cell office:value-type="currency" office:value="173567" table:style-name="ce7">
            <text:p>£173,567.00</text:p>
          </table:table-cell>
          <table:table-cell office:value-type="currency" office:value="3541769.31" table:style-name="ce7">
            <text:p>£3,541,769.31</text:p>
          </table:table-cell>
          <table:table-cell table:content-validation-name="val3" table:style-name="ce8"/>
          <table:table-cell table:number-columns-repeated="16343"/>
        </table:table-row>
        <table:table-row table:style-name="ro3">
          <table:table-cell office:value-type="string" table:style-name="ce5">
            <text:p>Office of the Immigration Services Commissioner</text:p>
          </table:table-cell>
          <table:table-cell office:value-type="string" table:style-name="ce18">
            <text:p>Executive Non-Departmental Public Body</text:p>
          </table:table-cell>
          <table:table-cell office:value-type="string" table:style-name="ce21">
            <text:p>Home Office</text:p>
          </table:table-cell>
          <table:table-cell office:value-type="float" office:value="12" table:style-name="ce29">
            <text:p>12</text:p>
          </table:table-cell>
          <table:table-cell office:value-type="float" office:value="10.5" table:style-name="ce32">
            <text:p>11</text:p>
          </table:table-cell>
          <table:table-cell office:value-type="float" office:value="8" table:style-name="ce42">
            <text:p>8</text:p>
          </table:table-cell>
          <table:table-cell office:value-type="float" office:value="7" table:style-name="ce45">
            <text:p>7</text:p>
          </table:table-cell>
          <table:table-cell office:value-type="float" office:value="41" table:style-name="ce82">
            <text:p>41</text:p>
          </table:table-cell>
          <table:table-cell office:value-type="float" office:value="39.799999999999997" table:style-name="ce85">
            <text:p>40</text:p>
          </table:table-cell>
          <table:table-cell office:value-type="float" office:value="1" table:style-name="ce101">
            <text:p>1</text:p>
          </table:table-cell>
          <table:table-cell office:value-type="float" office:value="1" table:style-name="ce104">
            <text:p>1</text:p>
          </table:table-cell>
          <table:table-cell office:value-type="float" office:value="1" table:style-name="ce112">
            <text:p>1</text:p>
          </table:table-cell>
          <table:table-cell office:value-type="float" office:value="0.8" table:style-name="ce115">
            <text:p>1</text:p>
          </table:table-cell>
          <table:table-cell office:value-type="float" office:value="0" table:style-name="ce46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63" table:content-validation-name="val3" table:style-name="ce68">
            <text:p>63</text:p>
          </table:table-cell>
          <table:table-cell office:value-type="float" office:value="59.099999999999994" table:content-validation-name="val3" table:style-name="ce52">
            <text:p>59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5">
            <text:p>0</text:p>
          </table:table-cell>
          <table:table-cell office:value-type="float" office:value="0" table:style-name="ce78">
            <text:p>0</text:p>
          </table:table-cell>
          <table:table-cell office:value-type="float" office:value="0" table:style-name="ce123">
            <text:p>0</text:p>
          </table:table-cell>
          <table:table-cell office:value-type="float" office:value="0" table:style-name="ce126">
            <text:p>0</text:p>
          </table:table-cell>
          <table:table-cell office:value-type="float" office:value="0" table:style-name="ce139">
            <text:p>0</text:p>
          </table:table-cell>
          <table:table-cell office:value-type="float" office:value="0" table:style-name="ce142">
            <text:p>0</text:p>
          </table:table-cell>
          <table:table-cell office:value-type="float" office:value="0" table:style-name="ce156">
            <text:p>0</text:p>
          </table:table-cell>
          <table:table-cell office:value-type="float" office:value="0" table:style-name="ce159">
            <text:p>0</text:p>
          </table:table-cell>
          <table:table-cell office:value-type="float" office:value="0" table:style-name="ce164">
            <text:p>0</text:p>
          </table:table-cell>
          <table:table-cell office:value-type="float" office:value="63" table:content-validation-name="val3" table:style-name="ce158">
            <text:p>63</text:p>
          </table:table-cell>
          <table:table-cell office:value-type="float" office:value="59.099999999999994" table:content-validation-name="val3" table:style-name="ce151">
            <text:p>59</text:p>
          </table:table-cell>
          <table:table-cell office:value-type="currency" office:value="176273" table:content-validation-name="val2" table:style-name="ce7">
            <text:p>£176,273.00</text:p>
          </table:table-cell>
          <table:table-cell office:value-type="currency" office:value="125" table:content-validation-name="val2" table:style-name="ce7">
            <text:p>£125.00</text:p>
          </table:table-cell>
          <table:table-cell office:value-type="currency" office:value="0" table:content-validation-name="val2" table:style-name="ce7">
            <text:p>£0.00</text:p>
          </table:table-cell>
          <table:table-cell office:value-type="currency" office:value="0" table:content-validation-name="val2" table:style-name="ce7">
            <text:p>£0.00</text:p>
          </table:table-cell>
          <table:table-cell office:value-type="currency" office:value="34737" table:content-validation-name="val2" table:style-name="ce7">
            <text:p>£34,737.00</text:p>
          </table:table-cell>
          <table:table-cell office:value-type="currency" office:value="15256" table:content-validation-name="val2" table:style-name="ce7">
            <text:p>£15,256.00</text:p>
          </table:table-cell>
          <table:table-cell office:value-type="currency" office:value="226391" table:style-name="ce7">
            <text:p>£226,391.00</text:p>
          </table:table-cell>
          <table:table-cell office:value-type="currency" office:value="0" table:content-validation-name="val2" table:style-name="ce7">
            <text:p>£0.00</text:p>
          </table:table-cell>
          <table:table-cell office:value-type="currency" office:value="0" table:content-validation-name="val2" table:style-name="ce7">
            <text:p>£0.00</text:p>
          </table:table-cell>
          <table:table-cell office:value-type="currency" office:value="0" table:style-name="ce7">
            <text:p>£0.00</text:p>
          </table:table-cell>
          <table:table-cell office:value-type="currency" office:value="226391" table:style-name="ce7">
            <text:p>£226,391.00</text:p>
          </table:table-cell>
          <table:table-cell table:content-validation-name="val3" table:style-name="ce8"/>
          <table:table-cell table:number-columns-repeated="16343"/>
        </table:table-row>
        <table:table-row table:style-name="ro3">
          <table:table-cell office:value-type="string" table:style-name="ce5">
            <text:p>Security Industry Authority</text:p>
          </table:table-cell>
          <table:table-cell office:value-type="string" table:style-name="ce17">
            <text:p>Executive Non-Departmental Public Body</text:p>
          </table:table-cell>
          <table:table-cell office:value-type="string" table:style-name="ce20">
            <text:p>Home Office</text:p>
          </table:table-cell>
          <table:table-cell office:value-type="float" office:value="46" table:style-name="ce28">
            <text:p>46</text:p>
          </table:table-cell>
          <table:table-cell office:value-type="float" office:value="43.77" table:style-name="ce31">
            <text:p>44</text:p>
          </table:table-cell>
          <table:table-cell office:value-type="float" office:value="68" table:style-name="ce41">
            <text:p>68</text:p>
          </table:table-cell>
          <table:table-cell office:value-type="float" office:value="68" table:style-name="ce43">
            <text:p>68</text:p>
          </table:table-cell>
          <table:table-cell office:value-type="float" office:value="43" table:style-name="ce81">
            <text:p>43</text:p>
          </table:table-cell>
          <table:table-cell office:value-type="float" office:value="42" table:style-name="ce84">
            <text:p>42</text:p>
          </table:table-cell>
          <table:table-cell office:value-type="float" office:value="25" table:style-name="ce100">
            <text:p>25</text:p>
          </table:table-cell>
          <table:table-cell office:value-type="float" office:value="25" table:style-name="ce102">
            <text:p>25</text:p>
          </table:table-cell>
          <table:table-cell office:value-type="float" office:value="4" table:style-name="ce111">
            <text:p>4</text:p>
          </table:table-cell>
          <table:table-cell office:value-type="float" office:value="4" table:style-name="ce114">
            <text:p>4</text:p>
          </table:table-cell>
          <table:table-cell office:value-type="float" office:value="6" table:style-name="ce47">
            <text:p>6</text:p>
          </table:table-cell>
          <table:table-cell office:value-type="float" office:value="1.28" table:style-name="ce49">
            <text:p>1</text:p>
          </table:table-cell>
          <table:table-cell office:value-type="float" office:value="192" table:content-validation-name="val3" table:style-name="ce68">
            <text:p>192</text:p>
          </table:table-cell>
          <table:table-cell office:value-type="float" office:value="184.05" table:content-validation-name="val3" table:style-name="ce53">
            <text:p>184</text:p>
          </table:table-cell>
          <table:table-cell office:value-type="float" office:value="12" table:style-name="ce72">
            <text:p>12</text:p>
          </table:table-cell>
          <table:table-cell office:value-type="float" office:value="11.44" table:style-name="ce76">
            <text:p>11</text:p>
          </table:table-cell>
          <table:table-cell office:value-type="float" office:value="8" table:style-name="ce79">
            <text:p>8</text:p>
          </table:table-cell>
          <table:table-cell office:value-type="float" office:value="8" table:style-name="ce124">
            <text:p>8</text:p>
          </table:table-cell>
          <table:table-cell office:value-type="float" office:value="0" table:style-name="ce127">
            <text:p>0</text:p>
          </table:table-cell>
          <table:table-cell office:value-type="float" office:value="0" table:style-name="ce138">
            <text:p>0</text:p>
          </table:table-cell>
          <table:table-cell office:value-type="float" office:value="14" table:style-name="ce141">
            <text:p>14</text:p>
          </table:table-cell>
          <table:table-cell office:value-type="float" office:value="11" table:style-name="ce157">
            <text:p>11</text:p>
          </table:table-cell>
          <table:table-cell office:value-type="float" office:value="34" table:style-name="ce159">
            <text:p>34</text:p>
          </table:table-cell>
          <table:table-cell office:value-type="float" office:value="30.439999999999998" table:style-name="ce161">
            <text:p>30</text:p>
          </table:table-cell>
          <table:table-cell office:value-type="float" office:value="226" table:content-validation-name="val3" table:style-name="ce158">
            <text:p>226</text:p>
          </table:table-cell>
          <table:table-cell office:value-type="float" office:value="214.49" table:content-validation-name="val3" table:style-name="ce150">
            <text:p>214</text:p>
          </table:table-cell>
          <table:table-cell office:value-type="currency" office:value="515190.61" table:content-validation-name="val1" table:style-name="ce7">
            <text:p>£515,190.61</text:p>
          </table:table-cell>
          <table:table-cell office:value-type="currency" office:value="52683.4" table:content-validation-name="val1" table:style-name="ce7">
            <text:p>£52,683.40</text:p>
          </table:table-cell>
          <table:table-cell office:value-type="currency" office:value="4400" table:content-validation-name="val2" table:style-name="ce7">
            <text:p>£4,400.00</text:p>
          </table:table-cell>
          <table:table-cell office:value-type="currency" office:value="2058.4499999999998" table:content-validation-name="val1" table:style-name="ce7">
            <text:p>£2,058.45</text:p>
          </table:table-cell>
          <table:table-cell office:value-type="currency" office:value="18711.099999999999" table:content-validation-name="val1" table:style-name="ce7">
            <text:p>£18,711.10</text:p>
          </table:table-cell>
          <table:table-cell office:value-type="currency" office:value="48924.79" table:content-validation-name="val1" table:style-name="ce7">
            <text:p>£48,924.79</text:p>
          </table:table-cell>
          <table:table-cell office:value-type="currency" office:value="641968.35" table:style-name="ce7">
            <text:p>£641,968.35</text:p>
          </table:table-cell>
          <table:table-cell office:value-type="currency" office:value="223662.07999999999" table:content-validation-name="val1" table:style-name="ce7">
            <text:p>£223,662.08</text:p>
          </table:table-cell>
          <table:table-cell office:value-type="currency" office:value="250908" table:content-validation-name="val2" table:style-name="ce7">
            <text:p>£250,908.00</text:p>
          </table:table-cell>
          <table:table-cell office:value-type="currency" office:value="474570.07999999996" table:style-name="ce7">
            <text:p>£474,570.08</text:p>
          </table:table-cell>
          <table:table-cell office:value-type="currency" office:value="1116538.43" table:style-name="ce7">
            <text:p>£1,116,538.43</text:p>
          </table:table-cell>
          <table:table-cell table:content-validation-name="val3" table:style-name="ce8"/>
          <table:table-cell table:number-columns-repeated="16343"/>
        </table:table-row>
        <table:table-row table:style-name="ro3">
          <table:table-cell office:value-type="string" table:style-name="ce5">
            <text:p>Gangmasters Licensing Authority</text:p>
          </table:table-cell>
          <table:table-cell office:value-type="string" table:style-name="ce19">
            <text:p>Executive Non-Departmental Public Body</text:p>
          </table:table-cell>
          <table:table-cell office:value-type="string" table:style-name="ce15">
            <text:p>Home Office</text:p>
          </table:table-cell>
          <table:table-cell office:value-type="float" office:value="6" table:style-name="ce30">
            <text:p>6</text:p>
          </table:table-cell>
          <table:table-cell office:value-type="float" office:value="6" table:style-name="ce33">
            <text:p>6</text:p>
          </table:table-cell>
          <table:table-cell office:value-type="float" office:value="9" table:style-name="ce40">
            <text:p>9</text:p>
          </table:table-cell>
          <table:table-cell office:value-type="float" office:value="8.01" table:style-name="ce44">
            <text:p>8</text:p>
          </table:table-cell>
          <table:table-cell office:value-type="float" office:value="51" table:style-name="ce83">
            <text:p>51</text:p>
          </table:table-cell>
          <table:table-cell office:value-type="float" office:value="50.61" table:style-name="ce86">
            <text:p>51</text:p>
          </table:table-cell>
          <table:table-cell office:value-type="float" office:value="2" table:style-name="ce99">
            <text:p>2</text:p>
          </table:table-cell>
          <table:table-cell office:value-type="float" office:value="1.59" table:style-name="ce103">
            <text:p>2</text:p>
          </table:table-cell>
          <table:table-cell office:value-type="float" office:value="1" table:style-name="ce113">
            <text:p>1</text:p>
          </table:table-cell>
          <table:table-cell office:value-type="float" office:value="1" table:style-name="ce116">
            <text:p>1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48">
            <text:p>0</text:p>
          </table:table-cell>
          <table:table-cell office:value-type="float" office:value="69" table:content-validation-name="val3" table:style-name="ce54">
            <text:p>69</text:p>
          </table:table-cell>
          <table:table-cell office:value-type="float" office:value="67.210000000000008" table:content-validation-name="val3" table:style-name="ce54">
            <text:p>67</text:p>
          </table:table-cell>
          <table:table-cell office:value-type="float" office:value="0" table:style-name="ce73">
            <text:p>0</text:p>
          </table:table-cell>
          <table:table-cell office:value-type="float" office:value="0" table:style-name="ce74">
            <text:p>0</text:p>
          </table:table-cell>
          <table:table-cell office:value-type="float" office:value="0" table:style-name="ce77">
            <text:p>0</text:p>
          </table:table-cell>
          <table:table-cell office:value-type="float" office:value="0" table:style-name="ce125">
            <text:p>0</text:p>
          </table:table-cell>
          <table:table-cell office:value-type="float" office:value="0" table:style-name="ce128">
            <text:p>0</text:p>
          </table:table-cell>
          <table:table-cell office:value-type="float" office:value="0" table:style-name="ce140">
            <text:p>0</text:p>
          </table:table-cell>
          <table:table-cell office:value-type="float" office:value="0" table:style-name="ce143">
            <text:p>0</text:p>
          </table:table-cell>
          <table:table-cell office:value-type="float" office:value="0" table:style-name="ce160">
            <text:p>0</text:p>
          </table:table-cell>
          <table:table-cell office:value-type="float" office:value="0" table:style-name="ce162">
            <text:p>0</text:p>
          </table:table-cell>
          <table:table-cell office:value-type="float" office:value="0" table:style-name="ce162">
            <text:p>0</text:p>
          </table:table-cell>
          <table:table-cell office:value-type="float" office:value="69" table:content-validation-name="val3" table:style-name="ce162">
            <text:p>69</text:p>
          </table:table-cell>
          <table:table-cell office:value-type="float" office:value="67.210000000000008" table:content-validation-name="val3" table:style-name="ce162">
            <text:p>67</text:p>
          </table:table-cell>
          <table:table-cell office:value-type="currency" office:value="174757.25" table:content-validation-name="val2" table:style-name="ce7">
            <text:p>£174,757.25</text:p>
          </table:table-cell>
          <table:table-cell office:value-type="currency" office:value="7564.69" table:content-validation-name="val2" table:style-name="ce7">
            <text:p>£7,564.69</text:p>
          </table:table-cell>
          <table:table-cell office:value-type="currency" office:value="0" table:content-validation-name="val2" table:style-name="ce7">
            <text:p>£0.00</text:p>
          </table:table-cell>
          <table:table-cell office:value-type="currency" office:value="0" table:content-validation-name="val2" table:style-name="ce7">
            <text:p>£0.00</text:p>
          </table:table-cell>
          <table:table-cell office:value-type="currency" office:value="35088.74" table:content-validation-name="val2" table:style-name="ce7">
            <text:p>£35,088.74</text:p>
          </table:table-cell>
          <table:table-cell office:value-type="currency" office:value="14400.01" table:content-validation-name="val2" table:style-name="ce7">
            <text:p>£14,400.01</text:p>
          </table:table-cell>
          <table:table-cell office:value-type="currency" office:value="231810.69" table:style-name="ce7">
            <text:p>£231,810.69</text:p>
          </table:table-cell>
          <table:table-cell office:value-type="currency" office:value="0" table:content-validation-name="val2" table:style-name="ce7">
            <text:p>£0.00</text:p>
          </table:table-cell>
          <table:table-cell office:value-type="currency" office:value="0" table:content-validation-name="val2" table:style-name="ce7">
            <text:p>£0.00</text:p>
          </table:table-cell>
          <table:table-cell office:value-type="currency" office:value="0" table:style-name="ce7">
            <text:p>£0.00</text:p>
          </table:table-cell>
          <table:table-cell office:value-type="currency" office:value="231810.69" table:style-name="ce7">
            <text:p>£231,810.69</text:p>
          </table:table-cell>
          <table:table-cell table:content-validation-name="val3" table:style-name="ce8"/>
          <table:table-cell table:number-columns-repeated="16343"/>
        </table:table-row>
        <table:table-row table:number-rows-repeated="1048567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Calibri" svg:font-family="Calibri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date-style style:name="N36">
      <number:year number:style="long"/>
      <number:text>/</number:text>
      <number:month number:style="long"/>
      <number:text>/</number:text>
      <number:day number:style="long"/>
    </number:date-style>
    <number:number-style style:name="N37P0">
      <number:number number:decimal-places="0" number:min-integer-digits="1" number:grouping="true"/>
    </number:number-style>
    <number:number-style style:name="N37">
      <number:text>(</number:text>
      <number:number number:decimal-places="0" number:min-integer-digits="1" number:grouping="true">
        <number:embedded-text number:position="0">)</number:embedded-text>
      </number:number>
      <style:map style:condition="value()&gt;=0" style:apply-style-name="N37P0"/>
    </number:number-style>
    <number:currency-style style:name="N38" number:language="en" number:country="GB">
      <number:currency-symbol number:language="en" number:country="GB">£</number:currency-symbol>
      <number:number number:decimal-places="2" number:min-integer-digits="1" number:grouping="true"/>
    </number:currency-style>
    <number:number-style style:name="N39P0">
      <number:text> </number:text>
      <number:number number:decimal-places="2" number:min-integer-digits="1" number:grouping="true"/>
      <number:text> </number:text>
    </number:number-style>
    <number:number-style style:name="N39P1">
      <number:text>-</number:text>
      <number:number number:decimal-places="2" number:min-integer-digits="1" number:grouping="true"/>
      <number:text> </number:text>
    </number:number-style>
    <number:number-style style:name="N39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9">
      <number:text> </number:text>
      <number:text-content/>
      <number:text> </number:text>
      <style:map style:condition="value()&gt;0" style:apply-style-name="N39P0"/>
      <style:map style:condition="value()&lt;0" style:apply-style-name="N39P1"/>
      <style:map style:condition="value()=0" style:apply-style-name="N39P2"/>
    </number:text-style>
    <number:currency-style style:name="N40P0" number:language="en" number:country="GB">
      <number:text> </number:text>
      <number:currency-symbol number:language="en" number:country="GB">£</number:currency-symbol>
      <number:number number:decimal-places="2" number:min-integer-digits="1" number:grouping="true"/>
      <number:text> </number:text>
    </number:currency-style>
    <number:currency-style style:name="N40P1" number:language="en" number:country="GB">
      <number:text>-</number:text>
      <number:currency-symbol number:language="en" number:country="GB">£</number:currency-symbol>
      <number:number number:decimal-places="2" number:min-integer-digits="1" number:grouping="true"/>
      <number:text> </number:text>
    </number:currency-style>
    <number:currency-style style:name="N40P2" number:language="en" number:country="GB">
      <number:text> </number:text>
      <number:currency-symbol number:language="en" number:country="GB">£</number:currency-symbol>
      <number:text>-</number:text>
      <number:number number:decimal-places="0" number:min-integer-digits="2"/>
      <number:text> </number:text>
    </number:currency-style>
    <number:text-style style:name="N40">
      <number:text> </number:text>
      <number:text-content/>
      <number:text> </number:text>
      <style:map style:condition="value()&gt;0" style:apply-style-name="N40P0"/>
      <style:map style:condition="value()&lt;0" style:apply-style-name="N40P1"/>
      <style:map style:condition="value()=0" style:apply-style-name="N40P2"/>
    </number:text-style>
    <number:date-style style:name="N41">
      <number:day number:style="long"/>
      <number:text>:</number:text>
      <number:hours number:style="long"/>
      <number:text>:</number:text>
      <number:minutes number:style="long"/>
    </number:date-style>
    <number:date-style style:name="N42">
      <number:day-of-week number:style="long"/>
      <number:text>/</number:text>
      <number:month number:style="long"/>
      <number:text>/</number:text>
      <number:year number:style="long"/>
    </number:date-style>
    <number:time-style style:name="N43">
      <number:hours number:style="long"/>
      <number:text>:</number:text>
      <number:minutes number:style="long"/>
    </number:time-style>
    <number:number-style style:name="N44">
      <number:number number:decimal-places="0" number:min-integer-digits="11">
        <number:embedded-text number:position="5">.</number:embedded-text>
        <number:embedded-text number:position="7">.</number:embedded-text>
      </number:number>
    </number:number-style>
    <number:number-style style:name="N45P0">
      <number:number number:decimal-places="2" number:min-integer-digits="1" number:grouping="true"/>
    </number:number-style>
    <number:number-style style:name="N45">
      <style:text-properties fo:color="#FF0000"/>
      <number:text>-</number:text>
      <number:number number:decimal-places="2" number:min-integer-digits="1" number:grouping="true"/>
      <style:map style:condition="value()&gt;=0" style:apply-style-name="N45P0"/>
    </number:number-style>
    <number:number-style style:name="N46">
      <number:number number:decimal-places="0" number:min-integer-digits="11">
        <number:embedded-text number:position="5"> </number:embedded-text>
      </number:number>
    </number:number-style>
    <number:number-style style:name="N47P0">
      <number:number number:decimal-places="0" number:min-integer-digits="4"/>
    </number:number-style>
    <number:number-style style:name="N47">
      <number:number number:min-integer-digits="1"/>
      <style:map style:condition="value()&lt;=9999" style:apply-style-name="N47P0"/>
    </number:number-style>
    <number:number-style style:name="N48P0">
      <number:text>N-</number:text>
      <number:number number:decimal-places="0" number:min-integer-digits="4"/>
    </number:number-style>
    <number:number-style style:name="N48">
      <number:number number:min-integer-digits="1"/>
      <style:map style:condition="value()&lt;=9999" style:apply-style-name="N48P0"/>
    </number:number-style>
    <number:text-style style:name="N49P0"/>
    <number:text-style style:name="N49P1"/>
    <number:text-style style:name="N49P2"/>
    <number:text-style style:name="N49">
      <style:map style:condition="value()&gt;0" style:apply-style-name="N49P0"/>
      <style:map style:condition="value()&lt;0" style:apply-style-name="N49P1"/>
      <style:map style:condition="value()=0" style:apply-style-name="N49P2"/>
    </number:text-style>
    <number:text-style style:name="N50P0"/>
    <number:text-style style:name="N50P1"/>
    <number:text-style style:name="N50">
      <style:map style:condition="value()&gt;0" style:apply-style-name="N50P0"/>
      <style:map style:condition="value()&lt;0" style:apply-style-name="N50P1"/>
    </number:text-style>
    <number:number-style style:name="N51P0">
      <number:number number:decimal-places="0" number:min-integer-digits="0">
        <number:embedded-text number:position="2"> </number:embedded-text>
        <number:embedded-text number:position="4"> </number:embedded-text>
        <number:embedded-text number:position="6"> </number:embedded-text>
      </number:number>
    </number:number-style>
    <number:number-style style:name="N51">
      <number:text>(+</number:text>
      <number:number number:decimal-places="0" number:min-integer-digits="0">
        <number:embedded-text number:position="2"> </number:embedded-text>
        <number:embedded-text number:position="4"> </number:embedded-text>
        <number:embedded-text number:position="6"> </number:embedded-text>
        <number:embedded-text number:position="8">) </number:embedded-text>
      </number:number>
      <style:map style:condition="value()&lt;=99999999" style:apply-style-name="N51P0"/>
    </number:number-style>
    <number:time-style style:name="N52" number:truncate-on-overflow="false">
      <number:hours/>
      <number:text>:</number:text>
      <number:minutes number:style="long"/>
    </number:time-style>
    <number:time-style style:name="N53" number:truncate-on-overflow="false">
      <number:hours number:style="long"/>
      <number:text>:</number:text>
      <number:minutes number:style="long"/>
    </number:time-style>
    <number:number-style style:name="N54">
      <number:number number:decimal-places="0" number:min-integer-digits="2"/>
    </number:number-style>
    <number:number-style style:name="N55">
      <number:number number:decimal-places="0" number:min-integer-digits="3"/>
    </number:number-style>
    <number:number-style style:name="N56">
      <number:number number:decimal-places="0" number:min-integer-digits="1" number:grouping="true" number:display-factor="1000"/>
    </number:number-style>
    <number:number-style style:name="N57P0">
      <style:text-properties fo:color="#0000FF"/>
      <number:number number:decimal-places="2" number:min-integer-digits="1" number:grouping="true"/>
    </number:number-style>
    <number:number-style style:name="N57P1">
      <style:text-properties fo:color="#FF0000"/>
      <number:text>-</number:text>
      <number:number number:decimal-places="2" number:min-integer-digits="1" number:grouping="true"/>
    </number:number-style>
    <number:number-style style:name="N57">
      <number:number number:decimal-places="2" number:min-integer-digits="1"/>
      <style:map style:condition="value()&gt;0" style:apply-style-name="N57P0"/>
      <style:map style:condition="value()&lt;0" style:apply-style-name="N57P1"/>
    </number:number-style>
    <number:number-style style:name="N58P0">
      <number:text>kr</number:text>
      <number:number number:decimal-places="0" number:min-integer-digits="1" number:grouping="true" number:display-factor="1000"/>
    </number:number-style>
    <number:number-style style:name="N58">
      <number:text>kr-</number:text>
      <number:number number:decimal-places="0" number:min-integer-digits="1" number:grouping="true" number:display-factor="1000"/>
      <style:map style:condition="value()&gt;=0" style:apply-style-name="N58P0"/>
    </number:number-style>
    <number:number-style style:name="N59P0">
      <style:text-properties fo:color="#0000FF"/>
      <number:text>kr</number:text>
      <number:number number:decimal-places="2" number:min-integer-digits="1" number:grouping="true"/>
    </number:number-style>
    <number:number-style style:name="N59P1">
      <style:text-properties fo:color="#FF0000"/>
      <number:text>kr-</number:text>
      <number:number number:decimal-places="2" number:min-integer-digits="1" number:grouping="true"/>
    </number:number-style>
    <number:number-style style:name="N59">
      <number:number number:decimal-places="2" number:min-integer-digits="1"/>
      <style:map style:condition="value()&gt;0" style:apply-style-name="N59P0"/>
      <style:map style:condition="value()&lt;0" style:apply-style-name="N59P1"/>
    </number:number-style>
    <style:style style:name="_32_1" style:display-name=" 1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_10_JournalTemplate_61_C_58__92_COMFO_92_CTALK_92_JOURSTD.TPL_10_LbStateAddress_61_3_32_3_32_0_32_251_32_1_32_89_32_2_32_311_10_LbStateJou" style:display-name="&#10;JournalTemplate=C:\COMFO\CTALK\JOURSTD.TPL&#10;LbStateAddress=3 3 0 251 1 89 2 311&#10;LbStateJou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_37_" style:display-name="%" style:family="table-cell" style:data-style-name="N0">
      <style:table-cell-properties style:vertical-align="automatic" fo:background-color="transparent"/>
    </style:style>
    <style:style style:name="_197_rMndDag" style:display-name="ÅrMndDag" style:family="table-cell" style:data-style-name="N36"/>
    <style:style style:name="Caption" style:family="table-cell" style:data-style-name="N37">
      <style:table-cell-properties style:vertical-align="automatic" fo:background-color="#000080" style:cell-protect="none"/>
      <style:text-properties fo:color="#FFFFFF" fo:font-size="11pt" style:font-size-asian="11pt" style:font-size-complex="11pt"/>
    </style:style>
    <style:style style:name="cf1" style:family="table-cell" style:data-style-name="N0">
      <style:table-cell-properties fo:background-color="#FF0000"/>
    </style:style>
    <style:style style:name="Comma_32_2" style:display-name="Comma 2" style:family="table-cell" style:data-style-name="N39"/>
    <style:style style:name="Comma_32_3" style:display-name="Comma 3" style:family="table-cell" style:data-style-name="N39"/>
    <style:style style:name="Comma_32_4" style:display-name="Comma 4" style:family="table-cell" style:data-style-name="N39"/>
    <style:style style:name="Comma_32_5" style:display-name="Comma 5" style:family="table-cell" style:data-style-name="N39"/>
    <style:style style:name="Comma_32_5_32_2" style:display-name="Comma 5 2" style:family="table-cell" style:data-style-name="N39"/>
    <style:style style:name="Comma_32_6" style:display-name="Comma 6" style:family="table-cell" style:data-style-name="N39"/>
    <style:style style:name="Comma_32_7" style:display-name="Comma 7" style:family="table-cell" style:data-style-name="N39"/>
    <style:style style:name="Currency_32_2" style:display-name="Currency 2" style:family="table-cell" style:data-style-name="N40"/>
    <style:style style:name="DagerOgTimer" style:family="table-cell" style:data-style-name="N41"/>
    <style:style style:name="DagOgDato" style:family="table-cell" style:data-style-name="N42"/>
    <style:style style:name="DagOgDatoLang" style:family="table-cell" style:data-style-name="N42"/>
    <style:style style:name="Dato" style:family="table-cell" style:data-style-name="N19"/>
    <style:style style:name="Hyperlink_32_2" style:display-name="Hyperlink 2" style:family="table-cell" style:data-style-name="N0">
      <style:text-properties fo:color="#0000FF" fo:font-size="9pt" style:font-size-asian="9pt" style:font-size-complex="9pt" style:text-underline-style="solid" style:text-underline-type="single"/>
    </style:style>
    <style:style style:name="Hyperlink_32_3" style:display-name="Hyperlink 3" style:family="table-cell" style:data-style-name="N0">
      <style:text-properties fo:color="#0000FF" style:text-underline-style="solid" style:text-underline-type="single"/>
    </style:style>
    <style:style style:name="Hyperlink_32_4" style:display-name="Hyperlink 4" style:family="table-cell" style:data-style-name="N0">
      <style:text-properties fo:color="#0000FF" fo:font-size="10pt" style:font-size-asian="10pt" style:font-size-complex="10pt" style:text-underline-style="solid" style:text-underline-type="single"/>
    </style:style>
    <style:style style:name="JusterBunn" style:family="table-cell" style:data-style-name="N0">
      <style:table-cell-properties style:vertical-align="automatic"/>
    </style:style>
    <style:style style:name="JusterMidtstill" style:family="table-cell" style:data-style-name="N0">
      <style:table-cell-properties style:vertical-align="automatic"/>
    </style:style>
    <style:style style:name="JusterTopp" style:family="table-cell" style:data-style-name="N0">
      <style:table-cell-properties style:vertical-align="top"/>
    </style:style>
    <style:style style:name="Klokkeslett" style:family="table-cell" style:data-style-name="N43"/>
    <style:style style:name="Konto" style:family="table-cell" style:data-style-name="N44"/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2pt" style:font-size-asian="12pt" style:font-size-complex="12pt"/>
    </style:style>
    <style:style style:name="Normal_32_2" style:display-name="Normal 2" style:family="table-cell" style:data-style-name="N0">
      <style:text-properties fo:font-size="10pt" style:font-size-asian="10pt" style:font-size-complex="10pt"/>
    </style:style>
    <style:style style:name="Normal_32_3" style:display-name="Normal 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3_32_2" style:display-name="Normal 3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3_32_3" style:display-name="Normal 3 3" style:family="table-cell" style:data-style-name="N0">
      <style:table-cell-properties style:vertical-align="automatic" fo:background-color="transparent"/>
    </style:style>
    <style:style style:name="Normal_32_4" style:display-name="Normal 4" style:family="table-cell" style:data-style-name="N0">
      <style:table-cell-properties style:vertical-align="automatic" fo:background-color="transparent"/>
      <style:text-properties fo:font-size="11pt" style:font-size-asian="11pt" style:font-size-complex="11pt"/>
    </style:style>
    <style:style style:name="Normal_32_5" style:display-name="Normal 5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5_32_2" style:display-name="Normal 5 2" style:family="table-cell" style:data-style-name="N0">
      <style:table-cell-properties style:vertical-align="automatic" fo:background-color="transparent"/>
    </style:style>
    <style:style style:name="Normal_32_6" style:display-name="Normal 6" style:family="table-cell" style:data-style-name="N0">
      <style:table-cell-properties style:vertical-align="automatic" fo:background-color="transparent"/>
    </style:style>
    <style:style style:name="Normal_32_7" style:display-name="Normal 7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8" style:display-name="Normal 8" style:family="table-cell" style:data-style-name="N0">
      <style:table-cell-properties style:vertical-align="automatic" fo:background-color="transparent"/>
    </style:style>
    <style:style style:name="Normal_32_9" style:display-name="Normal 9" style:family="table-cell" style:data-style-name="N0">
      <style:table-cell-properties style:vertical-align="automatic" fo:background-color="transparent"/>
    </style:style>
    <style:style style:name="Output_32_Amounts" style:display-name="Output Amounts" style:family="table-cell" style:data-style-name="N45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PersonNr" style:family="table-cell" style:data-style-name="N46"/>
    <style:style style:name="PostNr" style:family="table-cell" style:data-style-name="N47"/>
    <style:style style:name="PostNrNorge" style:family="table-cell" style:data-style-name="N48"/>
    <style:style style:name="SkjulAlt" style:family="table-cell" style:data-style-name="N49"/>
    <style:style style:name="SkjulTall" style:family="table-cell" style:data-style-name="N50"/>
    <style:style style:name="Telefon" style:family="table-cell" style:data-style-name="N51"/>
    <style:style style:name="Timer1" style:family="table-cell" style:data-style-name="N52"/>
    <style:style style:name="Timer2" style:family="table-cell" style:data-style-name="N53"/>
    <style:style style:name="ToSiffer" style:family="table-cell" style:data-style-name="N54"/>
    <style:style style:name="TreSiffer" style:family="table-cell" style:data-style-name="N55"/>
    <style:style style:name="Tusenskille1000" style:family="table-cell" style:data-style-name="N56"/>
    <style:style style:name="TusenskilleFarger" style:family="table-cell" style:data-style-name="N57"/>
    <style:style style:name="Valuta1000" style:family="table-cell" style:data-style-name="N58"/>
    <style:style style:name="ValutaFarger" style:family="table-cell" style:data-style-name="N59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Tony Millet</meta:initial-creator>
    <dc:creator>Minal Patel</dc:creator>
    <meta:creation-date>2012-07-18T14:50:11Z</meta:creation-date>
    <dc:date>2015-12-21T13:08:55Z</dc:date>
  </office:meta>
</office:document-meta>
</file>